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4.80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63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21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95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7.30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271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35cm" svg:stroke-color="#000000" draw:fill="solid" draw:fill-color="#ffffff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29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734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35cm" svg:stroke-color="#000000" draw:fill="solid" draw:fill-color="#c0c0c0" fo:padding-top="0.017cm" fo:padding-bottom="0.017cm" fo:padding-left="0.017cm" fo:padding-right="0.017cm"/>
    </style:style>
    <style:style style:name="gr14" style:family="graphic" style:parent-style-name="standard">
      <style:graphic-properties draw:stroke="none" draw:fill="solid" draw:fill-color="#c0c0c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168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42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54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18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19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89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37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9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98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78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72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11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7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50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96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35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39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11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71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35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39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72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27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47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27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37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09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07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3.09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66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54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1.23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8.08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8.28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7.99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4.47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49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10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63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89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64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4.61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886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4.904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14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3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25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30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46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65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86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13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42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2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3" style:family="text">
      <style:text-properties fo:color="#000000" style:font-name="Calibri1" fo:font-size="12pt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4.81cm" svg:height="0.025cm" svg:x="2.54cm" svg:y="2.946cm" svg:viewBox="0 0 4811 26" draw:points="0,26 4811,26 4811,0 0,0">
          <text:p/>
        </draw:polygon>
        <draw:frame draw:style-name="gr2" draw:layer="layout" svg:width="6.678cm" svg:height="0.458cm" svg:x="2.54cm" svg:y="2.611cm">
          <draw:text-box>
            <text:p text:style-name="P1"><text:span text:style-name="T1">ECE 6100 Homework 3 Report </text:span></text:p>
          </draw:text-box>
        </draw:frame>
        <draw:frame draw:style-name="gr3" draw:layer="layout" svg:width="0.125cm" svg:height="0.458cm" svg:x="2.54cm" svg:y="4.991cm">
          <draw:text-box>
            <text:p text:style-name="P1"><text:span text:style-name="T2"><text:s/></text:span></text:p>
          </draw:text-box>
        </draw:frame>
        <draw:frame draw:style-name="gr4" draw:layer="layout" svg:width="19.454cm" svg:height="0.458cm" svg:x="2.54cm" svg:y="5.787cm">
          <draw:text-box>
            <text:p text:style-name="P1"><text:span text:style-name="T2">Parameters for the below results, apart from those mentioned varying are kept at the given default </text:span></text:p>
          </draw:text-box>
        </draw:frame>
        <draw:frame draw:style-name="gr5" draw:layer="layout" svg:width="2.826cm" svg:height="0.458cm" svg:x="2.54cm" svg:y="6.295cm">
          <draw:text-box>
            <text:p text:style-name="P1"><text:span text:style-name="T2">configuration. </text:span></text:p>
          </draw:text-box>
        </draw:frame>
        <draw:polygon draw:style-name="gr1" draw:layer="layout" svg:width="0.953cm" svg:height="0.026cm" svg:x="2.54cm" svg:y="7.425cm" svg:viewBox="0 0 954 27" draw:points="0,27 954,27 954,0 0,0">
          <text:p/>
        </draw:polygon>
        <draw:frame draw:style-name="gr6" draw:layer="layout" svg:width="1.488cm" svg:height="0.458cm" svg:x="2.54cm" svg:y="7.091cm">
          <draw:text-box>
            <text:p text:style-name="P1"><text:span text:style-name="T1">TEST1 </text:span></text:p>
          </draw:text-box>
        </draw:frame>
        <draw:polygon draw:style-name="gr1" draw:layer="layout" svg:width="7.304cm" svg:height="0.026cm" svg:x="2.54cm" svg:y="8.217cm" svg:viewBox="0 0 7305 27" draw:points="0,27 7305,27 7305,0 0,0">
          <text:p/>
        </draw:polygon>
        <draw:frame draw:style-name="gr7" draw:layer="layout" svg:width="10.297cm" svg:height="0.458cm" svg:x="2.54cm" svg:y="7.883cm">
          <draw:text-box>
            <text:p text:style-name="P1"><text:span text:style-name="T1">1. Results for Varying G-share History Length: </text:span></text:p>
          </draw:text-box>
        </draw:frame>
        <draw:frame draw:style-name="gr3" draw:layer="layout" svg:width="0.125cm" svg:height="0.458cm" svg:x="5.08cm" svg:y="8.679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9.47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10.267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10.775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2.66cm" svg:y="10.775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11.287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12.079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12.875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13.666cm">
          <draw:text-box>
            <text:p text:style-name="P1"><text:span text:style-name="T2"><text:s/></text:span></text:p>
          </draw:text-box>
        </draw:frame>
        <draw:polygon draw:style-name="gr1" draw:layer="layout" svg:width="5.272cm" svg:height="0.025cm" svg:x="2.54cm" svg:y="14.797cm" svg:viewBox="0 0 5273 26" draw:points="0,26 5273,26 5273,0 0,0">
          <text:p/>
        </draw:polygon>
        <draw:frame draw:style-name="gr8" draw:layer="layout" svg:width="7.516cm" svg:height="0.458cm" svg:x="2.54cm" svg:y="14.462cm">
          <draw:text-box>
            <text:p text:style-name="P1"><text:span text:style-name="T1">2. Results for Varying TLB Length </text:span></text:p>
          </draw:text-box>
        </draw:frame>
        <draw:frame draw:style-name="gr3" draw:layer="layout" svg:width="0.125cm" svg:height="0.458cm" svg:x="2.54cm" svg:y="19.086cm">
          <draw:text-box>
            <text:p text:style-name="P1"><text:span text:style-name="T2"><text:s/></text:span></text:p>
          </draw:text-box>
        </draw:frame>
        <draw:polygon draw:style-name="gr1" draw:layer="layout" svg:width="0.953cm" svg:height="0.025cm" svg:x="2.54cm" svg:y="20.212cm" svg:viewBox="0 0 954 26" draw:points="0,26 954,26 954,0 0,0">
          <text:p/>
        </draw:polygon>
        <draw:frame draw:style-name="gr6" draw:layer="layout" svg:width="1.488cm" svg:height="0.458cm" svg:x="2.54cm" svg:y="19.877cm">
          <draw:text-box>
            <text:p text:style-name="P1"><text:span text:style-name="T1">TEST2 </text:span></text:p>
          </draw:text-box>
        </draw:frame>
        <draw:polygon draw:style-name="gr1" draw:layer="layout" svg:width="7.304cm" svg:height="0.025cm" svg:x="2.54cm" svg:y="21.004cm" svg:viewBox="0 0 7305 26" draw:points="0,26 7305,26 7305,0 0,0">
          <text:p/>
        </draw:polygon>
        <draw:frame draw:style-name="gr7" draw:layer="layout" svg:width="10.297cm" svg:height="0.458cm" svg:x="2.54cm" svg:y="20.669cm">
          <draw:text-box>
            <text:p text:style-name="P1"><text:span text:style-name="T1">1. Results for Varying G-share History Length: </text:span></text:p>
          </draw:text-box>
        </draw:frame>
        <draw:frame draw:style-name="gr3" draw:layer="layout" svg:width="0.125cm" svg:height="0.458cm" svg:x="11.389cm" svg:y="21.465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22.257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23.054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23.562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2.66cm" svg:y="23.562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24.074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24.87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25.661cm">
          <draw:text-box>
            <text:p text:style-name="P1"><text:span text:style-name="T2"><text:s/></text:span></text:p>
          </draw:text-box>
        </draw:frame>
        <draw:polygon draw:style-name="gr9" draw:layer="layout" svg:width="0.19cm" svg:height="0.475cm" svg:x="2.35cm" svg:y="9.398cm" svg:viewBox="0 0 191 476" draw:points="0,476 191,476 191,0 0,0">
          <text:p/>
        </draw:polygon>
        <draw:polygon draw:style-name="gr9" draw:layer="layout" svg:width="0.191cm" svg:height="0.475cm" svg:x="6.1cm" svg:y="9.398cm" svg:viewBox="0 0 192 476" draw:points="0,476 192,476 192,0 0,0">
          <text:p/>
        </draw:polygon>
        <draw:polygon draw:style-name="gr9" draw:layer="layout" svg:width="3.941cm" svg:height="0.373cm" svg:x="2.35cm" svg:y="9.873cm" svg:viewBox="0 0 3942 374" draw:points="0,374 3942,374 3942,0 0,0">
          <text:p/>
        </draw:polygon>
        <draw:polygon draw:style-name="gr10" draw:layer="layout" svg:width="3.561cm" svg:height="0.475cm" svg:x="2.54cm" svg:y="9.398cm" svg:viewBox="0 0 3562 476" draw:points="0,476 3562,476 3562,0 0,0">
          <text:p/>
        </draw:polygon>
        <draw:frame draw:style-name="gr3" draw:layer="layout" svg:width="0.137cm" svg:height="0.458cm" svg:x="2.54cm" svg:y="26.453cm">
          <draw:text-box>
            <text:p text:style-name="P1"><text:span text:style-name="T1"><text:s/></text:span></text:p>
          </draw:text-box>
        </draw:frame>
        <draw:polygon draw:style-name="gr9" draw:layer="layout" svg:width="0.19cm" svg:height="0.475cm" svg:x="6.291cm" svg:y="9.398cm" svg:viewBox="0 0 191 476" draw:points="0,476 191,476 191,0 0,0">
          <text:p/>
        </draw:polygon>
        <draw:polygon draw:style-name="gr9" draw:layer="layout" svg:width="0.191cm" svg:height="0.475cm" svg:x="10.851cm" svg:y="9.398cm" svg:viewBox="0 0 192 476" draw:points="0,476 192,476 192,0 0,0">
          <text:p/>
        </draw:polygon>
        <draw:polygon draw:style-name="gr9" draw:layer="layout" svg:width="4.75cm" svg:height="0.373cm" svg:x="6.291cm" svg:y="9.873cm" svg:viewBox="0 0 4751 374" draw:points="0,374 4751,374 4751,0 0,0">
          <text:p/>
        </draw:polygon>
        <draw:polygon draw:style-name="gr10" draw:layer="layout" svg:width="4.37cm" svg:height="0.475cm" svg:x="6.481cm" svg:y="9.398cm" svg:viewBox="0 0 4371 476" draw:points="0,476 4371,476 4371,0 0,0">
          <text:p/>
        </draw:polygon>
        <draw:frame draw:style-name="gr11" draw:layer="layout" svg:width="2.97cm" svg:height="0.458cm" svg:x="2.54cm" svg:y="9.47cm">
          <draw:text-box>
            <text:p text:style-name="P1"><text:span text:style-name="T2">History Length </text:span></text:p>
          </draw:text-box>
        </draw:frame>
        <draw:polygon draw:style-name="gr9" draw:layer="layout" svg:width="0.19cm" svg:height="0.47cm" svg:x="2.35cm" svg:y="10.352cm" svg:viewBox="0 0 191 471" draw:points="0,471 191,471 191,0 0,0">
          <text:p/>
        </draw:polygon>
        <draw:polygon draw:style-name="gr9" draw:layer="layout" svg:width="0.174cm" svg:height="0.47cm" svg:x="6.1cm" svg:y="10.352cm" svg:viewBox="0 0 175 471" draw:points="0,471 175,471 175,0 0,0">
          <text:p/>
        </draw:polygon>
        <draw:polygon draw:style-name="gr9" draw:layer="layout" svg:width="3.924cm" svg:height="0.372cm" svg:x="2.35cm" svg:y="10.822cm" svg:viewBox="0 0 3925 373" draw:points="0,373 3925,373 3925,0 0,0">
          <text:p/>
        </draw:polygon>
        <draw:polygon draw:style-name="gr10" draw:layer="layout" svg:width="3.561cm" svg:height="0.47cm" svg:x="2.54cm" svg:y="10.352cm" svg:viewBox="0 0 3562 471" draw:points="0,471 3562,471 3562,0 0,0">
          <text:p/>
        </draw:polygon>
        <draw:frame draw:style-name="gr12" draw:layer="layout" svg:width="4.688cm" svg:height="0.458cm" svg:x="6.799cm" svg:y="9.47cm">
          <draw:text-box>
            <text:p text:style-name="P1"><text:span text:style-name="T2">VMEM PAGE SIZE: 4096 </text:span></text:p>
          </draw:text-box>
        </draw:frame>
        <draw:polygon draw:style-name="gr13" draw:layer="layout" svg:width="0.19cm" svg:height="0.47cm" svg:x="6.291cm" svg:y="10.352cm" svg:viewBox="0 0 191 471" draw:points="0,471 191,471 191,0 0,0">
          <text:p/>
        </draw:polygon>
        <draw:polygon draw:style-name="gr13" draw:layer="layout" svg:width="0.19cm" svg:height="0.47cm" svg:x="8.481cm" svg:y="10.352cm" svg:viewBox="0 0 191 471" draw:points="0,471 191,471 191,0 0,0">
          <text:p/>
        </draw:polygon>
        <draw:polygon draw:style-name="gr13" draw:layer="layout" svg:width="2.38cm" svg:height="0.372cm" svg:x="6.291cm" svg:y="10.822cm" svg:viewBox="0 0 2381 373" draw:points="0,373 2381,373 2381,0 0,0">
          <text:p/>
        </draw:polygon>
        <draw:polygon draw:style-name="gr14" draw:layer="layout" svg:width="1.999cm" svg:height="0.47cm" svg:x="6.481cm" svg:y="10.352cm" svg:viewBox="0 0 2000 471" draw:points="0,471 2000,471 2000,0 0,0">
          <text:p/>
        </draw:polygon>
        <draw:frame draw:style-name="gr3" draw:layer="layout" svg:width="0.125cm" svg:height="0.458cm" svg:x="2.54cm" svg:y="10.424cm">
          <draw:text-box>
            <text:p text:style-name="P1"><text:span text:style-name="T2"><text:s/></text:span></text:p>
          </draw:text-box>
        </draw:frame>
        <draw:polygon draw:style-name="gr13" draw:layer="layout" svg:width="0.19cm" svg:height="0.47cm" svg:x="8.667cm" svg:y="10.352cm" svg:viewBox="0 0 191 471" draw:points="0,471 191,471 191,0 0,0">
          <text:p/>
        </draw:polygon>
        <draw:polygon draw:style-name="gr13" draw:layer="layout" svg:width="0.174cm" svg:height="0.47cm" svg:x="10.851cm" svg:y="10.352cm" svg:viewBox="0 0 175 471" draw:points="0,471 175,471 175,0 0,0">
          <text:p/>
        </draw:polygon>
        <draw:polygon draw:style-name="gr13" draw:layer="layout" svg:width="2.358cm" svg:height="0.372cm" svg:x="8.667cm" svg:y="10.822cm" svg:viewBox="0 0 2359 373" draw:points="0,373 2359,373 2359,0 0,0">
          <text:p/>
        </draw:polygon>
        <draw:polygon draw:style-name="gr14" draw:layer="layout" svg:width="1.994cm" svg:height="0.47cm" svg:x="8.857cm" svg:y="10.352cm" svg:viewBox="0 0 1995 471" draw:points="0,471 1995,471 1995,0 0,0">
          <text:p/>
        </draw:polygon>
        <draw:frame draw:style-name="gr15" draw:layer="layout" svg:width="1.543cm" svg:height="0.458cm" svg:x="6.893cm" svg:y="10.424cm">
          <draw:text-box>
            <text:p text:style-name="P1"><text:span text:style-name="T2">Correct </text:span></text:p>
          </draw:text-box>
        </draw:frame>
        <draw:polygon draw:style-name="gr1" draw:layer="layout" svg:width="3.924cm" svg:height="0.106cm" svg:x="2.35cm" svg:y="10.246cm" svg:viewBox="0 0 3925 107" draw:points="0,107 3925,107 3925,0 0,0">
          <text:p/>
        </draw:polygon>
        <draw:polygon draw:style-name="gr1" draw:layer="layout" svg:width="0.106cm" svg:height="0.106cm" svg:x="6.274cm" svg:y="10.246cm" svg:viewBox="0 0 107 107" draw:points="0,107 107,107 107,0 0,0">
          <text:p/>
        </draw:polygon>
        <draw:polygon draw:style-name="gr1" draw:layer="layout" svg:width="0.106cm" svg:height="0.106cm" svg:x="6.308cm" svg:y="10.246cm" svg:viewBox="0 0 107 107" draw:points="0,107 107,107 107,0 0,0">
          <text:p/>
        </draw:polygon>
        <draw:polygon draw:style-name="gr1" draw:layer="layout" svg:width="2.257cm" svg:height="0.106cm" svg:x="6.414cm" svg:y="10.246cm" svg:viewBox="0 0 2258 107" draw:points="0,107 2258,107 2258,0 0,0">
          <text:p/>
        </draw:polygon>
        <draw:polygon draw:style-name="gr1" draw:layer="layout" svg:width="0.106cm" svg:height="0.106cm" svg:x="8.671cm" svg:y="10.246cm" svg:viewBox="0 0 107 107" draw:points="0,107 107,107 107,0 0,0">
          <text:p/>
        </draw:polygon>
        <draw:polygon draw:style-name="gr1" draw:layer="layout" svg:width="2.248cm" svg:height="0.106cm" svg:x="8.777cm" svg:y="10.246cm" svg:viewBox="0 0 2249 107" draw:points="0,107 2249,107 2249,0 0,0">
          <text:p/>
        </draw:polygon>
        <draw:polygon draw:style-name="gr1" draw:layer="layout" svg:width="0.106cm" svg:height="0.106cm" svg:x="11.025cm" svg:y="10.246cm" svg:viewBox="0 0 107 107" draw:points="0,107 107,107 107,0 0,0">
          <text:p/>
        </draw:polygon>
        <draw:polygon draw:style-name="gr1" draw:layer="layout" svg:width="0.034cm" svg:height="0.842cm" svg:x="6.274cm" svg:y="10.352cm" svg:viewBox="0 0 35 843" draw:points="0,843 35,843 35,0 0,0">
          <text:p/>
        </draw:polygon>
        <draw:polygon draw:style-name="gr16" draw:layer="layout" svg:width="0.034cm" svg:height="0.842cm" svg:x="11.025cm" svg:y="10.352cm" svg:viewBox="0 0 35 843" draw:points="0,843 35,843 35,0 0,0">
          <text:p/>
        </draw:polygon>
        <draw:polygon draw:style-name="gr17" draw:layer="layout" svg:width="0.034cm" svg:height="0.842cm" svg:x="11.025cm" svg:y="10.352cm" svg:viewBox="0 0 35 843" draw:points="0,843 35,843 35,0 0,0">
          <text:p/>
        </draw:polygon>
        <draw:polygon draw:style-name="gr9" draw:layer="layout" svg:width="0.19cm" svg:height="0.474cm" svg:x="2.35cm" svg:y="11.194cm" svg:viewBox="0 0 191 475" draw:points="0,475 191,475 191,0 0,0">
          <text:p/>
        </draw:polygon>
        <draw:polygon draw:style-name="gr9" draw:layer="layout" svg:width="0.174cm" svg:height="0.474cm" svg:x="6.1cm" svg:y="11.194cm" svg:viewBox="0 0 175 475" draw:points="0,475 175,475 175,0 0,0">
          <text:p/>
        </draw:polygon>
        <draw:polygon draw:style-name="gr10" draw:layer="layout" svg:width="3.561cm" svg:height="0.474cm" svg:x="2.54cm" svg:y="11.194cm" svg:viewBox="0 0 3562 475" draw:points="0,475 3562,475 3562,0 0,0">
          <text:p/>
        </draw:polygon>
        <draw:frame draw:style-name="gr18" draw:layer="layout" svg:width="1.848cm" svg:height="0.458cm" svg:x="9.141cm" svg:y="10.424cm">
          <draw:text-box>
            <text:p text:style-name="P1"><text:span text:style-name="T2">Incorrect </text:span></text:p>
          </draw:text-box>
        </draw:frame>
        <draw:frame draw:style-name="gr19" draw:layer="layout" svg:width="0.866cm" svg:height="0.458cm" svg:x="2.54cm" svg:y="11.266cm">
          <draw:text-box>
            <text:p text:style-name="P1"><text:span text:style-name="T2">2 <text:s text:c="4"/></text:span></text:p>
          </draw:text-box>
        </draw:frame>
        <draw:frame draw:style-name="gr20" draw:layer="layout" svg:width="1.623cm" svg:height="0.458cm" svg:x="6.889cm" svg:y="11.266cm">
          <draw:text-box>
            <text:p text:style-name="P1"><text:span text:style-name="T2">785261 </text:span></text:p>
          </draw:text-box>
        </draw:frame>
        <draw:polygon draw:style-name="gr1" draw:layer="layout" svg:width="0.034cm" svg:height="0.474cm" svg:x="6.274cm" svg:y="11.194cm" svg:viewBox="0 0 35 475" draw:points="0,475 35,475 35,0 0,0">
          <text:p/>
        </draw:polygon>
        <draw:polygon draw:style-name="gr1" draw:layer="layout" svg:width="0.034cm" svg:height="0.474cm" svg:x="11.025cm" svg:y="11.194cm" svg:viewBox="0 0 35 475" draw:points="0,475 35,475 35,0 0,0">
          <text:p/>
        </draw:polygon>
        <draw:polygon draw:style-name="gr9" draw:layer="layout" svg:width="0.19cm" svg:height="0.474cm" svg:x="2.35cm" svg:y="11.668cm" svg:viewBox="0 0 191 475" draw:points="0,475 191,475 191,0 0,0">
          <text:p/>
        </draw:polygon>
        <draw:polygon draw:style-name="gr9" draw:layer="layout" svg:width="0.174cm" svg:height="0.474cm" svg:x="6.1cm" svg:y="11.668cm" svg:viewBox="0 0 175 475" draw:points="0,475 175,475 175,0 0,0">
          <text:p/>
        </draw:polygon>
        <draw:polygon draw:style-name="gr10" draw:layer="layout" svg:width="3.561cm" svg:height="0.474cm" svg:x="2.54cm" svg:y="11.668cm" svg:viewBox="0 0 3562 475" draw:points="0,475 3562,475 3562,0 0,0">
          <text:p/>
        </draw:polygon>
        <draw:frame draw:style-name="gr20" draw:layer="layout" svg:width="1.623cm" svg:height="0.458cm" svg:x="9.264cm" svg:y="11.266cm">
          <draw:text-box>
            <text:p text:style-name="P1"><text:span text:style-name="T2">535550 </text:span></text:p>
          </draw:text-box>
        </draw:frame>
        <draw:polygon draw:style-name="gr13" draw:layer="layout" svg:width="0.19cm" svg:height="0.474cm" svg:x="6.291cm" svg:y="11.668cm" svg:viewBox="0 0 191 475" draw:points="0,475 191,475 191,0 0,0">
          <text:p/>
        </draw:polygon>
        <draw:polygon draw:style-name="gr13" draw:layer="layout" svg:width="0.19cm" svg:height="0.474cm" svg:x="8.481cm" svg:y="11.668cm" svg:viewBox="0 0 191 475" draw:points="0,475 191,475 191,0 0,0">
          <text:p/>
        </draw:polygon>
        <draw:polygon draw:style-name="gr14" draw:layer="layout" svg:width="1.999cm" svg:height="0.474cm" svg:x="6.481cm" svg:y="11.668cm" svg:viewBox="0 0 2000 475" draw:points="0,475 2000,475 2000,0 0,0">
          <text:p/>
        </draw:polygon>
        <draw:frame draw:style-name="gr21" draw:layer="layout" svg:width="0.375cm" svg:height="0.458cm" svg:x="2.54cm" svg:y="11.74cm">
          <draw:text-box>
            <text:p text:style-name="P1"><text:span text:style-name="T2">4 </text:span></text:p>
          </draw:text-box>
        </draw:frame>
        <draw:polygon draw:style-name="gr13" draw:layer="layout" svg:width="0.19cm" svg:height="0.474cm" svg:x="8.667cm" svg:y="11.668cm" svg:viewBox="0 0 191 475" draw:points="0,475 191,475 191,0 0,0">
          <text:p/>
        </draw:polygon>
        <draw:polygon draw:style-name="gr13" draw:layer="layout" svg:width="0.174cm" svg:height="0.474cm" svg:x="10.851cm" svg:y="11.668cm" svg:viewBox="0 0 175 475" draw:points="0,475 175,475 175,0 0,0">
          <text:p/>
        </draw:polygon>
        <draw:polygon draw:style-name="gr14" draw:layer="layout" svg:width="1.994cm" svg:height="0.474cm" svg:x="8.857cm" svg:y="11.668cm" svg:viewBox="0 0 1995 475" draw:points="0,475 1995,475 1995,0 0,0">
          <text:p/>
        </draw:polygon>
        <draw:frame draw:style-name="gr20" draw:layer="layout" svg:width="1.623cm" svg:height="0.458cm" svg:x="6.889cm" svg:y="11.74cm">
          <draw:text-box>
            <text:p text:style-name="P1"><text:span text:style-name="T2">830490 </text:span></text:p>
          </draw:text-box>
        </draw:frame>
        <draw:polygon draw:style-name="gr1" draw:layer="layout" svg:width="0.034cm" svg:height="0.474cm" svg:x="6.274cm" svg:y="11.668cm" svg:viewBox="0 0 35 475" draw:points="0,475 35,475 35,0 0,0">
          <text:p/>
        </draw:polygon>
        <draw:polygon draw:style-name="gr1" draw:layer="layout" svg:width="0.034cm" svg:height="0.474cm" svg:x="11.025cm" svg:y="11.668cm" svg:viewBox="0 0 35 475" draw:points="0,475 35,475 35,0 0,0">
          <text:p/>
        </draw:polygon>
        <draw:polygon draw:style-name="gr9" draw:layer="layout" svg:width="0.19cm" svg:height="0.47cm" svg:x="2.35cm" svg:y="12.142cm" svg:viewBox="0 0 191 471" draw:points="0,471 191,471 191,0 0,0">
          <text:p/>
        </draw:polygon>
        <draw:polygon draw:style-name="gr9" draw:layer="layout" svg:width="0.174cm" svg:height="0.47cm" svg:x="6.1cm" svg:y="12.142cm" svg:viewBox="0 0 175 471" draw:points="0,471 175,471 175,0 0,0">
          <text:p/>
        </draw:polygon>
        <draw:polygon draw:style-name="gr10" draw:layer="layout" svg:width="3.561cm" svg:height="0.47cm" svg:x="2.54cm" svg:y="12.142cm" svg:viewBox="0 0 3562 471" draw:points="0,471 3562,471 3562,0 0,0">
          <text:p/>
        </draw:polygon>
        <draw:frame draw:style-name="gr20" draw:layer="layout" svg:width="1.623cm" svg:height="0.458cm" svg:x="9.264cm" svg:y="11.74cm">
          <draw:text-box>
            <text:p text:style-name="P1"><text:span text:style-name="T2">490321 </text:span></text:p>
          </draw:text-box>
        </draw:frame>
        <draw:frame draw:style-name="gr22" draw:layer="layout" svg:width="1.357cm" svg:height="0.458cm" svg:x="2.54cm" svg:y="12.214cm">
          <draw:text-box>
            <text:p text:style-name="P1"><text:span text:style-name="T2">8 <text:s text:c="8"/></text:span></text:p>
          </draw:text-box>
        </draw:frame>
        <draw:frame draw:style-name="gr23" draw:layer="layout" svg:width="1.873cm" svg:height="0.458cm" svg:x="6.79cm" svg:y="12.214cm">
          <draw:text-box>
            <text:p text:style-name="P1"><text:span text:style-name="T2">1079771 </text:span></text:p>
          </draw:text-box>
        </draw:frame>
        <draw:polygon draw:style-name="gr1" draw:layer="layout" svg:width="0.034cm" svg:height="0.47cm" svg:x="6.274cm" svg:y="12.142cm" svg:viewBox="0 0 35 471" draw:points="0,471 35,471 35,0 0,0">
          <text:p/>
        </draw:polygon>
        <draw:polygon draw:style-name="gr1" draw:layer="layout" svg:width="0.034cm" svg:height="0.47cm" svg:x="11.025cm" svg:y="12.142cm" svg:viewBox="0 0 35 471" draw:points="0,471 35,471 35,0 0,0">
          <text:p/>
        </draw:polygon>
        <draw:polygon draw:style-name="gr10" draw:layer="layout" svg:width="0.19cm" svg:height="0.474cm" svg:x="2.35cm" svg:y="12.612cm" svg:viewBox="0 0 191 475" draw:points="0,475 191,475 191,0 0,0">
          <text:p/>
        </draw:polygon>
        <draw:polygon draw:style-name="gr17" draw:layer="layout" svg:width="0.19cm" svg:height="0.474cm" svg:x="2.35cm" svg:y="12.612cm" svg:viewBox="0 0 191 475" draw:points="0,475 191,475 191,0 0,0">
          <text:p/>
        </draw:polygon>
        <draw:polygon draw:style-name="gr9" draw:layer="layout" svg:width="0.174cm" svg:height="0.474cm" svg:x="6.1cm" svg:y="12.612cm" svg:viewBox="0 0 175 475" draw:points="0,475 175,475 175,0 0,0">
          <text:p/>
        </draw:polygon>
        <draw:polygon draw:style-name="gr10" draw:layer="layout" svg:width="3.561cm" svg:height="0.474cm" svg:x="2.54cm" svg:y="12.612cm" svg:viewBox="0 0 3562 475" draw:points="0,475 3562,475 3562,0 0,0">
          <text:p/>
        </draw:polygon>
        <draw:frame draw:style-name="gr20" draw:layer="layout" svg:width="1.623cm" svg:height="0.458cm" svg:x="9.264cm" svg:y="12.214cm">
          <draw:text-box>
            <text:p text:style-name="P1"><text:span text:style-name="T2">241040 </text:span></text:p>
          </draw:text-box>
        </draw:frame>
        <draw:polygon draw:style-name="gr13" draw:layer="layout" svg:width="0.19cm" svg:height="0.474cm" svg:x="6.291cm" svg:y="12.612cm" svg:viewBox="0 0 191 475" draw:points="0,475 191,475 191,0 0,0">
          <text:p/>
        </draw:polygon>
        <draw:polygon draw:style-name="gr13" draw:layer="layout" svg:width="0.19cm" svg:height="0.474cm" svg:x="8.481cm" svg:y="12.612cm" svg:viewBox="0 0 191 475" draw:points="0,475 191,475 191,0 0,0">
          <text:p/>
        </draw:polygon>
        <draw:polygon draw:style-name="gr14" draw:layer="layout" svg:width="1.999cm" svg:height="0.474cm" svg:x="6.481cm" svg:y="12.612cm" svg:viewBox="0 0 2000 475" draw:points="0,475 2000,475 2000,0 0,0">
          <text:p/>
        </draw:polygon>
        <draw:frame draw:style-name="gr24" draw:layer="layout" svg:width="0.624cm" svg:height="0.458cm" svg:x="2.54cm" svg:y="12.684cm">
          <draw:text-box>
            <text:p text:style-name="P1"><text:span text:style-name="T2">10 </text:span></text:p>
          </draw:text-box>
        </draw:frame>
        <draw:polygon draw:style-name="gr13" draw:layer="layout" svg:width="0.19cm" svg:height="0.474cm" svg:x="8.667cm" svg:y="12.612cm" svg:viewBox="0 0 191 475" draw:points="0,475 191,475 191,0 0,0">
          <text:p/>
        </draw:polygon>
        <draw:polygon draw:style-name="gr13" draw:layer="layout" svg:width="0.174cm" svg:height="0.474cm" svg:x="10.851cm" svg:y="12.612cm" svg:viewBox="0 0 175 475" draw:points="0,475 175,475 175,0 0,0">
          <text:p/>
        </draw:polygon>
        <draw:polygon draw:style-name="gr14" draw:layer="layout" svg:width="1.994cm" svg:height="0.474cm" svg:x="8.857cm" svg:y="12.612cm" svg:viewBox="0 0 1995 475" draw:points="0,475 1995,475 1995,0 0,0">
          <text:p/>
        </draw:polygon>
        <draw:frame draw:style-name="gr23" draw:layer="layout" svg:width="1.873cm" svg:height="0.458cm" svg:x="6.79cm" svg:y="12.684cm">
          <draw:text-box>
            <text:p text:style-name="P1"><text:span text:style-name="T2">1213620 </text:span></text:p>
          </draw:text-box>
        </draw:frame>
        <draw:polygon draw:style-name="gr1" draw:layer="layout" svg:width="0.034cm" svg:height="0.474cm" svg:x="6.274cm" svg:y="12.612cm" svg:viewBox="0 0 35 475" draw:points="0,475 35,475 35,0 0,0">
          <text:p/>
        </draw:polygon>
        <draw:polygon draw:style-name="gr1" draw:layer="layout" svg:width="0.034cm" svg:height="0.474cm" svg:x="11.025cm" svg:y="12.612cm" svg:viewBox="0 0 35 475" draw:points="0,475 35,475 35,0 0,0">
          <text:p/>
        </draw:polygon>
        <draw:polygon draw:style-name="gr9" draw:layer="layout" svg:width="0.19cm" svg:height="0.475cm" svg:x="2.35cm" svg:y="13.086cm" svg:viewBox="0 0 191 476" draw:points="0,476 191,476 191,0 0,0">
          <text:p/>
        </draw:polygon>
        <draw:polygon draw:style-name="gr9" draw:layer="layout" svg:width="0.174cm" svg:height="0.475cm" svg:x="6.1cm" svg:y="13.086cm" svg:viewBox="0 0 175 476" draw:points="0,476 175,476 175,0 0,0">
          <text:p/>
        </draw:polygon>
        <draw:polygon draw:style-name="gr10" draw:layer="layout" svg:width="3.561cm" svg:height="0.475cm" svg:x="2.54cm" svg:y="13.086cm" svg:viewBox="0 0 3562 476" draw:points="0,476 3562,476 3562,0 0,0">
          <text:p/>
        </draw:polygon>
        <draw:frame draw:style-name="gr20" draw:layer="layout" svg:width="1.623cm" svg:height="0.458cm" svg:x="9.264cm" svg:y="12.684cm">
          <draw:text-box>
            <text:p text:style-name="P1"><text:span text:style-name="T2">107191 </text:span></text:p>
          </draw:text-box>
        </draw:frame>
        <draw:frame draw:style-name="gr24" draw:layer="layout" svg:width="0.624cm" svg:height="0.458cm" svg:x="2.54cm" svg:y="13.158cm">
          <draw:text-box>
            <text:p text:style-name="P1"><text:span text:style-name="T2">12 </text:span></text:p>
          </draw:text-box>
        </draw:frame>
        <draw:frame draw:style-name="gr23" draw:layer="layout" svg:width="1.873cm" svg:height="0.458cm" svg:x="6.79cm" svg:y="13.158cm">
          <draw:text-box>
            <text:p text:style-name="P1"><text:span text:style-name="T2">1270105 </text:span></text:p>
          </draw:text-box>
        </draw:frame>
        <draw:polygon draw:style-name="gr1" draw:layer="layout" svg:width="0.034cm" svg:height="0.475cm" svg:x="6.274cm" svg:y="13.086cm" svg:viewBox="0 0 35 476" draw:points="0,476 35,476 35,0 0,0">
          <text:p/>
        </draw:polygon>
        <draw:polygon draw:style-name="gr1" draw:layer="layout" svg:width="0.034cm" svg:height="0.475cm" svg:x="11.025cm" svg:y="13.086cm" svg:viewBox="0 0 35 476" draw:points="0,476 35,476 35,0 0,0">
          <text:p/>
        </draw:polygon>
        <draw:polygon draw:style-name="gr9" draw:layer="layout" svg:width="0.19cm" svg:height="0.474cm" svg:x="2.35cm" svg:y="13.561cm" svg:viewBox="0 0 191 475" draw:points="0,475 191,475 191,0 0,0">
          <text:p/>
        </draw:polygon>
        <draw:polygon draw:style-name="gr9" draw:layer="layout" svg:width="0.174cm" svg:height="0.474cm" svg:x="6.1cm" svg:y="13.561cm" svg:viewBox="0 0 175 475" draw:points="0,475 175,475 175,0 0,0">
          <text:p/>
        </draw:polygon>
        <draw:polygon draw:style-name="gr10" draw:layer="layout" svg:width="3.561cm" svg:height="0.474cm" svg:x="2.54cm" svg:y="13.561cm" svg:viewBox="0 0 3562 475" draw:points="0,475 3562,475 3562,0 0,0">
          <text:p/>
        </draw:polygon>
        <draw:frame draw:style-name="gr25" draw:layer="layout" svg:width="1.374cm" svg:height="0.458cm" svg:x="9.361cm" svg:y="13.158cm">
          <draw:text-box>
            <text:p text:style-name="P1"><text:span text:style-name="T2">50706 </text:span></text:p>
          </draw:text-box>
        </draw:frame>
        <draw:polygon draw:style-name="gr13" draw:layer="layout" svg:width="0.19cm" svg:height="0.474cm" svg:x="6.291cm" svg:y="13.561cm" svg:viewBox="0 0 191 475" draw:points="0,475 191,475 191,0 0,0">
          <text:p/>
        </draw:polygon>
        <draw:polygon draw:style-name="gr13" draw:layer="layout" svg:width="0.19cm" svg:height="0.474cm" svg:x="8.481cm" svg:y="13.561cm" svg:viewBox="0 0 191 475" draw:points="0,475 191,475 191,0 0,0">
          <text:p/>
        </draw:polygon>
        <draw:polygon draw:style-name="gr14" draw:layer="layout" svg:width="1.999cm" svg:height="0.474cm" svg:x="6.481cm" svg:y="13.561cm" svg:viewBox="0 0 2000 475" draw:points="0,475 2000,475 2000,0 0,0">
          <text:p/>
        </draw:polygon>
        <draw:frame draw:style-name="gr24" draw:layer="layout" svg:width="0.624cm" svg:height="0.458cm" svg:x="2.54cm" svg:y="13.633cm">
          <draw:text-box>
            <text:p text:style-name="P1"><text:span text:style-name="T2">16 </text:span></text:p>
          </draw:text-box>
        </draw:frame>
        <draw:polygon draw:style-name="gr13" draw:layer="layout" svg:width="0.19cm" svg:height="0.474cm" svg:x="8.667cm" svg:y="13.561cm" svg:viewBox="0 0 191 475" draw:points="0,475 191,475 191,0 0,0">
          <text:p/>
        </draw:polygon>
        <draw:polygon draw:style-name="gr13" draw:layer="layout" svg:width="0.174cm" svg:height="0.474cm" svg:x="10.851cm" svg:y="13.561cm" svg:viewBox="0 0 175 475" draw:points="0,475 175,475 175,0 0,0">
          <text:p/>
        </draw:polygon>
        <draw:polygon draw:style-name="gr14" draw:layer="layout" svg:width="1.994cm" svg:height="0.474cm" svg:x="8.857cm" svg:y="13.561cm" svg:viewBox="0 0 1995 475" draw:points="0,475 1995,475 1995,0 0,0">
          <text:p/>
        </draw:polygon>
        <draw:frame draw:style-name="gr23" draw:layer="layout" svg:width="1.873cm" svg:height="0.458cm" svg:x="6.79cm" svg:y="13.633cm">
          <draw:text-box>
            <text:p text:style-name="P1"><text:span text:style-name="T2">1293409 </text:span></text:p>
          </draw:text-box>
        </draw:frame>
        <draw:polygon draw:style-name="gr1" draw:layer="layout" svg:width="0.034cm" svg:height="0.474cm" svg:x="6.274cm" svg:y="13.561cm" svg:viewBox="0 0 35 475" draw:points="0,475 35,475 35,0 0,0">
          <text:p/>
        </draw:polygon>
        <draw:polygon draw:style-name="gr1" draw:layer="layout" svg:width="0.034cm" svg:height="0.474cm" svg:x="11.025cm" svg:y="13.561cm" svg:viewBox="0 0 35 475" draw:points="0,475 35,475 35,0 0,0">
          <text:p/>
        </draw:polygon>
        <draw:polygon draw:style-name="gr9" draw:layer="layout" svg:width="0.19cm" svg:height="0.474cm" svg:x="2.35cm" svg:y="15.186cm" svg:viewBox="0 0 191 475" draw:points="0,475 191,475 191,0 0,0">
          <text:p/>
        </draw:polygon>
        <draw:polygon draw:style-name="gr9" draw:layer="layout" svg:width="0.191cm" svg:height="0.474cm" svg:x="5.694cm" svg:y="15.186cm" svg:viewBox="0 0 192 475" draw:points="0,475 192,475 192,0 0,0">
          <text:p/>
        </draw:polygon>
        <draw:polygon draw:style-name="gr9" draw:layer="layout" svg:width="3.535cm" svg:height="0.369cm" svg:x="2.35cm" svg:y="15.66cm" svg:viewBox="0 0 3536 370" draw:points="0,370 3536,370 3536,0 0,0">
          <text:p/>
        </draw:polygon>
        <draw:polygon draw:style-name="gr10" draw:layer="layout" svg:width="3.154cm" svg:height="0.474cm" svg:x="2.54cm" svg:y="15.186cm" svg:viewBox="0 0 3155 475" draw:points="0,475 3155,475 3155,0 0,0">
          <text:p/>
        </draw:polygon>
        <draw:frame draw:style-name="gr25" draw:layer="layout" svg:width="1.374cm" svg:height="0.458cm" svg:x="9.361cm" svg:y="13.633cm">
          <draw:text-box>
            <text:p text:style-name="P1"><text:span text:style-name="T2">27402 </text:span></text:p>
          </draw:text-box>
        </draw:frame>
        <draw:polygon draw:style-name="gr9" draw:layer="layout" svg:width="0.19cm" svg:height="0.474cm" svg:x="5.885cm" svg:y="15.186cm" svg:viewBox="0 0 191 475" draw:points="0,475 191,475 191,0 0,0">
          <text:p/>
        </draw:polygon>
        <draw:polygon draw:style-name="gr9" draw:layer="layout" svg:width="0.191cm" svg:height="0.474cm" svg:x="9.958cm" svg:y="15.186cm" svg:viewBox="0 0 192 475" draw:points="0,475 192,475 192,0 0,0">
          <text:p/>
        </draw:polygon>
        <draw:polygon draw:style-name="gr9" draw:layer="layout" svg:width="4.263cm" svg:height="0.369cm" svg:x="5.885cm" svg:y="15.66cm" svg:viewBox="0 0 4264 370" draw:points="0,370 4264,370 4264,0 0,0">
          <text:p/>
        </draw:polygon>
        <draw:polygon draw:style-name="gr10" draw:layer="layout" svg:width="3.883cm" svg:height="0.474cm" svg:x="6.075cm" svg:y="15.186cm" svg:viewBox="0 0 3884 475" draw:points="0,475 3884,475 3884,0 0,0">
          <text:p/>
        </draw:polygon>
        <draw:frame draw:style-name="gr3" draw:layer="layout" svg:width="0.125cm" svg:height="0.458cm" svg:x="2.54cm" svg:y="15.258cm">
          <draw:text-box>
            <text:p text:style-name="P1"><text:span text:style-name="T2"><text:s/></text:span></text:p>
          </draw:text-box>
        </draw:frame>
        <draw:polygon draw:style-name="gr9" draw:layer="layout" svg:width="0.19cm" svg:height="0.517cm" svg:x="10.149cm" svg:y="15.186cm" svg:viewBox="0 0 191 518" draw:points="0,518 191,518 191,0 0,0">
          <text:p/>
        </draw:polygon>
        <draw:polygon draw:style-name="gr9" draw:layer="layout" svg:width="0.191cm" svg:height="0.517cm" svg:x="12.088cm" svg:y="15.186cm" svg:viewBox="0 0 192 518" draw:points="0,518 192,518 192,0 0,0">
          <text:p/>
        </draw:polygon>
        <draw:polygon draw:style-name="gr9" draw:layer="layout" svg:width="2.13cm" svg:height="0.326cm" svg:x="10.149cm" svg:y="15.703cm" svg:viewBox="0 0 2131 327" draw:points="0,327 2131,327 2131,0 0,0">
          <text:p/>
        </draw:polygon>
        <draw:polygon draw:style-name="gr10" draw:layer="layout" svg:width="1.749cm" svg:height="0.517cm" svg:x="10.339cm" svg:y="15.186cm" svg:viewBox="0 0 1750 518" draw:points="0,518 1750,518 1750,0 0,0">
          <text:p/>
        </draw:polygon>
        <draw:frame draw:style-name="gr26" draw:layer="layout" svg:width="1.124cm" svg:height="0.458cm" svg:x="7.621cm" svg:y="15.258cm">
          <draw:text-box>
            <text:p text:style-name="P1"><text:span text:style-name="T2">4096 </text:span></text:p>
          </draw:text-box>
        </draw:frame>
        <draw:polygon draw:style-name="gr9" draw:layer="layout" svg:width="0.19cm" svg:height="0.474cm" svg:x="12.279cm" svg:y="15.186cm" svg:viewBox="0 0 191 475" draw:points="0,475 191,475 191,0 0,0">
          <text:p/>
        </draw:polygon>
        <draw:polygon draw:style-name="gr9" draw:layer="layout" svg:width="0.19cm" svg:height="0.474cm" svg:x="16.344cm" svg:y="15.186cm" svg:viewBox="0 0 191 475" draw:points="0,475 191,475 191,0 0,0">
          <text:p/>
        </draw:polygon>
        <draw:polygon draw:style-name="gr9" draw:layer="layout" svg:width="4.255cm" svg:height="0.369cm" svg:x="12.279cm" svg:y="15.66cm" svg:viewBox="0 0 4256 370" draw:points="0,370 4256,370 4256,0 0,0">
          <text:p/>
        </draw:polygon>
        <draw:polygon draw:style-name="gr10" draw:layer="layout" svg:width="3.874cm" svg:height="0.474cm" svg:x="12.469cm" svg:y="15.186cm" svg:viewBox="0 0 3875 475" draw:points="0,475 3875,475 3875,0 0,0">
          <text:p/>
        </draw:polygon>
        <draw:frame draw:style-name="gr27" draw:layer="layout" svg:width="0.137cm" svg:height="0.497cm" svg:x="11.211cm" svg:y="15.271cm">
          <draw:text-box>
            <text:p text:style-name="P1"><text:span text:style-name="T3"><text:s/></text:span></text:p>
          </draw:text-box>
        </draw:frame>
        <draw:polygon draw:style-name="gr9" draw:layer="layout" svg:width="0.191cm" svg:height="0.517cm" svg:x="16.534cm" svg:y="15.186cm" svg:viewBox="0 0 192 518" draw:points="0,518 192,518 192,0 0,0">
          <text:p/>
        </draw:polygon>
        <draw:polygon draw:style-name="gr9" draw:layer="layout" svg:width="0.19cm" svg:height="0.517cm" svg:x="18.465cm" svg:y="15.186cm" svg:viewBox="0 0 191 518" draw:points="0,518 191,518 191,0 0,0">
          <text:p/>
        </draw:polygon>
        <draw:polygon draw:style-name="gr9" draw:layer="layout" svg:width="2.121cm" svg:height="0.326cm" svg:x="16.534cm" svg:y="15.703cm" svg:viewBox="0 0 2122 327" draw:points="0,327 2122,327 2122,0 0,0">
          <text:p/>
        </draw:polygon>
        <draw:polygon draw:style-name="gr10" draw:layer="layout" svg:width="1.74cm" svg:height="0.517cm" svg:x="16.725cm" svg:y="15.186cm" svg:viewBox="0 0 1741 518" draw:points="0,518 1741,518 1741,0 0,0">
          <text:p/>
        </draw:polygon>
        <draw:frame draw:style-name="gr26" draw:layer="layout" svg:width="1.124cm" svg:height="0.458cm" svg:x="14.01cm" svg:y="15.258cm">
          <draw:text-box>
            <text:p text:style-name="P1"><text:span text:style-name="T2">8192 </text:span></text:p>
          </draw:text-box>
        </draw:frame>
        <draw:polygon draw:style-name="gr9" draw:layer="layout" svg:width="0.19cm" svg:height="0.475cm" svg:x="2.35cm" svg:y="16.134cm" svg:viewBox="0 0 191 476" draw:points="0,476 191,476 191,0 0,0">
          <text:p/>
        </draw:polygon>
        <draw:polygon draw:style-name="gr9" draw:layer="layout" svg:width="0.174cm" svg:height="0.475cm" svg:x="5.694cm" svg:y="16.134cm" svg:viewBox="0 0 175 476" draw:points="0,476 175,476 175,0 0,0">
          <text:p/>
        </draw:polygon>
        <draw:polygon draw:style-name="gr10" draw:layer="layout" svg:width="3.518cm" svg:height="0.949cm" svg:x="2.35cm" svg:y="16.609cm" svg:viewBox="0 0 3519 950" draw:points="0,950 3519,950 3519,0 0,0">
          <text:p/>
        </draw:polygon>
        <draw:polygon draw:style-name="gr10" draw:layer="layout" svg:width="3.154cm" svg:height="0.475cm" svg:x="2.54cm" svg:y="16.134cm" svg:viewBox="0 0 3155 476" draw:points="0,476 3155,476 3155,0 0,0">
          <text:p/>
        </draw:polygon>
        <draw:frame draw:style-name="gr27" draw:layer="layout" svg:width="0.137cm" svg:height="0.497cm" svg:x="17.593cm" svg:y="15.271cm">
          <draw:text-box>
            <text:p text:style-name="P1"><text:span text:style-name="T3"><text:s/></text:span></text:p>
          </draw:text-box>
        </draw:frame>
        <draw:polygon draw:style-name="gr13" draw:layer="layout" svg:width="0.19cm" svg:height="0.949cm" svg:x="5.885cm" svg:y="16.134cm" svg:viewBox="0 0 191 950" draw:points="0,950 191,950 191,0 0,0">
          <text:p/>
        </draw:polygon>
        <draw:polygon draw:style-name="gr13" draw:layer="layout" svg:width="0.19cm" svg:height="0.949cm" svg:x="7.829cm" svg:y="16.134cm" svg:viewBox="0 0 191 950" draw:points="0,950 191,950 191,0 0,0">
          <text:p/>
        </draw:polygon>
        <draw:polygon draw:style-name="gr14" draw:layer="layout" svg:width="2.134cm" svg:height="0.475cm" svg:x="5.885cm" svg:y="17.083cm" svg:viewBox="0 0 2135 476" draw:points="0,476 2135,476 2135,0 0,0">
          <text:p/>
        </draw:polygon>
        <draw:polygon draw:style-name="gr14" draw:layer="layout" svg:width="1.753cm" svg:height="0.475cm" svg:x="6.075cm" svg:y="16.134cm" svg:viewBox="0 0 1754 476" draw:points="0,476 1754,476 1754,0 0,0">
          <text:p/>
        </draw:polygon>
        <draw:frame draw:style-name="gr28" draw:layer="layout" svg:width="2.305cm" svg:height="0.458cm" svg:x="2.54cm" svg:y="16.207cm">
          <draw:text-box>
            <text:p text:style-name="P1"><text:span text:style-name="T2">TLB Length </text:span></text:p>
          </draw:text-box>
        </draw:frame>
        <draw:polygon draw:style-name="gr14" draw:layer="layout" svg:width="1.753cm" svg:height="0.474cm" svg:x="6.075cm" svg:y="16.609cm" svg:viewBox="0 0 1754 475" draw:points="0,475 1754,475 1754,0 0,0">
          <text:p/>
        </draw:polygon>
        <draw:frame draw:style-name="gr29" draw:layer="layout" svg:width="1.522cm" svg:height="0.458cm" svg:x="6.393cm" svg:y="16.207cm">
          <draw:text-box>
            <text:p text:style-name="P1"><text:span text:style-name="T2">TLB Hit </text:span></text:p>
          </draw:text-box>
        </draw:frame>
        <draw:polygon draw:style-name="gr13" draw:layer="layout" svg:width="0.191cm" svg:height="0.475cm" svg:x="8.019cm" svg:y="16.134cm" svg:viewBox="0 0 192 476" draw:points="0,476 192,476 192,0 0,0">
          <text:p/>
        </draw:polygon>
        <draw:polygon draw:style-name="gr13" draw:layer="layout" svg:width="0.191cm" svg:height="0.475cm" svg:x="9.958cm" svg:y="16.134cm" svg:viewBox="0 0 192 476" draw:points="0,476 192,476 192,0 0,0">
          <text:p/>
        </draw:polygon>
        <draw:polygon draw:style-name="gr14" draw:layer="layout" svg:width="2.13cm" svg:height="0.949cm" svg:x="8.019cm" svg:y="16.609cm" svg:viewBox="0 0 2131 950" draw:points="0,950 2131,950 2131,0 0,0">
          <text:p/>
        </draw:polygon>
        <draw:polygon draw:style-name="gr14" draw:layer="layout" svg:width="1.748cm" svg:height="0.475cm" svg:x="8.21cm" svg:y="16.134cm" svg:viewBox="0 0 1749 476" draw:points="0,476 1749,476 1749,0 0,0">
          <text:p/>
        </draw:polygon>
        <draw:frame draw:style-name="gr30" draw:layer="layout" svg:width="1.014cm" svg:height="0.458cm" svg:x="6.592cm" svg:y="16.681cm">
          <draw:text-box>
            <text:p text:style-name="P1"><text:span text:style-name="T2">Rate </text:span></text:p>
          </draw:text-box>
        </draw:frame>
        <draw:polygon draw:style-name="gr13" draw:layer="layout" svg:width="0.19cm" svg:height="1.424cm" svg:x="10.149cm" svg:y="16.134cm" svg:viewBox="0 0 191 1425" draw:points="0,1425 191,1425 191,0 0,0">
          <text:p/>
        </draw:polygon>
        <draw:polygon draw:style-name="gr13" draw:layer="layout" svg:width="0.191cm" svg:height="1.424cm" svg:x="12.088cm" svg:y="16.134cm" svg:viewBox="0 0 192 1425" draw:points="0,1425 192,1425 192,0 0,0">
          <text:p/>
        </draw:polygon>
        <draw:polygon draw:style-name="gr14" draw:layer="layout" svg:width="1.749cm" svg:height="0.475cm" svg:x="10.339cm" svg:y="16.134cm" svg:viewBox="0 0 1750 476" draw:points="0,476 1750,476 1750,0 0,0">
          <text:p/>
        </draw:polygon>
        <draw:frame draw:style-name="gr31" draw:layer="layout" svg:width="0.743cm" svg:height="0.458cm" svg:x="8.832cm" svg:y="16.207cm">
          <draw:text-box>
            <text:p text:style-name="P1"><text:span text:style-name="T2">IPC </text:span></text:p>
          </draw:text-box>
        </draw:frame>
        <draw:polygon draw:style-name="gr14" draw:layer="layout" svg:width="1.749cm" svg:height="0.474cm" svg:x="10.339cm" svg:y="16.609cm" svg:viewBox="0 0 1750 475" draw:points="0,475 1750,475 1750,0 0,0">
          <text:p/>
        </draw:polygon>
        <draw:frame draw:style-name="gr32" draw:layer="layout" svg:width="1.264cm" svg:height="0.458cm" svg:x="10.729cm" svg:y="16.207cm">
          <draw:text-box>
            <text:p text:style-name="P1"><text:span text:style-name="T2">No. of </text:span></text:p>
          </draw:text-box>
        </draw:frame>
        <draw:polygon draw:style-name="gr14" draw:layer="layout" svg:width="1.749cm" svg:height="0.475cm" svg:x="10.339cm" svg:y="17.083cm" svg:viewBox="0 0 1750 476" draw:points="0,476 1750,476 1750,0 0,0">
          <text:p/>
        </draw:polygon>
        <draw:frame draw:style-name="gr33" draw:layer="layout" svg:width="1.708cm" svg:height="0.458cm" svg:x="10.534cm" svg:y="16.681cm">
          <draw:text-box>
            <text:p text:style-name="P1"><text:span text:style-name="T2">Memory </text:span></text:p>
          </draw:text-box>
        </draw:frame>
        <draw:polygon draw:style-name="gr13" draw:layer="layout" svg:width="0.19cm" svg:height="0.949cm" svg:x="12.279cm" svg:y="16.134cm" svg:viewBox="0 0 191 950" draw:points="0,950 191,950 191,0 0,0">
          <text:p/>
        </draw:polygon>
        <draw:polygon draw:style-name="gr13" draw:layer="layout" svg:width="0.195cm" svg:height="0.949cm" svg:x="14.213cm" svg:y="16.134cm" svg:viewBox="0 0 196 950" draw:points="0,950 196,950 196,0 0,0">
          <text:p/>
        </draw:polygon>
        <draw:polygon draw:style-name="gr14" draw:layer="layout" svg:width="2.129cm" svg:height="0.475cm" svg:x="12.279cm" svg:y="17.083cm" svg:viewBox="0 0 2130 476" draw:points="0,476 2130,476 2130,0 0,0">
          <text:p/>
        </draw:polygon>
        <draw:polygon draw:style-name="gr14" draw:layer="layout" svg:width="1.744cm" svg:height="0.475cm" svg:x="12.469cm" svg:y="16.134cm" svg:viewBox="0 0 1745 476" draw:points="0,476 1745,476 1745,0 0,0">
          <text:p/>
        </draw:polygon>
        <draw:frame draw:style-name="gr34" draw:layer="layout" svg:width="1.907cm" svg:height="0.458cm" svg:x="10.517cm" svg:y="17.155cm">
          <draw:text-box>
            <text:p text:style-name="P1"><text:span text:style-name="T2">Accesses </text:span></text:p>
          </draw:text-box>
        </draw:frame>
        <draw:polygon draw:style-name="gr14" draw:layer="layout" svg:width="1.744cm" svg:height="0.474cm" svg:x="12.469cm" svg:y="16.609cm" svg:viewBox="0 0 1745 475" draw:points="0,475 1745,475 1745,0 0,0">
          <text:p/>
        </draw:polygon>
        <draw:frame draw:style-name="gr35" draw:layer="layout" svg:width="1.522cm" svg:height="0.458cm" svg:x="12.787cm" svg:y="16.207cm">
          <draw:text-box>
            <text:p text:style-name="P1"><text:span text:style-name="T2">TLB Hit </text:span></text:p>
          </draw:text-box>
        </draw:frame>
        <draw:polygon draw:style-name="gr13" draw:layer="layout" svg:width="0.186cm" svg:height="0.475cm" svg:x="14.408cm" svg:y="16.134cm" svg:viewBox="0 0 187 476" draw:points="0,476 187,476 187,0 0,0">
          <text:p/>
        </draw:polygon>
        <draw:polygon draw:style-name="gr13" draw:layer="layout" svg:width="0.19cm" svg:height="0.475cm" svg:x="16.344cm" svg:y="16.134cm" svg:viewBox="0 0 191 476" draw:points="0,476 191,476 191,0 0,0">
          <text:p/>
        </draw:polygon>
        <draw:polygon draw:style-name="gr14" draw:layer="layout" svg:width="2.126cm" svg:height="0.949cm" svg:x="14.408cm" svg:y="16.609cm" svg:viewBox="0 0 2127 950" draw:points="0,950 2127,950 2127,0 0,0">
          <text:p/>
        </draw:polygon>
        <draw:polygon draw:style-name="gr14" draw:layer="layout" svg:width="1.749cm" svg:height="0.475cm" svg:x="14.594cm" svg:y="16.134cm" svg:viewBox="0 0 1750 476" draw:points="0,476 1750,476 1750,0 0,0">
          <text:p/>
        </draw:polygon>
        <draw:frame draw:style-name="gr36" draw:layer="layout" svg:width="1.014cm" svg:height="0.458cm" svg:x="12.981cm" svg:y="16.681cm">
          <draw:text-box>
            <text:p text:style-name="P1"><text:span text:style-name="T2">Rate </text:span></text:p>
          </draw:text-box>
        </draw:frame>
        <draw:polygon draw:style-name="gr13" draw:layer="layout" svg:width="0.191cm" svg:height="1.424cm" svg:x="16.534cm" svg:y="16.134cm" svg:viewBox="0 0 192 1425" draw:points="0,1425 192,1425 192,0 0,0">
          <text:p/>
        </draw:polygon>
        <draw:polygon draw:style-name="gr13" draw:layer="layout" svg:width="0.173cm" svg:height="1.424cm" svg:x="18.465cm" svg:y="16.134cm" svg:viewBox="0 0 174 1425" draw:points="0,1425 174,1425 174,0 0,0">
          <text:p/>
        </draw:polygon>
        <draw:polygon draw:style-name="gr14" draw:layer="layout" svg:width="1.74cm" svg:height="0.475cm" svg:x="16.725cm" svg:y="16.134cm" svg:viewBox="0 0 1741 476" draw:points="0,476 1741,476 1741,0 0,0">
          <text:p/>
        </draw:polygon>
        <draw:frame draw:style-name="gr31" draw:layer="layout" svg:width="0.743cm" svg:height="0.458cm" svg:x="15.212cm" svg:y="16.207cm">
          <draw:text-box>
            <text:p text:style-name="P1"><text:span text:style-name="T2">IPC </text:span></text:p>
          </draw:text-box>
        </draw:frame>
        <draw:polygon draw:style-name="gr14" draw:layer="layout" svg:width="1.74cm" svg:height="0.474cm" svg:x="16.725cm" svg:y="16.609cm" svg:viewBox="0 0 1741 475" draw:points="0,475 1741,475 1741,0 0,0">
          <text:p/>
        </draw:polygon>
        <draw:frame draw:style-name="gr32" draw:layer="layout" svg:width="1.264cm" svg:height="0.458cm" svg:x="17.11cm" svg:y="16.207cm">
          <draw:text-box>
            <text:p text:style-name="P1"><text:span text:style-name="T2">No. of </text:span></text:p>
          </draw:text-box>
        </draw:frame>
        <draw:polygon draw:style-name="gr14" draw:layer="layout" svg:width="1.74cm" svg:height="0.475cm" svg:x="16.725cm" svg:y="17.083cm" svg:viewBox="0 0 1741 476" draw:points="0,476 1741,476 1741,0 0,0">
          <text:p/>
        </draw:polygon>
        <draw:frame draw:style-name="gr37" draw:layer="layout" svg:width="1.708cm" svg:height="0.458cm" svg:x="16.915cm" svg:y="16.681cm">
          <draw:text-box>
            <text:p text:style-name="P1"><text:span text:style-name="T2">Memory </text:span></text:p>
          </draw:text-box>
        </draw:frame>
        <draw:polygon draw:style-name="gr1" draw:layer="layout" svg:width="3.518cm" svg:height="0.105cm" svg:x="2.35cm" svg:y="16.029cm" svg:viewBox="0 0 3519 106" draw:points="0,106 3519,106 3519,0 0,0">
          <text:p/>
        </draw:polygon>
        <draw:polygon draw:style-name="gr1" draw:layer="layout" svg:width="0.105cm" svg:height="0.105cm" svg:x="5.868cm" svg:y="16.029cm" svg:viewBox="0 0 106 106" draw:points="0,106 106,106 106,0 0,0">
          <text:p/>
        </draw:polygon>
        <draw:polygon draw:style-name="gr1" draw:layer="layout" svg:width="0.106cm" svg:height="0.105cm" svg:x="5.901cm" svg:y="16.029cm" svg:viewBox="0 0 107 106" draw:points="0,106 107,106 107,0 0,0">
          <text:p/>
        </draw:polygon>
        <draw:polygon draw:style-name="gr1" draw:layer="layout" svg:width="2.012cm" svg:height="0.105cm" svg:x="6.007cm" svg:y="16.029cm" svg:viewBox="0 0 2013 106" draw:points="0,106 2013,106 2013,0 0,0">
          <text:p/>
        </draw:polygon>
        <draw:polygon draw:style-name="gr1" draw:layer="layout" svg:width="0.106cm" svg:height="0.105cm" svg:x="8.019cm" svg:y="16.029cm" svg:viewBox="0 0 107 106" draw:points="0,106 107,106 107,0 0,0">
          <text:p/>
        </draw:polygon>
        <draw:polygon draw:style-name="gr1" draw:layer="layout" svg:width="2.024cm" svg:height="0.105cm" svg:x="8.125cm" svg:y="16.029cm" svg:viewBox="0 0 2025 106" draw:points="0,106 2025,106 2025,0 0,0">
          <text:p/>
        </draw:polygon>
        <draw:polygon draw:style-name="gr1" draw:layer="layout" svg:width="0.105cm" svg:height="0.105cm" svg:x="10.149cm" svg:y="16.029cm" svg:viewBox="0 0 106 106" draw:points="0,106 106,106 106,0 0,0">
          <text:p/>
        </draw:polygon>
        <draw:polygon draw:style-name="gr1" draw:layer="layout" svg:width="2.025cm" svg:height="0.105cm" svg:x="10.254cm" svg:y="16.029cm" svg:viewBox="0 0 2026 106" draw:points="0,106 2026,106 2026,0 0,0">
          <text:p/>
        </draw:polygon>
        <draw:polygon draw:style-name="gr1" draw:layer="layout" svg:width="0.105cm" svg:height="0.105cm" svg:x="12.279cm" svg:y="16.029cm" svg:viewBox="0 0 106 106" draw:points="0,106 106,106 106,0 0,0">
          <text:p/>
        </draw:polygon>
        <draw:polygon draw:style-name="gr1" draw:layer="layout" svg:width="2.024cm" svg:height="0.105cm" svg:x="12.384cm" svg:y="16.029cm" svg:viewBox="0 0 2025 106" draw:points="0,106 2025,106 2025,0 0,0">
          <text:p/>
        </draw:polygon>
        <draw:polygon draw:style-name="gr1" draw:layer="layout" svg:width="0.106cm" svg:height="0.105cm" svg:x="14.408cm" svg:y="16.029cm" svg:viewBox="0 0 107 106" draw:points="0,106 107,106 107,0 0,0">
          <text:p/>
        </draw:polygon>
        <draw:polygon draw:style-name="gr1" draw:layer="layout" svg:width="2.02cm" svg:height="0.105cm" svg:x="14.514cm" svg:y="16.029cm" svg:viewBox="0 0 2021 106" draw:points="0,106 2021,106 2021,0 0,0">
          <text:p/>
        </draw:polygon>
        <draw:polygon draw:style-name="gr1" draw:layer="layout" svg:width="0.106cm" svg:height="0.105cm" svg:x="16.534cm" svg:y="16.029cm" svg:viewBox="0 0 107 106" draw:points="0,106 107,106 107,0 0,0">
          <text:p/>
        </draw:polygon>
        <draw:polygon draw:style-name="gr1" draw:layer="layout" svg:width="1.998cm" svg:height="0.105cm" svg:x="16.64cm" svg:y="16.029cm" svg:viewBox="0 0 1999 106" draw:points="0,106 1999,106 1999,0 0,0">
          <text:p/>
        </draw:polygon>
        <draw:polygon draw:style-name="gr1" draw:layer="layout" svg:width="0.106cm" svg:height="0.105cm" svg:x="18.638cm" svg:y="16.029cm" svg:viewBox="0 0 107 106" draw:points="0,106 107,106 107,0 0,0">
          <text:p/>
        </draw:polygon>
        <draw:polygon draw:style-name="gr1" draw:layer="layout" svg:width="0.033cm" svg:height="1.424cm" svg:x="5.868cm" svg:y="16.134cm" svg:viewBox="0 0 34 1425" draw:points="0,1425 34,1425 34,0 0,0">
          <text:p/>
        </draw:polygon>
        <draw:polygon draw:style-name="gr1" draw:layer="layout" svg:width="0.034cm" svg:height="1.424cm" svg:x="18.638cm" svg:y="16.134cm" svg:viewBox="0 0 35 1425" draw:points="0,1425 35,1425 35,0 0,0">
          <text:p/>
        </draw:polygon>
        <draw:polygon draw:style-name="gr9" draw:layer="layout" svg:width="0.19cm" svg:height="0.47cm" svg:x="2.35cm" svg:y="17.558cm" svg:viewBox="0 0 191 471" draw:points="0,471 191,471 191,0 0,0">
          <text:p/>
        </draw:polygon>
        <draw:polygon draw:style-name="gr9" draw:layer="layout" svg:width="0.174cm" svg:height="0.47cm" svg:x="5.694cm" svg:y="17.558cm" svg:viewBox="0 0 175 471" draw:points="0,471 175,471 175,0 0,0">
          <text:p/>
        </draw:polygon>
        <draw:polygon draw:style-name="gr10" draw:layer="layout" svg:width="3.154cm" svg:height="0.47cm" svg:x="2.54cm" svg:y="17.558cm" svg:viewBox="0 0 3155 471" draw:points="0,471 3155,471 3155,0 0,0">
          <text:p/>
        </draw:polygon>
        <draw:frame draw:style-name="gr38" draw:layer="layout" svg:width="1.907cm" svg:height="0.458cm" svg:x="16.898cm" svg:y="17.155cm">
          <draw:text-box>
            <text:p text:style-name="P1"><text:span text:style-name="T2">Accesses </text:span></text:p>
          </draw:text-box>
        </draw:frame>
        <draw:frame draw:style-name="gr39" draw:layer="layout" svg:width="1.111cm" svg:height="0.458cm" svg:x="2.54cm" svg:y="17.63cm">
          <draw:text-box>
            <text:p text:style-name="P1"><text:span text:style-name="T2">1 <text:s text:c="6"/></text:span></text:p>
          </draw:text-box>
        </draw:frame>
        <draw:frame draw:style-name="gr40" draw:layer="layout" svg:width="1.746cm" svg:height="0.458cm" svg:x="6.312cm" svg:y="17.63cm">
          <draw:text-box>
            <text:p text:style-name="P1"><text:span text:style-name="T2">0.75926 </text:span></text:p>
          </draw:text-box>
        </draw:frame>
        <draw:frame draw:style-name="gr41" draw:layer="layout" svg:width="1.996cm" svg:height="0.458cm" svg:x="8.345cm" svg:y="17.63cm">
          <draw:text-box>
            <text:p text:style-name="P1"><text:span text:style-name="T2">0.293181 </text:span></text:p>
          </draw:text-box>
        </draw:frame>
        <draw:frame draw:style-name="gr23" draw:layer="layout" svg:width="1.873cm" svg:height="0.458cm" svg:x="10.525cm" svg:y="17.63cm">
          <draw:text-box>
            <text:p text:style-name="P1"><text:span text:style-name="T2">3372555 </text:span></text:p>
          </draw:text-box>
        </draw:frame>
        <draw:frame draw:style-name="gr42" draw:layer="layout" svg:width="1.746cm" svg:height="0.458cm" svg:x="12.702cm" svg:y="17.63cm">
          <draw:text-box>
            <text:p text:style-name="P1"><text:span text:style-name="T2">0.75943 </text:span></text:p>
          </draw:text-box>
        </draw:frame>
        <draw:frame draw:style-name="gr41" draw:layer="layout" svg:width="1.996cm" svg:height="0.458cm" svg:x="14.73cm" svg:y="17.63cm">
          <draw:text-box>
            <text:p text:style-name="P1"><text:span text:style-name="T2">0.293224 </text:span></text:p>
          </draw:text-box>
        </draw:frame>
        <draw:polygon draw:style-name="gr1" draw:layer="layout" svg:width="0.033cm" svg:height="0.47cm" svg:x="5.868cm" svg:y="17.558cm" svg:viewBox="0 0 34 471" draw:points="0,471 34,471 34,0 0,0">
          <text:p/>
        </draw:polygon>
        <draw:polygon draw:style-name="gr1" draw:layer="layout" svg:width="0.034cm" svg:height="0.47cm" svg:x="18.638cm" svg:y="17.558cm" svg:viewBox="0 0 35 471" draw:points="0,471 35,471 35,0 0,0">
          <text:p/>
        </draw:polygon>
        <draw:polygon draw:style-name="gr9" draw:layer="layout" svg:width="0.173cm" svg:height="0.474cm" svg:x="2.35cm" svg:y="18.028cm" svg:viewBox="0 0 174 475" draw:points="0,475 174,475 174,0 0,0">
          <text:p/>
        </draw:polygon>
        <draw:polygon draw:style-name="gr9" draw:layer="layout" svg:width="0.191cm" svg:height="0.474cm" svg:x="5.677cm" svg:y="18.028cm" svg:viewBox="0 0 192 475" draw:points="0,475 192,475 192,0 0,0">
          <text:p/>
        </draw:polygon>
        <draw:polygon draw:style-name="gr10" draw:layer="layout" svg:width="3.154cm" svg:height="0.474cm" svg:x="2.523cm" svg:y="18.028cm" svg:viewBox="0 0 3155 475" draw:points="0,475 3155,475 3155,0 0,0">
          <text:p/>
        </draw:polygon>
        <draw:frame draw:style-name="gr43" draw:layer="layout" svg:width="1.873cm" svg:height="0.458cm" svg:x="16.907cm" svg:y="17.63cm">
          <draw:text-box>
            <text:p text:style-name="P1"><text:span text:style-name="T2">3372098 </text:span></text:p>
          </draw:text-box>
        </draw:frame>
        <draw:polygon draw:style-name="gr13" draw:layer="layout" svg:width="0.19cm" svg:height="0.474cm" svg:x="5.885cm" svg:y="18.028cm" svg:viewBox="0 0 191 475" draw:points="0,475 191,475 191,0 0,0">
          <text:p/>
        </draw:polygon>
        <draw:polygon draw:style-name="gr13" draw:layer="layout" svg:width="0.19cm" svg:height="0.474cm" svg:x="7.829cm" svg:y="18.028cm" svg:viewBox="0 0 191 475" draw:points="0,475 191,475 191,0 0,0">
          <text:p/>
        </draw:polygon>
        <draw:polygon draw:style-name="gr14" draw:layer="layout" svg:width="1.753cm" svg:height="0.474cm" svg:x="6.075cm" svg:y="18.028cm" svg:viewBox="0 0 1754 475" draw:points="0,475 1754,475 1754,0 0,0">
          <text:p/>
        </draw:polygon>
        <draw:frame draw:style-name="gr21" draw:layer="layout" svg:width="0.375cm" svg:height="0.458cm" svg:x="2.523cm" svg:y="18.099cm">
          <draw:text-box>
            <text:p text:style-name="P1"><text:span text:style-name="T2">4 </text:span></text:p>
          </draw:text-box>
        </draw:frame>
        <draw:polygon draw:style-name="gr13" draw:layer="layout" svg:width="0.191cm" svg:height="0.474cm" svg:x="8.019cm" svg:y="18.028cm" svg:viewBox="0 0 192 475" draw:points="0,475 192,475 192,0 0,0">
          <text:p/>
        </draw:polygon>
        <draw:polygon draw:style-name="gr13" draw:layer="layout" svg:width="0.191cm" svg:height="0.474cm" svg:x="9.958cm" svg:y="18.028cm" svg:viewBox="0 0 192 475" draw:points="0,475 192,475 192,0 0,0">
          <text:p/>
        </draw:polygon>
        <draw:polygon draw:style-name="gr14" draw:layer="layout" svg:width="1.748cm" svg:height="0.474cm" svg:x="8.21cm" svg:y="18.028cm" svg:viewBox="0 0 1749 475" draw:points="0,475 1749,475 1749,0 0,0">
          <text:p/>
        </draw:polygon>
        <draw:frame draw:style-name="gr40" draw:layer="layout" svg:width="1.746cm" svg:height="0.458cm" svg:x="6.312cm" svg:y="18.099cm">
          <draw:text-box>
            <text:p text:style-name="P1"><text:span text:style-name="T2">0.94322 </text:span></text:p>
          </draw:text-box>
        </draw:frame>
        <draw:polygon draw:style-name="gr13" draw:layer="layout" svg:width="0.19cm" svg:height="0.474cm" svg:x="10.149cm" svg:y="18.028cm" svg:viewBox="0 0 191 475" draw:points="0,475 191,475 191,0 0,0">
          <text:p/>
        </draw:polygon>
        <draw:polygon draw:style-name="gr13" draw:layer="layout" svg:width="0.191cm" svg:height="0.474cm" svg:x="12.088cm" svg:y="18.028cm" svg:viewBox="0 0 192 475" draw:points="0,475 192,475 192,0 0,0">
          <text:p/>
        </draw:polygon>
        <draw:polygon draw:style-name="gr14" draw:layer="layout" svg:width="1.749cm" svg:height="0.474cm" svg:x="10.339cm" svg:y="18.028cm" svg:viewBox="0 0 1750 475" draw:points="0,475 1750,475 1750,0 0,0">
          <text:p/>
        </draw:polygon>
        <draw:frame draw:style-name="gr41" draw:layer="layout" svg:width="1.996cm" svg:height="0.458cm" svg:x="8.345cm" svg:y="18.099cm">
          <draw:text-box>
            <text:p text:style-name="P1"><text:span text:style-name="T2">0.323284 </text:span></text:p>
          </draw:text-box>
        </draw:frame>
        <draw:polygon draw:style-name="gr13" draw:layer="layout" svg:width="0.19cm" svg:height="0.474cm" svg:x="12.279cm" svg:y="18.028cm" svg:viewBox="0 0 191 475" draw:points="0,475 191,475 191,0 0,0">
          <text:p/>
        </draw:polygon>
        <draw:polygon draw:style-name="gr13" draw:layer="layout" svg:width="0.195cm" svg:height="0.474cm" svg:x="14.213cm" svg:y="18.028cm" svg:viewBox="0 0 196 475" draw:points="0,475 196,475 196,0 0,0">
          <text:p/>
        </draw:polygon>
        <draw:polygon draw:style-name="gr14" draw:layer="layout" svg:width="1.744cm" svg:height="0.474cm" svg:x="12.469cm" svg:y="18.028cm" svg:viewBox="0 0 1745 475" draw:points="0,475 1745,475 1745,0 0,0">
          <text:p/>
        </draw:polygon>
        <draw:frame draw:style-name="gr23" draw:layer="layout" svg:width="1.873cm" svg:height="0.458cm" svg:x="10.525cm" svg:y="18.099cm">
          <draw:text-box>
            <text:p text:style-name="P1"><text:span text:style-name="T2">2872519 </text:span></text:p>
          </draw:text-box>
        </draw:frame>
        <draw:polygon draw:style-name="gr13" draw:layer="layout" svg:width="0.186cm" svg:height="0.474cm" svg:x="14.408cm" svg:y="18.028cm" svg:viewBox="0 0 187 475" draw:points="0,475 187,475 187,0 0,0">
          <text:p/>
        </draw:polygon>
        <draw:polygon draw:style-name="gr13" draw:layer="layout" svg:width="0.19cm" svg:height="0.474cm" svg:x="16.344cm" svg:y="18.028cm" svg:viewBox="0 0 191 475" draw:points="0,475 191,475 191,0 0,0">
          <text:p/>
        </draw:polygon>
        <draw:polygon draw:style-name="gr14" draw:layer="layout" svg:width="1.749cm" svg:height="0.474cm" svg:x="14.594cm" svg:y="18.028cm" svg:viewBox="0 0 1750 475" draw:points="0,475 1750,475 1750,0 0,0">
          <text:p/>
        </draw:polygon>
        <draw:frame draw:style-name="gr42" draw:layer="layout" svg:width="1.746cm" svg:height="0.458cm" svg:x="12.702cm" svg:y="18.099cm">
          <draw:text-box>
            <text:p text:style-name="P1"><text:span text:style-name="T2">0.94735 </text:span></text:p>
          </draw:text-box>
        </draw:frame>
        <draw:polygon draw:style-name="gr13" draw:layer="layout" svg:width="0.191cm" svg:height="0.474cm" svg:x="16.534cm" svg:y="18.028cm" svg:viewBox="0 0 192 475" draw:points="0,475 192,475 192,0 0,0">
          <text:p/>
        </draw:polygon>
        <draw:polygon draw:style-name="gr13" draw:layer="layout" svg:width="0.173cm" svg:height="0.474cm" svg:x="18.465cm" svg:y="18.028cm" svg:viewBox="0 0 174 475" draw:points="0,475 174,475 174,0 0,0">
          <text:p/>
        </draw:polygon>
        <draw:polygon draw:style-name="gr14" draw:layer="layout" svg:width="1.74cm" svg:height="0.474cm" svg:x="16.725cm" svg:y="18.028cm" svg:viewBox="0 0 1741 475" draw:points="0,475 1741,475 1741,0 0,0">
          <text:p/>
        </draw:polygon>
        <draw:frame draw:style-name="gr41" draw:layer="layout" svg:width="1.996cm" svg:height="0.458cm" svg:x="14.73cm" svg:y="18.099cm">
          <draw:text-box>
            <text:p text:style-name="P1"><text:span text:style-name="T2">0.324055 </text:span></text:p>
          </draw:text-box>
        </draw:frame>
        <draw:polygon draw:style-name="gr1" draw:layer="layout" svg:width="0.033cm" svg:height="0.474cm" svg:x="5.868cm" svg:y="18.028cm" svg:viewBox="0 0 34 475" draw:points="0,475 34,475 34,0 0,0">
          <text:p/>
        </draw:polygon>
        <draw:polygon draw:style-name="gr1" draw:layer="layout" svg:width="0.034cm" svg:height="0.474cm" svg:x="18.638cm" svg:y="18.028cm" svg:viewBox="0 0 35 475" draw:points="0,475 35,475 35,0 0,0">
          <text:p/>
        </draw:polygon>
        <draw:polygon draw:style-name="gr9" draw:layer="layout" svg:width="0.173cm" svg:height="0.474cm" svg:x="2.35cm" svg:y="18.502cm" svg:viewBox="0 0 174 475" draw:points="0,475 174,475 174,0 0,0">
          <text:p/>
        </draw:polygon>
        <draw:polygon draw:style-name="gr9" draw:layer="layout" svg:width="0.191cm" svg:height="0.474cm" svg:x="5.677cm" svg:y="18.502cm" svg:viewBox="0 0 192 475" draw:points="0,475 192,475 192,0 0,0">
          <text:p/>
        </draw:polygon>
        <draw:polygon draw:style-name="gr10" draw:layer="layout" svg:width="3.154cm" svg:height="0.474cm" svg:x="2.523cm" svg:y="18.502cm" svg:viewBox="0 0 3155 475" draw:points="0,475 3155,475 3155,0 0,0">
          <text:p/>
        </draw:polygon>
        <draw:frame draw:style-name="gr43" draw:layer="layout" svg:width="1.873cm" svg:height="0.458cm" svg:x="16.907cm" svg:y="18.099cm">
          <draw:text-box>
            <text:p text:style-name="P1"><text:span text:style-name="T2">2861268 </text:span></text:p>
          </draw:text-box>
        </draw:frame>
        <draw:frame draw:style-name="gr44" draw:layer="layout" svg:width="1.606cm" svg:height="0.458cm" svg:x="2.523cm" svg:y="18.574cm">
          <draw:text-box>
            <text:p text:style-name="P1"><text:span text:style-name="T2">16 <text:s text:c="8"/></text:span></text:p>
          </draw:text-box>
        </draw:frame>
        <draw:frame draw:style-name="gr40" draw:layer="layout" svg:width="1.746cm" svg:height="0.458cm" svg:x="6.312cm" svg:y="18.574cm">
          <draw:text-box>
            <text:p text:style-name="P1"><text:span text:style-name="T2">0.99620 </text:span></text:p>
          </draw:text-box>
        </draw:frame>
        <draw:frame draw:style-name="gr41" draw:layer="layout" svg:width="1.996cm" svg:height="0.458cm" svg:x="8.345cm" svg:y="18.574cm">
          <draw:text-box>
            <text:p text:style-name="P1"><text:span text:style-name="T2">0.333144 </text:span></text:p>
          </draw:text-box>
        </draw:frame>
        <draw:frame draw:style-name="gr23" draw:layer="layout" svg:width="1.873cm" svg:height="0.458cm" svg:x="10.525cm" svg:y="18.574cm">
          <draw:text-box>
            <text:p text:style-name="P1"><text:span text:style-name="T2">2728510 </text:span></text:p>
          </draw:text-box>
        </draw:frame>
        <draw:frame draw:style-name="gr42" draw:layer="layout" svg:width="1.746cm" svg:height="0.458cm" svg:x="12.702cm" svg:y="18.574cm">
          <draw:text-box>
            <text:p text:style-name="P1"><text:span text:style-name="T2">0.99957 </text:span></text:p>
          </draw:text-box>
        </draw:frame>
        <draw:frame draw:style-name="gr41" draw:layer="layout" svg:width="1.996cm" svg:height="0.458cm" svg:x="14.73cm" svg:y="18.574cm">
          <draw:text-box>
            <text:p text:style-name="P1"><text:span text:style-name="T2">0.333815 </text:span></text:p>
          </draw:text-box>
        </draw:frame>
        <draw:polygon draw:style-name="gr1" draw:layer="layout" svg:width="0.033cm" svg:height="0.478cm" svg:x="5.868cm" svg:y="18.502cm" svg:viewBox="0 0 34 479" draw:points="0,479 34,479 34,0 0,0">
          <text:p/>
        </draw:polygon>
        <draw:polygon draw:style-name="gr1" draw:layer="layout" svg:width="0.033cm" svg:height="0.034cm" svg:x="5.868cm" svg:y="18.98cm" svg:viewBox="0 0 34 35" draw:points="0,35 34,35 34,0 0,0">
          <text:p/>
        </draw:polygon>
        <draw:polygon draw:style-name="gr1" draw:layer="layout" svg:width="0.033cm" svg:height="0.034cm" svg:x="5.868cm" svg:y="18.98cm" svg:viewBox="0 0 34 35" draw:points="0,35 34,35 34,0 0,0">
          <text:p/>
        </draw:polygon>
        <draw:polygon draw:style-name="gr1" draw:layer="layout" svg:width="2.118cm" svg:height="0.034cm" svg:x="5.901cm" svg:y="18.98cm" svg:viewBox="0 0 2119 35" draw:points="0,35 2119,35 2119,0 0,0">
          <text:p/>
        </draw:polygon>
        <draw:polygon draw:style-name="gr1" draw:layer="layout" svg:width="0.034cm" svg:height="0.034cm" svg:x="7.994cm" svg:y="18.98cm" svg:viewBox="0 0 35 35" draw:points="0,35 35,35 35,0 0,0">
          <text:p/>
        </draw:polygon>
        <draw:polygon draw:style-name="gr1" draw:layer="layout" svg:width="2.121cm" svg:height="0.034cm" svg:x="8.028cm" svg:y="18.98cm" svg:viewBox="0 0 2122 35" draw:points="0,35 2122,35 2122,0 0,0">
          <text:p/>
        </draw:polygon>
        <draw:polygon draw:style-name="gr1" draw:layer="layout" svg:width="0.034cm" svg:height="0.034cm" svg:x="10.123cm" svg:y="18.98cm" svg:viewBox="0 0 35 35" draw:points="0,35 35,35 35,0 0,0">
          <text:p/>
        </draw:polygon>
        <draw:polygon draw:style-name="gr1" draw:layer="layout" svg:width="2.122cm" svg:height="0.034cm" svg:x="10.157cm" svg:y="18.98cm" svg:viewBox="0 0 2123 35" draw:points="0,35 2123,35 2123,0 0,0">
          <text:p/>
        </draw:polygon>
        <draw:polygon draw:style-name="gr1" draw:layer="layout" svg:width="0.034cm" svg:height="0.034cm" svg:x="12.253cm" svg:y="18.98cm" svg:viewBox="0 0 35 35" draw:points="0,35 35,35 35,0 0,0">
          <text:p/>
        </draw:polygon>
        <draw:polygon draw:style-name="gr1" draw:layer="layout" svg:width="2.121cm" svg:height="0.034cm" svg:x="12.287cm" svg:y="18.98cm" svg:viewBox="0 0 2122 35" draw:points="0,35 2122,35 2122,0 0,0">
          <text:p/>
        </draw:polygon>
        <draw:polygon draw:style-name="gr1" draw:layer="layout" svg:width="0.033cm" svg:height="0.034cm" svg:x="14.383cm" svg:y="18.98cm" svg:viewBox="0 0 34 35" draw:points="0,35 34,35 34,0 0,0">
          <text:p/>
        </draw:polygon>
        <draw:polygon draw:style-name="gr1" draw:layer="layout" svg:width="2.118cm" svg:height="0.034cm" svg:x="14.416cm" svg:y="18.98cm" svg:viewBox="0 0 2119 35" draw:points="0,35 2119,35 2119,0 0,0">
          <text:p/>
        </draw:polygon>
        <draw:polygon draw:style-name="gr1" draw:layer="layout" svg:width="0.034cm" svg:height="0.034cm" svg:x="16.509cm" svg:y="18.98cm" svg:viewBox="0 0 35 35" draw:points="0,35 35,35 35,0 0,0">
          <text:p/>
        </draw:polygon>
        <draw:polygon draw:style-name="gr1" draw:layer="layout" svg:width="2.095cm" svg:height="0.034cm" svg:x="16.543cm" svg:y="18.98cm" svg:viewBox="0 0 2096 35" draw:points="0,35 2096,35 2096,0 0,0">
          <text:p/>
        </draw:polygon>
        <draw:polygon draw:style-name="gr1" draw:layer="layout" svg:width="0.034cm" svg:height="0.478cm" svg:x="18.638cm" svg:y="18.502cm" svg:viewBox="0 0 35 479" draw:points="0,479 35,479 35,0 0,0">
          <text:p/>
        </draw:polygon>
        <draw:polygon draw:style-name="gr1" draw:layer="layout" svg:width="0.034cm" svg:height="0.034cm" svg:x="18.638cm" svg:y="18.98cm" svg:viewBox="0 0 35 35" draw:points="0,35 35,35 35,0 0,0">
          <text:p/>
        </draw:polygon>
        <draw:polygon draw:style-name="gr1" draw:layer="layout" svg:width="0.034cm" svg:height="0.034cm" svg:x="18.638cm" svg:y="18.98cm" svg:viewBox="0 0 35 35" draw:points="0,35 35,35 35,0 0,0">
          <text:p/>
        </draw:polygon>
        <draw:polygon draw:style-name="gr9" draw:layer="layout" svg:width="0.19cm" svg:height="0.474cm" svg:x="2.35cm" svg:y="21.393cm" svg:viewBox="0 0 191 475" draw:points="0,475 191,475 191,0 0,0">
          <text:p/>
        </draw:polygon>
        <draw:polygon draw:style-name="gr9" draw:layer="layout" svg:width="0.191cm" svg:height="0.474cm" svg:x="6.1cm" svg:y="21.393cm" svg:viewBox="0 0 192 475" draw:points="0,475 192,475 192,0 0,0">
          <text:p/>
        </draw:polygon>
        <draw:polygon draw:style-name="gr9" draw:layer="layout" svg:width="3.941cm" svg:height="0.368cm" svg:x="2.35cm" svg:y="21.867cm" svg:viewBox="0 0 3942 369" draw:points="0,369 3942,369 3942,0 0,0">
          <text:p/>
        </draw:polygon>
        <draw:polygon draw:style-name="gr10" draw:layer="layout" svg:width="3.561cm" svg:height="0.474cm" svg:x="2.54cm" svg:y="21.393cm" svg:viewBox="0 0 3562 475" draw:points="0,475 3562,475 3562,0 0,0">
          <text:p/>
        </draw:polygon>
        <draw:frame draw:style-name="gr43" draw:layer="layout" svg:width="1.873cm" svg:height="0.458cm" svg:x="16.907cm" svg:y="18.574cm">
          <draw:text-box>
            <text:p text:style-name="P1"><text:span text:style-name="T2">2719350 </text:span></text:p>
          </draw:text-box>
        </draw:frame>
        <draw:polygon draw:style-name="gr9" draw:layer="layout" svg:width="0.19cm" svg:height="0.474cm" svg:x="6.291cm" svg:y="21.393cm" svg:viewBox="0 0 191 475" draw:points="0,475 191,475 191,0 0,0">
          <text:p/>
        </draw:polygon>
        <draw:polygon draw:style-name="gr9" draw:layer="layout" svg:width="0.191cm" svg:height="0.474cm" svg:x="10.851cm" svg:y="21.393cm" svg:viewBox="0 0 192 475" draw:points="0,475 192,475 192,0 0,0">
          <text:p/>
        </draw:polygon>
        <draw:polygon draw:style-name="gr9" draw:layer="layout" svg:width="4.75cm" svg:height="0.368cm" svg:x="6.291cm" svg:y="21.867cm" svg:viewBox="0 0 4751 369" draw:points="0,369 4751,369 4751,0 0,0">
          <text:p/>
        </draw:polygon>
        <draw:polygon draw:style-name="gr10" draw:layer="layout" svg:width="4.37cm" svg:height="0.474cm" svg:x="6.481cm" svg:y="21.393cm" svg:viewBox="0 0 4371 475" draw:points="0,475 4371,475 4371,0 0,0">
          <text:p/>
        </draw:polygon>
        <draw:frame draw:style-name="gr11" draw:layer="layout" svg:width="2.97cm" svg:height="0.458cm" svg:x="2.54cm" svg:y="21.465cm">
          <draw:text-box>
            <text:p text:style-name="P1"><text:span text:style-name="T2">History Length </text:span></text:p>
          </draw:text-box>
        </draw:frame>
        <draw:polygon draw:style-name="gr9" draw:layer="layout" svg:width="0.19cm" svg:height="0.474cm" svg:x="2.35cm" svg:y="22.341cm" svg:viewBox="0 0 191 475" draw:points="0,475 191,475 191,0 0,0">
          <text:p/>
        </draw:polygon>
        <draw:polygon draw:style-name="gr9" draw:layer="layout" svg:width="0.174cm" svg:height="0.474cm" svg:x="6.1cm" svg:y="22.341cm" svg:viewBox="0 0 175 475" draw:points="0,475 175,475 175,0 0,0">
          <text:p/>
        </draw:polygon>
        <draw:polygon draw:style-name="gr9" draw:layer="layout" svg:width="3.924cm" svg:height="0.373cm" svg:x="2.35cm" svg:y="22.816cm" svg:viewBox="0 0 3925 374" draw:points="0,374 3925,374 3925,0 0,0">
          <text:p/>
        </draw:polygon>
        <draw:polygon draw:style-name="gr10" draw:layer="layout" svg:width="3.561cm" svg:height="0.474cm" svg:x="2.54cm" svg:y="22.341cm" svg:viewBox="0 0 3562 475" draw:points="0,475 3562,475 3562,0 0,0">
          <text:p/>
        </draw:polygon>
        <draw:frame draw:style-name="gr12" draw:layer="layout" svg:width="4.688cm" svg:height="0.458cm" svg:x="6.799cm" svg:y="21.465cm">
          <draw:text-box>
            <text:p text:style-name="P1"><text:span text:style-name="T2">VMEM PAGE SIZE: 4096 </text:span></text:p>
          </draw:text-box>
        </draw:frame>
        <draw:polygon draw:style-name="gr13" draw:layer="layout" svg:width="0.19cm" svg:height="0.474cm" svg:x="6.291cm" svg:y="22.341cm" svg:viewBox="0 0 191 475" draw:points="0,475 191,475 191,0 0,0">
          <text:p/>
        </draw:polygon>
        <draw:polygon draw:style-name="gr13" draw:layer="layout" svg:width="0.19cm" svg:height="0.474cm" svg:x="8.481cm" svg:y="22.341cm" svg:viewBox="0 0 191 475" draw:points="0,475 191,475 191,0 0,0">
          <text:p/>
        </draw:polygon>
        <draw:polygon draw:style-name="gr13" draw:layer="layout" svg:width="2.38cm" svg:height="0.373cm" svg:x="6.291cm" svg:y="22.816cm" svg:viewBox="0 0 2381 374" draw:points="0,374 2381,374 2381,0 0,0">
          <text:p/>
        </draw:polygon>
        <draw:polygon draw:style-name="gr14" draw:layer="layout" svg:width="1.999cm" svg:height="0.474cm" svg:x="6.481cm" svg:y="22.341cm" svg:viewBox="0 0 2000 475" draw:points="0,475 2000,475 2000,0 0,0">
          <text:p/>
        </draw:polygon>
        <draw:frame draw:style-name="gr3" draw:layer="layout" svg:width="0.125cm" svg:height="0.458cm" svg:x="2.54cm" svg:y="22.413cm">
          <draw:text-box>
            <text:p text:style-name="P1"><text:span text:style-name="T2"><text:s/></text:span></text:p>
          </draw:text-box>
        </draw:frame>
        <draw:polygon draw:style-name="gr13" draw:layer="layout" svg:width="0.19cm" svg:height="0.474cm" svg:x="8.667cm" svg:y="22.341cm" svg:viewBox="0 0 191 475" draw:points="0,475 191,475 191,0 0,0">
          <text:p/>
        </draw:polygon>
        <draw:polygon draw:style-name="gr13" draw:layer="layout" svg:width="0.174cm" svg:height="0.474cm" svg:x="10.851cm" svg:y="22.341cm" svg:viewBox="0 0 175 475" draw:points="0,475 175,475 175,0 0,0">
          <text:p/>
        </draw:polygon>
        <draw:polygon draw:style-name="gr13" draw:layer="layout" svg:width="2.358cm" svg:height="0.373cm" svg:x="8.667cm" svg:y="22.816cm" svg:viewBox="0 0 2359 374" draw:points="0,374 2359,374 2359,0 0,0">
          <text:p/>
        </draw:polygon>
        <draw:polygon draw:style-name="gr14" draw:layer="layout" svg:width="1.994cm" svg:height="0.474cm" svg:x="8.857cm" svg:y="22.341cm" svg:viewBox="0 0 1995 475" draw:points="0,475 1995,475 1995,0 0,0">
          <text:p/>
        </draw:polygon>
        <draw:frame draw:style-name="gr15" draw:layer="layout" svg:width="1.543cm" svg:height="0.458cm" svg:x="6.893cm" svg:y="22.413cm">
          <draw:text-box>
            <text:p text:style-name="P1"><text:span text:style-name="T2">Correct </text:span></text:p>
          </draw:text-box>
        </draw:frame>
        <draw:polygon draw:style-name="gr1" draw:layer="layout" svg:width="3.924cm" svg:height="0.106cm" svg:x="2.35cm" svg:y="22.235cm" svg:viewBox="0 0 3925 107" draw:points="0,107 3925,107 3925,0 0,0">
          <text:p/>
        </draw:polygon>
        <draw:polygon draw:style-name="gr1" draw:layer="layout" svg:width="0.106cm" svg:height="0.106cm" svg:x="6.274cm" svg:y="22.235cm" svg:viewBox="0 0 107 107" draw:points="0,107 107,107 107,0 0,0">
          <text:p/>
        </draw:polygon>
        <draw:polygon draw:style-name="gr1" draw:layer="layout" svg:width="0.106cm" svg:height="0.106cm" svg:x="6.308cm" svg:y="22.235cm" svg:viewBox="0 0 107 107" draw:points="0,107 107,107 107,0 0,0">
          <text:p/>
        </draw:polygon>
        <draw:polygon draw:style-name="gr1" draw:layer="layout" svg:width="2.257cm" svg:height="0.106cm" svg:x="6.414cm" svg:y="22.235cm" svg:viewBox="0 0 2258 107" draw:points="0,107 2258,107 2258,0 0,0">
          <text:p/>
        </draw:polygon>
        <draw:polygon draw:style-name="gr1" draw:layer="layout" svg:width="0.106cm" svg:height="0.106cm" svg:x="8.671cm" svg:y="22.235cm" svg:viewBox="0 0 107 107" draw:points="0,107 107,107 107,0 0,0">
          <text:p/>
        </draw:polygon>
        <draw:polygon draw:style-name="gr1" draw:layer="layout" svg:width="2.248cm" svg:height="0.106cm" svg:x="8.777cm" svg:y="22.235cm" svg:viewBox="0 0 2249 107" draw:points="0,107 2249,107 2249,0 0,0">
          <text:p/>
        </draw:polygon>
        <draw:polygon draw:style-name="gr1" draw:layer="layout" svg:width="0.106cm" svg:height="0.106cm" svg:x="11.025cm" svg:y="22.235cm" svg:viewBox="0 0 107 107" draw:points="0,107 107,107 107,0 0,0">
          <text:p/>
        </draw:polygon>
        <draw:polygon draw:style-name="gr1" draw:layer="layout" svg:width="0.034cm" svg:height="0.848cm" svg:x="6.274cm" svg:y="22.341cm" svg:viewBox="0 0 35 849" draw:points="0,849 35,849 35,0 0,0">
          <text:p/>
        </draw:polygon>
        <draw:polygon draw:style-name="gr1" draw:layer="layout" svg:width="0.034cm" svg:height="0.848cm" svg:x="11.025cm" svg:y="22.341cm" svg:viewBox="0 0 35 849" draw:points="0,849 35,849 35,0 0,0">
          <text:p/>
        </draw:polygon>
        <draw:polygon draw:style-name="gr9" draw:layer="layout" svg:width="0.19cm" svg:height="0.474cm" svg:x="2.35cm" svg:y="23.189cm" svg:viewBox="0 0 191 475" draw:points="0,475 191,475 191,0 0,0">
          <text:p/>
        </draw:polygon>
        <draw:polygon draw:style-name="gr9" draw:layer="layout" svg:width="0.174cm" svg:height="0.474cm" svg:x="6.1cm" svg:y="23.189cm" svg:viewBox="0 0 175 475" draw:points="0,475 175,475 175,0 0,0">
          <text:p/>
        </draw:polygon>
        <draw:polygon draw:style-name="gr10" draw:layer="layout" svg:width="3.561cm" svg:height="0.474cm" svg:x="2.54cm" svg:y="23.189cm" svg:viewBox="0 0 3562 475" draw:points="0,475 3562,475 3562,0 0,0">
          <text:p/>
        </draw:polygon>
        <draw:frame draw:style-name="gr18" draw:layer="layout" svg:width="1.848cm" svg:height="0.458cm" svg:x="9.141cm" svg:y="22.413cm">
          <draw:text-box>
            <text:p text:style-name="P1"><text:span text:style-name="T2">Incorrect </text:span></text:p>
          </draw:text-box>
        </draw:frame>
        <draw:frame draw:style-name="gr19" draw:layer="layout" svg:width="0.866cm" svg:height="0.458cm" svg:x="2.54cm" svg:y="23.261cm">
          <draw:text-box>
            <text:p text:style-name="P1"><text:span text:style-name="T2">2 <text:s text:c="4"/></text:span></text:p>
          </draw:text-box>
        </draw:frame>
        <draw:frame draw:style-name="gr20" draw:layer="layout" svg:width="1.623cm" svg:height="0.458cm" svg:x="6.889cm" svg:y="23.261cm">
          <draw:text-box>
            <text:p text:style-name="P1"><text:span text:style-name="T2">547639 </text:span></text:p>
          </draw:text-box>
        </draw:frame>
        <draw:polygon draw:style-name="gr1" draw:layer="layout" svg:width="0.034cm" svg:height="0.474cm" svg:x="6.274cm" svg:y="23.189cm" svg:viewBox="0 0 35 475" draw:points="0,475 35,475 35,0 0,0">
          <text:p/>
        </draw:polygon>
        <draw:polygon draw:style-name="gr1" draw:layer="layout" svg:width="0.034cm" svg:height="0.474cm" svg:x="11.025cm" svg:y="23.189cm" svg:viewBox="0 0 35 475" draw:points="0,475 35,475 35,0 0,0">
          <text:p/>
        </draw:polygon>
        <draw:polygon draw:style-name="gr9" draw:layer="layout" svg:width="0.19cm" svg:height="0.47cm" svg:x="2.35cm" svg:y="23.663cm" svg:viewBox="0 0 191 471" draw:points="0,471 191,471 191,0 0,0">
          <text:p/>
        </draw:polygon>
        <draw:polygon draw:style-name="gr9" draw:layer="layout" svg:width="0.174cm" svg:height="0.47cm" svg:x="6.1cm" svg:y="23.663cm" svg:viewBox="0 0 175 471" draw:points="0,471 175,471 175,0 0,0">
          <text:p/>
        </draw:polygon>
        <draw:polygon draw:style-name="gr10" draw:layer="layout" svg:width="3.561cm" svg:height="0.47cm" svg:x="2.54cm" svg:y="23.663cm" svg:viewBox="0 0 3562 471" draw:points="0,471 3562,471 3562,0 0,0">
          <text:p/>
        </draw:polygon>
        <draw:frame draw:style-name="gr20" draw:layer="layout" svg:width="1.623cm" svg:height="0.458cm" svg:x="9.264cm" svg:y="23.261cm">
          <draw:text-box>
            <text:p text:style-name="P1"><text:span text:style-name="T2">109220 </text:span></text:p>
          </draw:text-box>
        </draw:frame>
        <draw:polygon draw:style-name="gr13" draw:layer="layout" svg:width="0.19cm" svg:height="0.47cm" svg:x="6.291cm" svg:y="23.663cm" svg:viewBox="0 0 191 471" draw:points="0,471 191,471 191,0 0,0">
          <text:p/>
        </draw:polygon>
        <draw:polygon draw:style-name="gr13" draw:layer="layout" svg:width="0.19cm" svg:height="0.47cm" svg:x="8.481cm" svg:y="23.663cm" svg:viewBox="0 0 191 471" draw:points="0,471 191,471 191,0 0,0">
          <text:p/>
        </draw:polygon>
        <draw:polygon draw:style-name="gr14" draw:layer="layout" svg:width="1.999cm" svg:height="0.47cm" svg:x="6.481cm" svg:y="23.663cm" svg:viewBox="0 0 2000 471" draw:points="0,471 2000,471 2000,0 0,0">
          <text:p/>
        </draw:polygon>
        <draw:frame draw:style-name="gr21" draw:layer="layout" svg:width="0.375cm" svg:height="0.458cm" svg:x="2.54cm" svg:y="23.735cm">
          <draw:text-box>
            <text:p text:style-name="P1"><text:span text:style-name="T2">4 </text:span></text:p>
          </draw:text-box>
        </draw:frame>
        <draw:polygon draw:style-name="gr13" draw:layer="layout" svg:width="0.19cm" svg:height="0.47cm" svg:x="8.667cm" svg:y="23.663cm" svg:viewBox="0 0 191 471" draw:points="0,471 191,471 191,0 0,0">
          <text:p/>
        </draw:polygon>
        <draw:polygon draw:style-name="gr13" draw:layer="layout" svg:width="0.174cm" svg:height="0.47cm" svg:x="10.851cm" svg:y="23.663cm" svg:viewBox="0 0 175 471" draw:points="0,471 175,471 175,0 0,0">
          <text:p/>
        </draw:polygon>
        <draw:polygon draw:style-name="gr14" draw:layer="layout" svg:width="1.994cm" svg:height="0.47cm" svg:x="8.857cm" svg:y="23.663cm" svg:viewBox="0 0 1995 471" draw:points="0,471 1995,471 1995,0 0,0">
          <text:p/>
        </draw:polygon>
        <draw:frame draw:style-name="gr20" draw:layer="layout" svg:width="1.623cm" svg:height="0.458cm" svg:x="6.889cm" svg:y="23.735cm">
          <draw:text-box>
            <text:p text:style-name="P1"><text:span text:style-name="T2">560839 </text:span></text:p>
          </draw:text-box>
        </draw:frame>
        <draw:polygon draw:style-name="gr1" draw:layer="layout" svg:width="0.034cm" svg:height="0.47cm" svg:x="6.274cm" svg:y="23.663cm" svg:viewBox="0 0 35 471" draw:points="0,471 35,471 35,0 0,0">
          <text:p/>
        </draw:polygon>
        <draw:polygon draw:style-name="gr1" draw:layer="layout" svg:width="0.034cm" svg:height="0.47cm" svg:x="11.025cm" svg:y="23.663cm" svg:viewBox="0 0 35 471" draw:points="0,471 35,471 35,0 0,0">
          <text:p/>
        </draw:polygon>
        <draw:polygon draw:style-name="gr9" draw:layer="layout" svg:width="0.19cm" svg:height="0.474cm" svg:x="2.35cm" svg:y="24.133cm" svg:viewBox="0 0 191 475" draw:points="0,475 191,475 191,0 0,0">
          <text:p/>
        </draw:polygon>
        <draw:polygon draw:style-name="gr9" draw:layer="layout" svg:width="0.174cm" svg:height="0.474cm" svg:x="6.1cm" svg:y="24.133cm" svg:viewBox="0 0 175 475" draw:points="0,475 175,475 175,0 0,0">
          <text:p/>
        </draw:polygon>
        <draw:polygon draw:style-name="gr10" draw:layer="layout" svg:width="3.561cm" svg:height="0.474cm" svg:x="2.54cm" svg:y="24.133cm" svg:viewBox="0 0 3562 475" draw:points="0,475 3562,475 3562,0 0,0">
          <text:p/>
        </draw:polygon>
        <draw:frame draw:style-name="gr25" draw:layer="layout" svg:width="1.374cm" svg:height="0.458cm" svg:x="9.361cm" svg:y="23.735cm">
          <draw:text-box>
            <text:p text:style-name="P1"><text:span text:style-name="T2">96020 </text:span></text:p>
          </draw:text-box>
        </draw:frame>
        <draw:frame draw:style-name="gr22" draw:layer="layout" svg:width="1.357cm" svg:height="0.458cm" svg:x="2.54cm" svg:y="24.205cm">
          <draw:text-box>
            <text:p text:style-name="P1"><text:span text:style-name="T2">8 <text:s text:c="8"/></text:span></text:p>
          </draw:text-box>
        </draw:frame>
        <draw:frame draw:style-name="gr20" draw:layer="layout" svg:width="1.623cm" svg:height="0.458cm" svg:x="6.889cm" svg:y="24.205cm">
          <draw:text-box>
            <text:p text:style-name="P1"><text:span text:style-name="T2">604200 </text:span></text:p>
          </draw:text-box>
        </draw:frame>
        <draw:polygon draw:style-name="gr1" draw:layer="layout" svg:width="0.034cm" svg:height="0.474cm" svg:x="6.274cm" svg:y="24.133cm" svg:viewBox="0 0 35 475" draw:points="0,475 35,475 35,0 0,0">
          <text:p/>
        </draw:polygon>
        <draw:polygon draw:style-name="gr1" draw:layer="layout" svg:width="0.034cm" svg:height="0.474cm" svg:x="11.025cm" svg:y="24.133cm" svg:viewBox="0 0 35 475" draw:points="0,475 35,475 35,0 0,0">
          <text:p/>
        </draw:polygon>
        <draw:polygon draw:style-name="gr9" draw:layer="layout" svg:width="0.19cm" svg:height="0.474cm" svg:x="2.35cm" svg:y="24.607cm" svg:viewBox="0 0 191 475" draw:points="0,475 191,475 191,0 0,0">
          <text:p/>
        </draw:polygon>
        <draw:polygon draw:style-name="gr9" draw:layer="layout" svg:width="0.174cm" svg:height="0.474cm" svg:x="6.1cm" svg:y="24.607cm" svg:viewBox="0 0 175 475" draw:points="0,475 175,475 175,0 0,0">
          <text:p/>
        </draw:polygon>
        <draw:polygon draw:style-name="gr10" draw:layer="layout" svg:width="3.561cm" svg:height="0.474cm" svg:x="2.54cm" svg:y="24.607cm" svg:viewBox="0 0 3562 475" draw:points="0,475 3562,475 3562,0 0,0">
          <text:p/>
        </draw:polygon>
        <draw:frame draw:style-name="gr25" draw:layer="layout" svg:width="1.374cm" svg:height="0.458cm" svg:x="9.361cm" svg:y="24.205cm">
          <draw:text-box>
            <text:p text:style-name="P1"><text:span text:style-name="T2">52659 </text:span></text:p>
          </draw:text-box>
        </draw:frame>
        <draw:polygon draw:style-name="gr13" draw:layer="layout" svg:width="0.19cm" svg:height="0.474cm" svg:x="6.291cm" svg:y="24.607cm" svg:viewBox="0 0 191 475" draw:points="0,475 191,475 191,0 0,0">
          <text:p/>
        </draw:polygon>
        <draw:polygon draw:style-name="gr13" draw:layer="layout" svg:width="0.19cm" svg:height="0.474cm" svg:x="8.481cm" svg:y="24.607cm" svg:viewBox="0 0 191 475" draw:points="0,475 191,475 191,0 0,0">
          <text:p/>
        </draw:polygon>
        <draw:polygon draw:style-name="gr14" draw:layer="layout" svg:width="1.999cm" svg:height="0.474cm" svg:x="6.481cm" svg:y="24.607cm" svg:viewBox="0 0 2000 475" draw:points="0,475 2000,475 2000,0 0,0">
          <text:p/>
        </draw:polygon>
        <draw:frame draw:style-name="gr24" draw:layer="layout" svg:width="0.624cm" svg:height="0.458cm" svg:x="2.54cm" svg:y="24.679cm">
          <draw:text-box>
            <text:p text:style-name="P1"><text:span text:style-name="T2">10 </text:span></text:p>
          </draw:text-box>
        </draw:frame>
        <draw:polygon draw:style-name="gr13" draw:layer="layout" svg:width="0.19cm" svg:height="0.474cm" svg:x="8.667cm" svg:y="24.607cm" svg:viewBox="0 0 191 475" draw:points="0,475 191,475 191,0 0,0">
          <text:p/>
        </draw:polygon>
        <draw:polygon draw:style-name="gr13" draw:layer="layout" svg:width="0.174cm" svg:height="0.474cm" svg:x="10.851cm" svg:y="24.607cm" svg:viewBox="0 0 175 475" draw:points="0,475 175,475 175,0 0,0">
          <text:p/>
        </draw:polygon>
        <draw:polygon draw:style-name="gr14" draw:layer="layout" svg:width="1.994cm" svg:height="0.474cm" svg:x="8.857cm" svg:y="24.607cm" svg:viewBox="0 0 1995 475" draw:points="0,475 1995,475 1995,0 0,0">
          <text:p/>
        </draw:polygon>
        <draw:frame draw:style-name="gr20" draw:layer="layout" svg:width="1.623cm" svg:height="0.458cm" svg:x="6.889cm" svg:y="24.679cm">
          <draw:text-box>
            <text:p text:style-name="P1"><text:span text:style-name="T2">616056 </text:span></text:p>
          </draw:text-box>
        </draw:frame>
        <draw:polygon draw:style-name="gr1" draw:layer="layout" svg:width="0.034cm" svg:height="0.474cm" svg:x="6.274cm" svg:y="24.607cm" svg:viewBox="0 0 35 475" draw:points="0,475 35,475 35,0 0,0">
          <text:p/>
        </draw:polygon>
        <draw:polygon draw:style-name="gr1" draw:layer="layout" svg:width="0.034cm" svg:height="0.474cm" svg:x="11.025cm" svg:y="24.607cm" svg:viewBox="0 0 35 475" draw:points="0,475 35,475 35,0 0,0">
          <text:p/>
        </draw:polygon>
        <draw:polygon draw:style-name="gr9" draw:layer="layout" svg:width="0.19cm" svg:height="0.474cm" svg:x="2.35cm" svg:y="25.081cm" svg:viewBox="0 0 191 475" draw:points="0,475 191,475 191,0 0,0">
          <text:p/>
        </draw:polygon>
        <draw:polygon draw:style-name="gr9" draw:layer="layout" svg:width="0.174cm" svg:height="0.474cm" svg:x="6.1cm" svg:y="25.081cm" svg:viewBox="0 0 175 475" draw:points="0,475 175,475 175,0 0,0">
          <text:p/>
        </draw:polygon>
        <draw:polygon draw:style-name="gr10" draw:layer="layout" svg:width="3.561cm" svg:height="0.474cm" svg:x="2.54cm" svg:y="25.081cm" svg:viewBox="0 0 3562 475" draw:points="0,475 3562,475 3562,0 0,0">
          <text:p/>
        </draw:polygon>
        <draw:frame draw:style-name="gr25" draw:layer="layout" svg:width="1.374cm" svg:height="0.458cm" svg:x="9.361cm" svg:y="24.679cm">
          <draw:text-box>
            <text:p text:style-name="P1"><text:span text:style-name="T2">40803 </text:span></text:p>
          </draw:text-box>
        </draw:frame>
        <draw:frame draw:style-name="gr24" draw:layer="layout" svg:width="0.624cm" svg:height="0.458cm" svg:x="2.54cm" svg:y="25.153cm">
          <draw:text-box>
            <text:p text:style-name="P1"><text:span text:style-name="T2">12 </text:span></text:p>
          </draw:text-box>
        </draw:frame>
        <draw:frame draw:style-name="gr20" draw:layer="layout" svg:width="1.623cm" svg:height="0.458cm" svg:x="6.889cm" svg:y="25.153cm">
          <draw:text-box>
            <text:p text:style-name="P1"><text:span text:style-name="T2">620242 </text:span></text:p>
          </draw:text-box>
        </draw:frame>
        <draw:polygon draw:style-name="gr1" draw:layer="layout" svg:width="0.034cm" svg:height="0.474cm" svg:x="6.274cm" svg:y="25.081cm" svg:viewBox="0 0 35 475" draw:points="0,475 35,475 35,0 0,0">
          <text:p/>
        </draw:polygon>
        <draw:polygon draw:style-name="gr1" draw:layer="layout" svg:width="0.034cm" svg:height="0.474cm" svg:x="11.025cm" svg:y="25.081cm" svg:viewBox="0 0 35 475" draw:points="0,475 35,475 35,0 0,0">
          <text:p/>
        </draw:polygon>
        <draw:polygon draw:style-name="gr10" draw:layer="layout" svg:width="0.19cm" svg:height="0.475cm" svg:x="2.35cm" svg:y="25.555cm" svg:viewBox="0 0 191 476" draw:points="0,476 191,476 191,0 0,0">
          <text:p/>
        </draw:polygon>
        <draw:polygon draw:style-name="gr17" draw:layer="layout" svg:width="0.19cm" svg:height="0.475cm" svg:x="2.35cm" svg:y="25.555cm" svg:viewBox="0 0 191 476" draw:points="0,476 191,476 191,0 0,0">
          <text:p/>
        </draw:polygon>
        <draw:polygon draw:style-name="gr9" draw:layer="layout" svg:width="0.174cm" svg:height="0.475cm" svg:x="6.1cm" svg:y="25.555cm" svg:viewBox="0 0 175 476" draw:points="0,476 175,476 175,0 0,0">
          <text:p/>
        </draw:polygon>
        <draw:polygon draw:style-name="gr10" draw:layer="layout" svg:width="3.561cm" svg:height="0.475cm" svg:x="2.54cm" svg:y="25.555cm" svg:viewBox="0 0 3562 476" draw:points="0,476 3562,476 3562,0 0,0">
          <text:p/>
        </draw:polygon>
        <draw:frame draw:style-name="gr25" draw:layer="layout" svg:width="1.374cm" svg:height="0.458cm" svg:x="9.361cm" svg:y="25.153cm">
          <draw:text-box>
            <text:p text:style-name="P1"><text:span text:style-name="T2">36617 </text:span></text:p>
          </draw:text-box>
        </draw:frame>
        <draw:polygon draw:style-name="gr13" draw:layer="layout" svg:width="0.19cm" svg:height="0.475cm" svg:x="6.291cm" svg:y="25.555cm" svg:viewBox="0 0 191 476" draw:points="0,476 191,476 191,0 0,0">
          <text:p/>
        </draw:polygon>
        <draw:polygon draw:style-name="gr13" draw:layer="layout" svg:width="0.19cm" svg:height="0.475cm" svg:x="8.481cm" svg:y="25.555cm" svg:viewBox="0 0 191 476" draw:points="0,476 191,476 191,0 0,0">
          <text:p/>
        </draw:polygon>
        <draw:polygon draw:style-name="gr14" draw:layer="layout" svg:width="1.999cm" svg:height="0.475cm" svg:x="6.481cm" svg:y="25.555cm" svg:viewBox="0 0 2000 476" draw:points="0,476 2000,476 2000,0 0,0">
          <text:p/>
        </draw:polygon>
        <draw:frame draw:style-name="gr24" draw:layer="layout" svg:width="0.624cm" svg:height="0.458cm" svg:x="2.54cm" svg:y="25.627cm">
          <draw:text-box>
            <text:p text:style-name="P1"><text:span text:style-name="T2">16 </text:span></text:p>
          </draw:text-box>
        </draw:frame>
        <draw:polygon draw:style-name="gr13" draw:layer="layout" svg:width="0.19cm" svg:height="0.475cm" svg:x="8.667cm" svg:y="25.555cm" svg:viewBox="0 0 191 476" draw:points="0,476 191,476 191,0 0,0">
          <text:p/>
        </draw:polygon>
        <draw:polygon draw:style-name="gr13" draw:layer="layout" svg:width="0.174cm" svg:height="0.475cm" svg:x="10.851cm" svg:y="25.555cm" svg:viewBox="0 0 175 476" draw:points="0,476 175,476 175,0 0,0">
          <text:p/>
        </draw:polygon>
        <draw:polygon draw:style-name="gr14" draw:layer="layout" svg:width="1.994cm" svg:height="0.475cm" svg:x="8.857cm" svg:y="25.555cm" svg:viewBox="0 0 1995 476" draw:points="0,476 1995,476 1995,0 0,0">
          <text:p/>
        </draw:polygon>
        <draw:frame draw:style-name="gr20" draw:layer="layout" svg:width="1.623cm" svg:height="0.458cm" svg:x="6.889cm" svg:y="25.627cm">
          <draw:text-box>
            <text:p text:style-name="P1"><text:span text:style-name="T2">622815 </text:span></text:p>
          </draw:text-box>
        </draw:frame>
        <draw:polygon draw:style-name="gr1" draw:layer="layout" svg:width="0.034cm" svg:height="0.475cm" svg:x="6.274cm" svg:y="25.555cm" svg:viewBox="0 0 35 476" draw:points="0,476 35,476 35,0 0,0">
          <text:p/>
        </draw:polygon>
        <draw:polygon draw:style-name="gr1" draw:layer="layout" svg:width="0.034cm" svg:height="0.475cm" svg:x="11.025cm" svg:y="25.555cm" svg:viewBox="0 0 35 476" draw:points="0,476 35,476 35,0 0,0">
          <text:p/>
        </draw:polygon>
        <draw:frame draw:style-name="gr25" draw:layer="layout" svg:width="1.374cm" svg:height="0.458cm" svg:x="9.361cm" svg:y="25.627cm">
          <draw:text-box>
            <text:p text:style-name="P1"><text:span text:style-name="T2">34044 </text:span></text:p>
          </draw:text-box>
        </draw:frame>
      </draw:page>
      <draw:page draw:name="page2" draw:style-name="dp1" draw:master-page-name="master-page3">
        <draw:polygon draw:style-name="gr1" draw:layer="layout" svg:width="5.272cm" svg:height="0.025cm" svg:x="2.54cm" svg:y="2.946cm" svg:viewBox="0 0 5273 26" draw:points="0,26 5273,26 5273,0 0,0">
          <text:p/>
        </draw:polygon>
        <draw:frame draw:style-name="gr8" draw:layer="layout" svg:width="7.516cm" svg:height="0.458cm" svg:x="2.54cm" svg:y="2.611cm">
          <draw:text-box>
            <text:p text:style-name="P1"><text:span text:style-name="T1">2. Results for Varying TLB Length </text:span></text:p>
          </draw:text-box>
        </draw:frame>
        <draw:frame draw:style-name="gr3" draw:layer="layout" svg:width="0.125cm" svg:height="0.458cm" svg:x="2.54cm" svg:y="7.235cm">
          <draw:text-box>
            <text:p text:style-name="P1"><text:span text:style-name="T2"><text:s/></text:span></text:p>
          </draw:text-box>
        </draw:frame>
        <draw:polygon draw:style-name="gr1" draw:layer="layout" svg:width="0.953cm" svg:height="0.025cm" svg:x="2.54cm" svg:y="8.361cm" svg:viewBox="0 0 954 26" draw:points="0,26 954,26 954,0 0,0">
          <text:p/>
        </draw:polygon>
        <draw:frame draw:style-name="gr6" draw:layer="layout" svg:width="1.488cm" svg:height="0.458cm" svg:x="2.54cm" svg:y="8.027cm">
          <draw:text-box>
            <text:p text:style-name="P1"><text:span text:style-name="T1">TEST3 </text:span></text:p>
          </draw:text-box>
        </draw:frame>
        <draw:polygon draw:style-name="gr1" draw:layer="layout" svg:width="7.304cm" svg:height="0.025cm" svg:x="2.54cm" svg:y="9.157cm" svg:viewBox="0 0 7305 26" draw:points="0,26 7305,26 7305,0 0,0">
          <text:p/>
        </draw:polygon>
        <draw:frame draw:style-name="gr7" draw:layer="layout" svg:width="10.297cm" svg:height="0.458cm" svg:x="2.54cm" svg:y="8.822cm">
          <draw:text-box>
            <text:p text:style-name="P1"><text:span text:style-name="T1">1. Results for Varying G-share History Length: </text:span></text:p>
          </draw:text-box>
        </draw:frame>
        <draw:frame draw:style-name="gr3" draw:layer="layout" svg:width="0.125cm" svg:height="0.458cm" svg:x="11.389cm" svg:y="9.615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10.407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10.919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2.66cm" svg:y="10.919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11.431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12.223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13.019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13.81cm">
          <draw:text-box>
            <text:p text:style-name="P1"><text:span text:style-name="T2"><text:s/></text:span></text:p>
          </draw:text-box>
        </draw:frame>
        <draw:polygon draw:style-name="gr1" draw:layer="layout" svg:width="5.272cm" svg:height="0.025cm" svg:x="2.54cm" svg:y="14.941cm" svg:viewBox="0 0 5273 26" draw:points="0,26 5273,26 5273,0 0,0">
          <text:p/>
        </draw:polygon>
        <draw:frame draw:style-name="gr8" draw:layer="layout" svg:width="7.516cm" svg:height="0.458cm" svg:x="2.54cm" svg:y="14.606cm">
          <draw:text-box>
            <text:p text:style-name="P1"><text:span text:style-name="T1">2. Results for Varying TLB Length </text:span></text:p>
          </draw:text-box>
        </draw:frame>
        <draw:frame draw:style-name="gr3" draw:layer="layout" svg:width="0.137cm" svg:height="0.458cm" svg:x="2.54cm" svg:y="19.226cm">
          <draw:text-box>
            <text:p text:style-name="P1"><text:span text:style-name="T1"><text:s/></text:span></text:p>
          </draw:text-box>
        </draw:frame>
        <draw:polygon draw:style-name="gr1" draw:layer="layout" svg:width="0.953cm" svg:height="0.025cm" svg:x="2.54cm" svg:y="20.356cm" svg:viewBox="0 0 954 26" draw:points="0,26 954,26 954,0 0,0">
          <text:p/>
        </draw:polygon>
        <draw:frame draw:style-name="gr6" draw:layer="layout" svg:width="1.488cm" svg:height="0.458cm" svg:x="2.54cm" svg:y="20.021cm">
          <draw:text-box>
            <text:p text:style-name="P1"><text:span text:style-name="T1">TEST4 </text:span></text:p>
          </draw:text-box>
        </draw:frame>
        <draw:polygon draw:style-name="gr1" draw:layer="layout" svg:width="7.304cm" svg:height="0.026cm" svg:x="2.54cm" svg:y="21.147cm" svg:viewBox="0 0 7305 27" draw:points="0,27 7305,27 7305,0 0,0">
          <text:p/>
        </draw:polygon>
        <draw:frame draw:style-name="gr7" draw:layer="layout" svg:width="10.297cm" svg:height="0.458cm" svg:x="2.54cm" svg:y="20.813cm">
          <draw:text-box>
            <text:p text:style-name="P1"><text:span text:style-name="T1">1. Results for Varying G-share History Length: </text:span></text:p>
          </draw:text-box>
        </draw:frame>
        <draw:frame draw:style-name="gr3" draw:layer="layout" svg:width="0.125cm" svg:height="0.458cm" svg:x="5.08cm" svg:y="21.609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22.401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23.193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23.705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2.66cm" svg:y="23.705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24.218cm">
          <draw:text-box>
            <text:p text:style-name="P1"><text:span text:style-name="T2"><text:s/></text:span></text:p>
          </draw:text-box>
        </draw:frame>
        <draw:frame draw:style-name="gr3" draw:layer="layout" svg:width="0.125cm" svg:height="0.458cm" svg:x="11.389cm" svg:y="25.009cm">
          <draw:text-box>
            <text:p text:style-name="P1"><text:span text:style-name="T2"><text:s/></text:span></text:p>
          </draw:text-box>
        </draw:frame>
        <draw:polygon draw:style-name="gr9" draw:layer="layout" svg:width="0.19cm" svg:height="0.474cm" svg:x="2.35cm" svg:y="3.336cm" svg:viewBox="0 0 191 475" draw:points="0,475 191,475 191,0 0,0">
          <text:p/>
        </draw:polygon>
        <draw:polygon draw:style-name="gr9" draw:layer="layout" svg:width="0.191cm" svg:height="0.474cm" svg:x="5.694cm" svg:y="3.336cm" svg:viewBox="0 0 192 475" draw:points="0,475 192,475 192,0 0,0">
          <text:p/>
        </draw:polygon>
        <draw:polygon draw:style-name="gr9" draw:layer="layout" svg:width="3.535cm" svg:height="0.369cm" svg:x="2.35cm" svg:y="3.81cm" svg:viewBox="0 0 3536 370" draw:points="0,370 3536,370 3536,0 0,0">
          <text:p/>
        </draw:polygon>
        <draw:polygon draw:style-name="gr10" draw:layer="layout" svg:width="3.154cm" svg:height="0.474cm" svg:x="2.54cm" svg:y="3.336cm" svg:viewBox="0 0 3155 475" draw:points="0,475 3155,475 3155,0 0,0">
          <text:p/>
        </draw:polygon>
        <draw:frame draw:style-name="gr3" draw:layer="layout" svg:width="0.125cm" svg:height="0.458cm" svg:x="11.389cm" svg:y="25.805cm">
          <draw:text-box>
            <text:p text:style-name="P1"><text:span text:style-name="T2"><text:s/></text:span></text:p>
          </draw:text-box>
        </draw:frame>
        <draw:polygon draw:style-name="gr9" draw:layer="layout" svg:width="0.19cm" svg:height="0.474cm" svg:x="5.885cm" svg:y="3.336cm" svg:viewBox="0 0 191 475" draw:points="0,475 191,475 191,0 0,0">
          <text:p/>
        </draw:polygon>
        <draw:polygon draw:style-name="gr9" draw:layer="layout" svg:width="0.191cm" svg:height="0.474cm" svg:x="9.958cm" svg:y="3.336cm" svg:viewBox="0 0 192 475" draw:points="0,475 192,475 192,0 0,0">
          <text:p/>
        </draw:polygon>
        <draw:polygon draw:style-name="gr9" draw:layer="layout" svg:width="4.263cm" svg:height="0.369cm" svg:x="5.885cm" svg:y="3.81cm" svg:viewBox="0 0 4264 370" draw:points="0,370 4264,370 4264,0 0,0">
          <text:p/>
        </draw:polygon>
        <draw:polygon draw:style-name="gr10" draw:layer="layout" svg:width="3.883cm" svg:height="0.474cm" svg:x="6.075cm" svg:y="3.336cm" svg:viewBox="0 0 3884 475" draw:points="0,475 3884,475 3884,0 0,0">
          <text:p/>
        </draw:polygon>
        <draw:frame draw:style-name="gr3" draw:layer="layout" svg:width="0.125cm" svg:height="0.458cm" svg:x="2.54cm" svg:y="3.408cm">
          <draw:text-box>
            <text:p text:style-name="P1"><text:span text:style-name="T2"><text:s/></text:span></text:p>
          </draw:text-box>
        </draw:frame>
        <draw:polygon draw:style-name="gr9" draw:layer="layout" svg:width="0.19cm" svg:height="0.517cm" svg:x="10.149cm" svg:y="3.336cm" svg:viewBox="0 0 191 518" draw:points="0,518 191,518 191,0 0,0">
          <text:p/>
        </draw:polygon>
        <draw:polygon draw:style-name="gr9" draw:layer="layout" svg:width="0.191cm" svg:height="0.517cm" svg:x="12.088cm" svg:y="3.336cm" svg:viewBox="0 0 192 518" draw:points="0,518 192,518 192,0 0,0">
          <text:p/>
        </draw:polygon>
        <draw:polygon draw:style-name="gr9" draw:layer="layout" svg:width="2.13cm" svg:height="0.326cm" svg:x="10.149cm" svg:y="3.853cm" svg:viewBox="0 0 2131 327" draw:points="0,327 2131,327 2131,0 0,0">
          <text:p/>
        </draw:polygon>
        <draw:polygon draw:style-name="gr10" draw:layer="layout" svg:width="1.749cm" svg:height="0.517cm" svg:x="10.339cm" svg:y="3.336cm" svg:viewBox="0 0 1750 518" draw:points="0,518 1750,518 1750,0 0,0">
          <text:p/>
        </draw:polygon>
        <draw:frame draw:style-name="gr26" draw:layer="layout" svg:width="1.124cm" svg:height="0.458cm" svg:x="7.621cm" svg:y="3.408cm">
          <draw:text-box>
            <text:p text:style-name="P1"><text:span text:style-name="T2">4096 </text:span></text:p>
          </draw:text-box>
        </draw:frame>
        <draw:polygon draw:style-name="gr9" draw:layer="layout" svg:width="0.19cm" svg:height="0.474cm" svg:x="12.279cm" svg:y="3.336cm" svg:viewBox="0 0 191 475" draw:points="0,475 191,475 191,0 0,0">
          <text:p/>
        </draw:polygon>
        <draw:polygon draw:style-name="gr9" draw:layer="layout" svg:width="0.19cm" svg:height="0.474cm" svg:x="16.344cm" svg:y="3.336cm" svg:viewBox="0 0 191 475" draw:points="0,475 191,475 191,0 0,0">
          <text:p/>
        </draw:polygon>
        <draw:polygon draw:style-name="gr9" draw:layer="layout" svg:width="4.255cm" svg:height="0.369cm" svg:x="12.279cm" svg:y="3.81cm" svg:viewBox="0 0 4256 370" draw:points="0,370 4256,370 4256,0 0,0">
          <text:p/>
        </draw:polygon>
        <draw:polygon draw:style-name="gr10" draw:layer="layout" svg:width="3.874cm" svg:height="0.474cm" svg:x="12.469cm" svg:y="3.336cm" svg:viewBox="0 0 3875 475" draw:points="0,475 3875,475 3875,0 0,0">
          <text:p/>
        </draw:polygon>
        <draw:frame draw:style-name="gr27" draw:layer="layout" svg:width="0.137cm" svg:height="0.497cm" svg:x="11.211cm" svg:y="3.421cm">
          <draw:text-box>
            <text:p text:style-name="P1"><text:span text:style-name="T3"><text:s/></text:span></text:p>
          </draw:text-box>
        </draw:frame>
        <draw:polygon draw:style-name="gr9" draw:layer="layout" svg:width="0.191cm" svg:height="0.517cm" svg:x="16.534cm" svg:y="3.336cm" svg:viewBox="0 0 192 518" draw:points="0,518 192,518 192,0 0,0">
          <text:p/>
        </draw:polygon>
        <draw:polygon draw:style-name="gr9" draw:layer="layout" svg:width="0.19cm" svg:height="0.517cm" svg:x="18.465cm" svg:y="3.336cm" svg:viewBox="0 0 191 518" draw:points="0,518 191,518 191,0 0,0">
          <text:p/>
        </draw:polygon>
        <draw:polygon draw:style-name="gr9" draw:layer="layout" svg:width="2.121cm" svg:height="0.326cm" svg:x="16.534cm" svg:y="3.853cm" svg:viewBox="0 0 2122 327" draw:points="0,327 2122,327 2122,0 0,0">
          <text:p/>
        </draw:polygon>
        <draw:polygon draw:style-name="gr10" draw:layer="layout" svg:width="1.74cm" svg:height="0.517cm" svg:x="16.725cm" svg:y="3.336cm" svg:viewBox="0 0 1741 518" draw:points="0,518 1741,518 1741,0 0,0">
          <text:p/>
        </draw:polygon>
        <draw:frame draw:style-name="gr26" draw:layer="layout" svg:width="1.124cm" svg:height="0.458cm" svg:x="14.01cm" svg:y="3.408cm">
          <draw:text-box>
            <text:p text:style-name="P1"><text:span text:style-name="T2">8192 </text:span></text:p>
          </draw:text-box>
        </draw:frame>
        <draw:polygon draw:style-name="gr9" draw:layer="layout" svg:width="0.19cm" svg:height="0.474cm" svg:x="2.35cm" svg:y="4.284cm" svg:viewBox="0 0 191 475" draw:points="0,475 191,475 191,0 0,0">
          <text:p/>
        </draw:polygon>
        <draw:polygon draw:style-name="gr9" draw:layer="layout" svg:width="0.174cm" svg:height="0.474cm" svg:x="5.694cm" svg:y="4.284cm" svg:viewBox="0 0 175 475" draw:points="0,475 175,475 175,0 0,0">
          <text:p/>
        </draw:polygon>
        <draw:polygon draw:style-name="gr10" draw:layer="layout" svg:width="3.518cm" svg:height="0.949cm" svg:x="2.35cm" svg:y="4.758cm" svg:viewBox="0 0 3519 950" draw:points="0,950 3519,950 3519,0 0,0">
          <text:p/>
        </draw:polygon>
        <draw:polygon draw:style-name="gr10" draw:layer="layout" svg:width="3.154cm" svg:height="0.474cm" svg:x="2.54cm" svg:y="4.284cm" svg:viewBox="0 0 3155 475" draw:points="0,475 3155,475 3155,0 0,0">
          <text:p/>
        </draw:polygon>
        <draw:frame draw:style-name="gr27" draw:layer="layout" svg:width="0.137cm" svg:height="0.497cm" svg:x="17.593cm" svg:y="3.421cm">
          <draw:text-box>
            <text:p text:style-name="P1"><text:span text:style-name="T3"><text:s/></text:span></text:p>
          </draw:text-box>
        </draw:frame>
        <draw:polygon draw:style-name="gr13" draw:layer="layout" svg:width="0.19cm" svg:height="0.949cm" svg:x="5.885cm" svg:y="4.284cm" svg:viewBox="0 0 191 950" draw:points="0,950 191,950 191,0 0,0">
          <text:p/>
        </draw:polygon>
        <draw:polygon draw:style-name="gr13" draw:layer="layout" svg:width="0.19cm" svg:height="0.949cm" svg:x="7.829cm" svg:y="4.284cm" svg:viewBox="0 0 191 950" draw:points="0,950 191,950 191,0 0,0">
          <text:p/>
        </draw:polygon>
        <draw:polygon draw:style-name="gr14" draw:layer="layout" svg:width="2.134cm" svg:height="0.474cm" svg:x="5.885cm" svg:y="5.233cm" svg:viewBox="0 0 2135 475" draw:points="0,475 2135,475 2135,0 0,0">
          <text:p/>
        </draw:polygon>
        <draw:polygon draw:style-name="gr14" draw:layer="layout" svg:width="1.753cm" svg:height="0.474cm" svg:x="6.075cm" svg:y="4.284cm" svg:viewBox="0 0 1754 475" draw:points="0,475 1754,475 1754,0 0,0">
          <text:p/>
        </draw:polygon>
        <draw:frame draw:style-name="gr28" draw:layer="layout" svg:width="2.305cm" svg:height="0.458cm" svg:x="2.54cm" svg:y="4.356cm">
          <draw:text-box>
            <text:p text:style-name="P1"><text:span text:style-name="T2">TLB Length </text:span></text:p>
          </draw:text-box>
        </draw:frame>
        <draw:polygon draw:style-name="gr14" draw:layer="layout" svg:width="1.753cm" svg:height="0.475cm" svg:x="6.075cm" svg:y="4.758cm" svg:viewBox="0 0 1754 476" draw:points="0,476 1754,476 1754,0 0,0">
          <text:p/>
        </draw:polygon>
        <draw:frame draw:style-name="gr29" draw:layer="layout" svg:width="1.522cm" svg:height="0.458cm" svg:x="6.393cm" svg:y="4.356cm">
          <draw:text-box>
            <text:p text:style-name="P1"><text:span text:style-name="T2">TLB Hit </text:span></text:p>
          </draw:text-box>
        </draw:frame>
        <draw:polygon draw:style-name="gr13" draw:layer="layout" svg:width="0.191cm" svg:height="0.474cm" svg:x="8.019cm" svg:y="4.284cm" svg:viewBox="0 0 192 475" draw:points="0,475 192,475 192,0 0,0">
          <text:p/>
        </draw:polygon>
        <draw:polygon draw:style-name="gr13" draw:layer="layout" svg:width="0.191cm" svg:height="0.474cm" svg:x="9.958cm" svg:y="4.284cm" svg:viewBox="0 0 192 475" draw:points="0,475 192,475 192,0 0,0">
          <text:p/>
        </draw:polygon>
        <draw:polygon draw:style-name="gr14" draw:layer="layout" svg:width="2.13cm" svg:height="0.949cm" svg:x="8.019cm" svg:y="4.758cm" svg:viewBox="0 0 2131 950" draw:points="0,950 2131,950 2131,0 0,0">
          <text:p/>
        </draw:polygon>
        <draw:polygon draw:style-name="gr14" draw:layer="layout" svg:width="1.748cm" svg:height="0.474cm" svg:x="8.21cm" svg:y="4.284cm" svg:viewBox="0 0 1749 475" draw:points="0,475 1749,475 1749,0 0,0">
          <text:p/>
        </draw:polygon>
        <draw:frame draw:style-name="gr30" draw:layer="layout" svg:width="1.014cm" svg:height="0.458cm" svg:x="6.592cm" svg:y="4.83cm">
          <draw:text-box>
            <text:p text:style-name="P1"><text:span text:style-name="T2">Rate </text:span></text:p>
          </draw:text-box>
        </draw:frame>
        <draw:polygon draw:style-name="gr13" draw:layer="layout" svg:width="0.19cm" svg:height="1.423cm" svg:x="10.149cm" svg:y="4.284cm" svg:viewBox="0 0 191 1424" draw:points="0,1424 191,1424 191,0 0,0">
          <text:p/>
        </draw:polygon>
        <draw:polygon draw:style-name="gr13" draw:layer="layout" svg:width="0.191cm" svg:height="1.423cm" svg:x="12.088cm" svg:y="4.284cm" svg:viewBox="0 0 192 1424" draw:points="0,1424 192,1424 192,0 0,0">
          <text:p/>
        </draw:polygon>
        <draw:polygon draw:style-name="gr14" draw:layer="layout" svg:width="1.749cm" svg:height="0.474cm" svg:x="10.339cm" svg:y="4.284cm" svg:viewBox="0 0 1750 475" draw:points="0,475 1750,475 1750,0 0,0">
          <text:p/>
        </draw:polygon>
        <draw:frame draw:style-name="gr31" draw:layer="layout" svg:width="0.743cm" svg:height="0.458cm" svg:x="8.832cm" svg:y="4.356cm">
          <draw:text-box>
            <text:p text:style-name="P1"><text:span text:style-name="T2">IPC </text:span></text:p>
          </draw:text-box>
        </draw:frame>
        <draw:polygon draw:style-name="gr14" draw:layer="layout" svg:width="1.749cm" svg:height="0.475cm" svg:x="10.339cm" svg:y="4.758cm" svg:viewBox="0 0 1750 476" draw:points="0,476 1750,476 1750,0 0,0">
          <text:p/>
        </draw:polygon>
        <draw:frame draw:style-name="gr32" draw:layer="layout" svg:width="1.264cm" svg:height="0.458cm" svg:x="10.729cm" svg:y="4.356cm">
          <draw:text-box>
            <text:p text:style-name="P1"><text:span text:style-name="T2">No. of </text:span></text:p>
          </draw:text-box>
        </draw:frame>
        <draw:polygon draw:style-name="gr14" draw:layer="layout" svg:width="1.749cm" svg:height="0.474cm" svg:x="10.339cm" svg:y="5.233cm" svg:viewBox="0 0 1750 475" draw:points="0,475 1750,475 1750,0 0,0">
          <text:p/>
        </draw:polygon>
        <draw:frame draw:style-name="gr33" draw:layer="layout" svg:width="1.708cm" svg:height="0.458cm" svg:x="10.534cm" svg:y="4.83cm">
          <draw:text-box>
            <text:p text:style-name="P1"><text:span text:style-name="T2">Memory </text:span></text:p>
          </draw:text-box>
        </draw:frame>
        <draw:polygon draw:style-name="gr13" draw:layer="layout" svg:width="0.19cm" svg:height="0.949cm" svg:x="12.279cm" svg:y="4.284cm" svg:viewBox="0 0 191 950" draw:points="0,950 191,950 191,0 0,0">
          <text:p/>
        </draw:polygon>
        <draw:polygon draw:style-name="gr13" draw:layer="layout" svg:width="0.195cm" svg:height="0.949cm" svg:x="14.213cm" svg:y="4.284cm" svg:viewBox="0 0 196 950" draw:points="0,950 196,950 196,0 0,0">
          <text:p/>
        </draw:polygon>
        <draw:polygon draw:style-name="gr14" draw:layer="layout" svg:width="2.129cm" svg:height="0.474cm" svg:x="12.279cm" svg:y="5.233cm" svg:viewBox="0 0 2130 475" draw:points="0,475 2130,475 2130,0 0,0">
          <text:p/>
        </draw:polygon>
        <draw:polygon draw:style-name="gr14" draw:layer="layout" svg:width="1.744cm" svg:height="0.474cm" svg:x="12.469cm" svg:y="4.284cm" svg:viewBox="0 0 1745 475" draw:points="0,475 1745,475 1745,0 0,0">
          <text:p/>
        </draw:polygon>
        <draw:frame draw:style-name="gr34" draw:layer="layout" svg:width="1.907cm" svg:height="0.458cm" svg:x="10.517cm" svg:y="5.305cm">
          <draw:text-box>
            <text:p text:style-name="P1"><text:span text:style-name="T2">Accesses </text:span></text:p>
          </draw:text-box>
        </draw:frame>
        <draw:polygon draw:style-name="gr14" draw:layer="layout" svg:width="1.744cm" svg:height="0.475cm" svg:x="12.469cm" svg:y="4.758cm" svg:viewBox="0 0 1745 476" draw:points="0,476 1745,476 1745,0 0,0">
          <text:p/>
        </draw:polygon>
        <draw:frame draw:style-name="gr35" draw:layer="layout" svg:width="1.522cm" svg:height="0.458cm" svg:x="12.787cm" svg:y="4.356cm">
          <draw:text-box>
            <text:p text:style-name="P1"><text:span text:style-name="T2">TLB Hit </text:span></text:p>
          </draw:text-box>
        </draw:frame>
        <draw:polygon draw:style-name="gr13" draw:layer="layout" svg:width="0.186cm" svg:height="0.474cm" svg:x="14.408cm" svg:y="4.284cm" svg:viewBox="0 0 187 475" draw:points="0,475 187,475 187,0 0,0">
          <text:p/>
        </draw:polygon>
        <draw:polygon draw:style-name="gr13" draw:layer="layout" svg:width="0.19cm" svg:height="0.474cm" svg:x="16.344cm" svg:y="4.284cm" svg:viewBox="0 0 191 475" draw:points="0,475 191,475 191,0 0,0">
          <text:p/>
        </draw:polygon>
        <draw:polygon draw:style-name="gr14" draw:layer="layout" svg:width="2.126cm" svg:height="0.949cm" svg:x="14.408cm" svg:y="4.758cm" svg:viewBox="0 0 2127 950" draw:points="0,950 2127,950 2127,0 0,0">
          <text:p/>
        </draw:polygon>
        <draw:polygon draw:style-name="gr14" draw:layer="layout" svg:width="1.749cm" svg:height="0.474cm" svg:x="14.594cm" svg:y="4.284cm" svg:viewBox="0 0 1750 475" draw:points="0,475 1750,475 1750,0 0,0">
          <text:p/>
        </draw:polygon>
        <draw:frame draw:style-name="gr36" draw:layer="layout" svg:width="1.014cm" svg:height="0.458cm" svg:x="12.981cm" svg:y="4.83cm">
          <draw:text-box>
            <text:p text:style-name="P1"><text:span text:style-name="T2">Rate </text:span></text:p>
          </draw:text-box>
        </draw:frame>
        <draw:polygon draw:style-name="gr13" draw:layer="layout" svg:width="0.191cm" svg:height="1.423cm" svg:x="16.534cm" svg:y="4.284cm" svg:viewBox="0 0 192 1424" draw:points="0,1424 192,1424 192,0 0,0">
          <text:p/>
        </draw:polygon>
        <draw:polygon draw:style-name="gr13" draw:layer="layout" svg:width="0.173cm" svg:height="1.423cm" svg:x="18.465cm" svg:y="4.284cm" svg:viewBox="0 0 174 1424" draw:points="0,1424 174,1424 174,0 0,0">
          <text:p/>
        </draw:polygon>
        <draw:polygon draw:style-name="gr14" draw:layer="layout" svg:width="1.74cm" svg:height="0.474cm" svg:x="16.725cm" svg:y="4.284cm" svg:viewBox="0 0 1741 475" draw:points="0,475 1741,475 1741,0 0,0">
          <text:p/>
        </draw:polygon>
        <draw:frame draw:style-name="gr31" draw:layer="layout" svg:width="0.743cm" svg:height="0.458cm" svg:x="15.212cm" svg:y="4.356cm">
          <draw:text-box>
            <text:p text:style-name="P1"><text:span text:style-name="T2">IPC </text:span></text:p>
          </draw:text-box>
        </draw:frame>
        <draw:polygon draw:style-name="gr14" draw:layer="layout" svg:width="1.74cm" svg:height="0.475cm" svg:x="16.725cm" svg:y="4.758cm" svg:viewBox="0 0 1741 476" draw:points="0,476 1741,476 1741,0 0,0">
          <text:p/>
        </draw:polygon>
        <draw:frame draw:style-name="gr32" draw:layer="layout" svg:width="1.264cm" svg:height="0.458cm" svg:x="17.11cm" svg:y="4.356cm">
          <draw:text-box>
            <text:p text:style-name="P1"><text:span text:style-name="T2">No. of </text:span></text:p>
          </draw:text-box>
        </draw:frame>
        <draw:polygon draw:style-name="gr14" draw:layer="layout" svg:width="1.74cm" svg:height="0.474cm" svg:x="16.725cm" svg:y="5.233cm" svg:viewBox="0 0 1741 475" draw:points="0,475 1741,475 1741,0 0,0">
          <text:p/>
        </draw:polygon>
        <draw:frame draw:style-name="gr37" draw:layer="layout" svg:width="1.708cm" svg:height="0.458cm" svg:x="16.915cm" svg:y="4.83cm">
          <draw:text-box>
            <text:p text:style-name="P1"><text:span text:style-name="T2">Memory </text:span></text:p>
          </draw:text-box>
        </draw:frame>
        <draw:polygon draw:style-name="gr1" draw:layer="layout" svg:width="3.518cm" svg:height="0.105cm" svg:x="2.35cm" svg:y="4.179cm" svg:viewBox="0 0 3519 106" draw:points="0,106 3519,106 3519,0 0,0">
          <text:p/>
        </draw:polygon>
        <draw:polygon draw:style-name="gr1" draw:layer="layout" svg:width="0.105cm" svg:height="0.105cm" svg:x="5.868cm" svg:y="4.179cm" svg:viewBox="0 0 106 106" draw:points="0,106 106,106 106,0 0,0">
          <text:p/>
        </draw:polygon>
        <draw:polygon draw:style-name="gr1" draw:layer="layout" svg:width="0.106cm" svg:height="0.105cm" svg:x="5.901cm" svg:y="4.179cm" svg:viewBox="0 0 107 106" draw:points="0,106 107,106 107,0 0,0">
          <text:p/>
        </draw:polygon>
        <draw:polygon draw:style-name="gr1" draw:layer="layout" svg:width="2.012cm" svg:height="0.105cm" svg:x="6.007cm" svg:y="4.179cm" svg:viewBox="0 0 2013 106" draw:points="0,106 2013,106 2013,0 0,0">
          <text:p/>
        </draw:polygon>
        <draw:polygon draw:style-name="gr1" draw:layer="layout" svg:width="0.106cm" svg:height="0.105cm" svg:x="8.019cm" svg:y="4.179cm" svg:viewBox="0 0 107 106" draw:points="0,106 107,106 107,0 0,0">
          <text:p/>
        </draw:polygon>
        <draw:polygon draw:style-name="gr1" draw:layer="layout" svg:width="2.024cm" svg:height="0.105cm" svg:x="8.125cm" svg:y="4.179cm" svg:viewBox="0 0 2025 106" draw:points="0,106 2025,106 2025,0 0,0">
          <text:p/>
        </draw:polygon>
        <draw:polygon draw:style-name="gr1" draw:layer="layout" svg:width="0.105cm" svg:height="0.105cm" svg:x="10.149cm" svg:y="4.179cm" svg:viewBox="0 0 106 106" draw:points="0,106 106,106 106,0 0,0">
          <text:p/>
        </draw:polygon>
        <draw:polygon draw:style-name="gr1" draw:layer="layout" svg:width="2.025cm" svg:height="0.105cm" svg:x="10.254cm" svg:y="4.179cm" svg:viewBox="0 0 2026 106" draw:points="0,106 2026,106 2026,0 0,0">
          <text:p/>
        </draw:polygon>
        <draw:polygon draw:style-name="gr1" draw:layer="layout" svg:width="0.105cm" svg:height="0.105cm" svg:x="12.279cm" svg:y="4.179cm" svg:viewBox="0 0 106 106" draw:points="0,106 106,106 106,0 0,0">
          <text:p/>
        </draw:polygon>
        <draw:polygon draw:style-name="gr1" draw:layer="layout" svg:width="2.024cm" svg:height="0.105cm" svg:x="12.384cm" svg:y="4.179cm" svg:viewBox="0 0 2025 106" draw:points="0,106 2025,106 2025,0 0,0">
          <text:p/>
        </draw:polygon>
        <draw:polygon draw:style-name="gr1" draw:layer="layout" svg:width="0.106cm" svg:height="0.105cm" svg:x="14.408cm" svg:y="4.179cm" svg:viewBox="0 0 107 106" draw:points="0,106 107,106 107,0 0,0">
          <text:p/>
        </draw:polygon>
        <draw:polygon draw:style-name="gr1" draw:layer="layout" svg:width="2.02cm" svg:height="0.105cm" svg:x="14.514cm" svg:y="4.179cm" svg:viewBox="0 0 2021 106" draw:points="0,106 2021,106 2021,0 0,0">
          <text:p/>
        </draw:polygon>
        <draw:polygon draw:style-name="gr1" draw:layer="layout" svg:width="0.106cm" svg:height="0.105cm" svg:x="16.534cm" svg:y="4.179cm" svg:viewBox="0 0 107 106" draw:points="0,106 107,106 107,0 0,0">
          <text:p/>
        </draw:polygon>
        <draw:polygon draw:style-name="gr1" draw:layer="layout" svg:width="1.998cm" svg:height="0.105cm" svg:x="16.64cm" svg:y="4.179cm" svg:viewBox="0 0 1999 106" draw:points="0,106 1999,106 1999,0 0,0">
          <text:p/>
        </draw:polygon>
        <draw:polygon draw:style-name="gr1" draw:layer="layout" svg:width="0.106cm" svg:height="0.105cm" svg:x="18.638cm" svg:y="4.179cm" svg:viewBox="0 0 107 106" draw:points="0,106 107,106 107,0 0,0">
          <text:p/>
        </draw:polygon>
        <draw:polygon draw:style-name="gr1" draw:layer="layout" svg:width="0.033cm" svg:height="1.423cm" svg:x="5.868cm" svg:y="4.284cm" svg:viewBox="0 0 34 1424" draw:points="0,1424 34,1424 34,0 0,0">
          <text:p/>
        </draw:polygon>
        <draw:polygon draw:style-name="gr1" draw:layer="layout" svg:width="0.034cm" svg:height="1.423cm" svg:x="18.638cm" svg:y="4.284cm" svg:viewBox="0 0 35 1424" draw:points="0,1424 35,1424 35,0 0,0">
          <text:p/>
        </draw:polygon>
        <draw:polygon draw:style-name="gr9" draw:layer="layout" svg:width="0.19cm" svg:height="0.474cm" svg:x="2.35cm" svg:y="5.707cm" svg:viewBox="0 0 191 475" draw:points="0,475 191,475 191,0 0,0">
          <text:p/>
        </draw:polygon>
        <draw:polygon draw:style-name="gr9" draw:layer="layout" svg:width="0.174cm" svg:height="0.474cm" svg:x="5.694cm" svg:y="5.707cm" svg:viewBox="0 0 175 475" draw:points="0,475 175,475 175,0 0,0">
          <text:p/>
        </draw:polygon>
        <draw:polygon draw:style-name="gr10" draw:layer="layout" svg:width="3.154cm" svg:height="0.474cm" svg:x="2.54cm" svg:y="5.707cm" svg:viewBox="0 0 3155 475" draw:points="0,475 3155,475 3155,0 0,0">
          <text:p/>
        </draw:polygon>
        <draw:frame draw:style-name="gr38" draw:layer="layout" svg:width="1.907cm" svg:height="0.458cm" svg:x="16.898cm" svg:y="5.305cm">
          <draw:text-box>
            <text:p text:style-name="P1"><text:span text:style-name="T2">Accesses </text:span></text:p>
          </draw:text-box>
        </draw:frame>
        <draw:frame draw:style-name="gr39" draw:layer="layout" svg:width="1.111cm" svg:height="0.458cm" svg:x="2.54cm" svg:y="5.779cm">
          <draw:text-box>
            <text:p text:style-name="P1"><text:span text:style-name="T2">1 <text:s text:c="6"/></text:span></text:p>
          </draw:text-box>
        </draw:frame>
        <draw:frame draw:style-name="gr40" draw:layer="layout" svg:width="1.746cm" svg:height="0.458cm" svg:x="6.312cm" svg:y="5.779cm">
          <draw:text-box>
            <text:p text:style-name="P1"><text:span text:style-name="T2">0.43777 </text:span></text:p>
          </draw:text-box>
        </draw:frame>
        <draw:frame draw:style-name="gr42" draw:layer="layout" svg:width="1.746cm" svg:height="0.458cm" svg:x="8.443cm" svg:y="5.779cm">
          <draw:text-box>
            <text:p text:style-name="P1"><text:span text:style-name="T2">0.28061 </text:span></text:p>
          </draw:text-box>
        </draw:frame>
        <draw:frame draw:style-name="gr23" draw:layer="layout" svg:width="1.873cm" svg:height="0.458cm" svg:x="10.525cm" svg:y="5.779cm">
          <draw:text-box>
            <text:p text:style-name="P1"><text:span text:style-name="T2">1402477 </text:span></text:p>
          </draw:text-box>
        </draw:frame>
        <draw:frame draw:style-name="gr42" draw:layer="layout" svg:width="1.746cm" svg:height="0.458cm" svg:x="12.702cm" svg:y="5.779cm">
          <draw:text-box>
            <text:p text:style-name="P1"><text:span text:style-name="T2">0.47190 </text:span></text:p>
          </draw:text-box>
        </draw:frame>
        <draw:frame draw:style-name="gr41" draw:layer="layout" svg:width="1.996cm" svg:height="0.458cm" svg:x="14.73cm" svg:y="5.779cm">
          <draw:text-box>
            <text:p text:style-name="P1"><text:span text:style-name="T2">0.284321 </text:span></text:p>
          </draw:text-box>
        </draw:frame>
        <draw:polygon draw:style-name="gr1" draw:layer="layout" svg:width="0.033cm" svg:height="0.474cm" svg:x="5.868cm" svg:y="5.707cm" svg:viewBox="0 0 34 475" draw:points="0,475 34,475 34,0 0,0">
          <text:p/>
        </draw:polygon>
        <draw:polygon draw:style-name="gr1" draw:layer="layout" svg:width="0.034cm" svg:height="0.474cm" svg:x="18.638cm" svg:y="5.707cm" svg:viewBox="0 0 35 475" draw:points="0,475 35,475 35,0 0,0">
          <text:p/>
        </draw:polygon>
        <draw:polygon draw:style-name="gr9" draw:layer="layout" svg:width="0.173cm" svg:height="0.474cm" svg:x="2.35cm" svg:y="6.181cm" svg:viewBox="0 0 174 475" draw:points="0,475 174,475 174,0 0,0">
          <text:p/>
        </draw:polygon>
        <draw:polygon draw:style-name="gr9" draw:layer="layout" svg:width="0.191cm" svg:height="0.474cm" svg:x="5.677cm" svg:y="6.181cm" svg:viewBox="0 0 192 475" draw:points="0,475 192,475 192,0 0,0">
          <text:p/>
        </draw:polygon>
        <draw:polygon draw:style-name="gr10" draw:layer="layout" svg:width="3.154cm" svg:height="0.474cm" svg:x="2.523cm" svg:y="6.181cm" svg:viewBox="0 0 3155 475" draw:points="0,475 3155,475 3155,0 0,0">
          <text:p/>
        </draw:polygon>
        <draw:frame draw:style-name="gr43" draw:layer="layout" svg:width="1.873cm" svg:height="0.458cm" svg:x="16.907cm" svg:y="5.779cm">
          <draw:text-box>
            <text:p text:style-name="P1"><text:span text:style-name="T2">1371837 </text:span></text:p>
          </draw:text-box>
        </draw:frame>
        <draw:polygon draw:style-name="gr13" draw:layer="layout" svg:width="0.19cm" svg:height="0.474cm" svg:x="5.885cm" svg:y="6.181cm" svg:viewBox="0 0 191 475" draw:points="0,475 191,475 191,0 0,0">
          <text:p/>
        </draw:polygon>
        <draw:polygon draw:style-name="gr13" draw:layer="layout" svg:width="0.19cm" svg:height="0.474cm" svg:x="7.829cm" svg:y="6.181cm" svg:viewBox="0 0 191 475" draw:points="0,475 191,475 191,0 0,0">
          <text:p/>
        </draw:polygon>
        <draw:polygon draw:style-name="gr14" draw:layer="layout" svg:width="1.753cm" svg:height="0.474cm" svg:x="6.075cm" svg:y="6.181cm" svg:viewBox="0 0 1754 475" draw:points="0,475 1754,475 1754,0 0,0">
          <text:p/>
        </draw:polygon>
        <draw:frame draw:style-name="gr21" draw:layer="layout" svg:width="0.375cm" svg:height="0.458cm" svg:x="2.523cm" svg:y="6.253cm">
          <draw:text-box>
            <text:p text:style-name="P1"><text:span text:style-name="T2">4 </text:span></text:p>
          </draw:text-box>
        </draw:frame>
        <draw:polygon draw:style-name="gr13" draw:layer="layout" svg:width="0.191cm" svg:height="0.474cm" svg:x="8.019cm" svg:y="6.181cm" svg:viewBox="0 0 192 475" draw:points="0,475 192,475 192,0 0,0">
          <text:p/>
        </draw:polygon>
        <draw:polygon draw:style-name="gr13" draw:layer="layout" svg:width="0.191cm" svg:height="0.474cm" svg:x="9.958cm" svg:y="6.181cm" svg:viewBox="0 0 192 475" draw:points="0,475 192,475 192,0 0,0">
          <text:p/>
        </draw:polygon>
        <draw:polygon draw:style-name="gr14" draw:layer="layout" svg:width="1.748cm" svg:height="0.474cm" svg:x="8.21cm" svg:y="6.181cm" svg:viewBox="0 0 1749 475" draw:points="0,475 1749,475 1749,0 0,0">
          <text:p/>
        </draw:polygon>
        <draw:frame draw:style-name="gr40" draw:layer="layout" svg:width="1.746cm" svg:height="0.458cm" svg:x="6.312cm" svg:y="6.253cm">
          <draw:text-box>
            <text:p text:style-name="P1"><text:span text:style-name="T2">0.85554 </text:span></text:p>
          </draw:text-box>
        </draw:frame>
        <draw:polygon draw:style-name="gr13" draw:layer="layout" svg:width="0.19cm" svg:height="0.474cm" svg:x="10.149cm" svg:y="6.181cm" svg:viewBox="0 0 191 475" draw:points="0,475 191,475 191,0 0,0">
          <text:p/>
        </draw:polygon>
        <draw:polygon draw:style-name="gr13" draw:layer="layout" svg:width="0.191cm" svg:height="0.474cm" svg:x="12.088cm" svg:y="6.181cm" svg:viewBox="0 0 192 475" draw:points="0,475 192,475 192,0 0,0">
          <text:p/>
        </draw:polygon>
        <draw:polygon draw:style-name="gr14" draw:layer="layout" svg:width="1.749cm" svg:height="0.474cm" svg:x="10.339cm" svg:y="6.181cm" svg:viewBox="0 0 1750 475" draw:points="0,475 1750,475 1750,0 0,0">
          <text:p/>
        </draw:polygon>
        <draw:frame draw:style-name="gr41" draw:layer="layout" svg:width="1.996cm" svg:height="0.458cm" svg:x="8.345cm" svg:y="6.253cm">
          <draw:text-box>
            <text:p text:style-name="P1"><text:span text:style-name="T2">0.332705 </text:span></text:p>
          </draw:text-box>
        </draw:frame>
        <draw:polygon draw:style-name="gr13" draw:layer="layout" svg:width="0.19cm" svg:height="0.474cm" svg:x="12.279cm" svg:y="6.181cm" svg:viewBox="0 0 191 475" draw:points="0,475 191,475 191,0 0,0">
          <text:p/>
        </draw:polygon>
        <draw:polygon draw:style-name="gr13" draw:layer="layout" svg:width="0.195cm" svg:height="0.474cm" svg:x="14.213cm" svg:y="6.181cm" svg:viewBox="0 0 196 475" draw:points="0,475 196,475 196,0 0,0">
          <text:p/>
        </draw:polygon>
        <draw:polygon draw:style-name="gr14" draw:layer="layout" svg:width="1.744cm" svg:height="0.474cm" svg:x="12.469cm" svg:y="6.181cm" svg:viewBox="0 0 1745 475" draw:points="0,475 1745,475 1745,0 0,0">
          <text:p/>
        </draw:polygon>
        <draw:frame draw:style-name="gr23" draw:layer="layout" svg:width="1.873cm" svg:height="0.458cm" svg:x="10.525cm" svg:y="6.253cm">
          <draw:text-box>
            <text:p text:style-name="P1"><text:span text:style-name="T2">1027425 </text:span></text:p>
          </draw:text-box>
        </draw:frame>
        <draw:polygon draw:style-name="gr13" draw:layer="layout" svg:width="0.186cm" svg:height="0.474cm" svg:x="14.408cm" svg:y="6.181cm" svg:viewBox="0 0 187 475" draw:points="0,475 187,475 187,0 0,0">
          <text:p/>
        </draw:polygon>
        <draw:polygon draw:style-name="gr13" draw:layer="layout" svg:width="0.19cm" svg:height="0.474cm" svg:x="16.344cm" svg:y="6.181cm" svg:viewBox="0 0 191 475" draw:points="0,475 191,475 191,0 0,0">
          <text:p/>
        </draw:polygon>
        <draw:polygon draw:style-name="gr14" draw:layer="layout" svg:width="1.749cm" svg:height="0.474cm" svg:x="14.594cm" svg:y="6.181cm" svg:viewBox="0 0 1750 475" draw:points="0,475 1750,475 1750,0 0,0">
          <text:p/>
        </draw:polygon>
        <draw:frame draw:style-name="gr42" draw:layer="layout" svg:width="1.746cm" svg:height="0.458cm" svg:x="12.702cm" svg:y="6.253cm">
          <draw:text-box>
            <text:p text:style-name="P1"><text:span text:style-name="T2">0.88688 </text:span></text:p>
          </draw:text-box>
        </draw:frame>
        <draw:polygon draw:style-name="gr13" draw:layer="layout" svg:width="0.191cm" svg:height="0.474cm" svg:x="16.534cm" svg:y="6.181cm" svg:viewBox="0 0 192 475" draw:points="0,475 192,475 192,0 0,0">
          <text:p/>
        </draw:polygon>
        <draw:polygon draw:style-name="gr13" draw:layer="layout" svg:width="0.173cm" svg:height="0.474cm" svg:x="18.465cm" svg:y="6.181cm" svg:viewBox="0 0 174 475" draw:points="0,475 174,475 174,0 0,0">
          <text:p/>
        </draw:polygon>
        <draw:polygon draw:style-name="gr14" draw:layer="layout" svg:width="1.74cm" svg:height="0.474cm" svg:x="16.725cm" svg:y="6.181cm" svg:viewBox="0 0 1741 475" draw:points="0,475 1741,475 1741,0 0,0">
          <text:p/>
        </draw:polygon>
        <draw:frame draw:style-name="gr41" draw:layer="layout" svg:width="1.996cm" svg:height="0.458cm" svg:x="14.73cm" svg:y="6.253cm">
          <draw:text-box>
            <text:p text:style-name="P1"><text:span text:style-name="T2">0.337508 </text:span></text:p>
          </draw:text-box>
        </draw:frame>
        <draw:polygon draw:style-name="gr1" draw:layer="layout" svg:width="0.033cm" svg:height="0.474cm" svg:x="5.868cm" svg:y="6.181cm" svg:viewBox="0 0 34 475" draw:points="0,475 34,475 34,0 0,0">
          <text:p/>
        </draw:polygon>
        <draw:polygon draw:style-name="gr1" draw:layer="layout" svg:width="0.034cm" svg:height="0.474cm" svg:x="18.638cm" svg:y="6.181cm" svg:viewBox="0 0 35 475" draw:points="0,475 35,475 35,0 0,0">
          <text:p/>
        </draw:polygon>
        <draw:polygon draw:style-name="gr9" draw:layer="layout" svg:width="0.173cm" svg:height="0.47cm" svg:x="2.35cm" svg:y="6.655cm" svg:viewBox="0 0 174 471" draw:points="0,471 174,471 174,0 0,0">
          <text:p/>
        </draw:polygon>
        <draw:polygon draw:style-name="gr9" draw:layer="layout" svg:width="0.191cm" svg:height="0.47cm" svg:x="5.677cm" svg:y="6.655cm" svg:viewBox="0 0 192 471" draw:points="0,471 192,471 192,0 0,0">
          <text:p/>
        </draw:polygon>
        <draw:polygon draw:style-name="gr10" draw:layer="layout" svg:width="3.154cm" svg:height="0.47cm" svg:x="2.523cm" svg:y="6.655cm" svg:viewBox="0 0 3155 471" draw:points="0,471 3155,471 3155,0 0,0">
          <text:p/>
        </draw:polygon>
        <draw:frame draw:style-name="gr20" draw:layer="layout" svg:width="1.623cm" svg:height="0.458cm" svg:x="17.004cm" svg:y="6.253cm">
          <draw:text-box>
            <text:p text:style-name="P1"><text:span text:style-name="T2">999289 </text:span></text:p>
          </draw:text-box>
        </draw:frame>
        <draw:frame draw:style-name="gr44" draw:layer="layout" svg:width="1.606cm" svg:height="0.458cm" svg:x="2.523cm" svg:y="6.727cm">
          <draw:text-box>
            <text:p text:style-name="P1"><text:span text:style-name="T2">16 <text:s text:c="8"/></text:span></text:p>
          </draw:text-box>
        </draw:frame>
        <draw:frame draw:style-name="gr40" draw:layer="layout" svg:width="1.746cm" svg:height="0.458cm" svg:x="6.312cm" svg:y="6.727cm">
          <draw:text-box>
            <text:p text:style-name="P1"><text:span text:style-name="T2">0.97032 </text:span></text:p>
          </draw:text-box>
        </draw:frame>
        <draw:frame draw:style-name="gr41" draw:layer="layout" svg:width="1.996cm" svg:height="0.458cm" svg:x="8.345cm" svg:y="6.727cm">
          <draw:text-box>
            <text:p text:style-name="P1"><text:span text:style-name="T2">0.350613 </text:span></text:p>
          </draw:text-box>
        </draw:frame>
        <draw:frame draw:style-name="gr20" draw:layer="layout" svg:width="1.623cm" svg:height="0.458cm" svg:x="10.623cm" svg:y="6.727cm">
          <draw:text-box>
            <text:p text:style-name="P1"><text:span text:style-name="T2">924386 </text:span></text:p>
          </draw:text-box>
        </draw:frame>
        <draw:frame draw:style-name="gr45" draw:layer="layout" svg:width="1.496cm" svg:height="0.458cm" svg:x="12.804cm" svg:y="6.727cm">
          <draw:text-box>
            <text:p text:style-name="P1"><text:span text:style-name="T2">0.9931 </text:span></text:p>
          </draw:text-box>
        </draw:frame>
        <draw:frame draw:style-name="gr42" draw:layer="layout" svg:width="1.746cm" svg:height="0.458cm" svg:x="14.827cm" svg:y="6.727cm">
          <draw:text-box>
            <text:p text:style-name="P1"><text:span text:style-name="T2">0.35452 </text:span></text:p>
          </draw:text-box>
        </draw:frame>
        <draw:polygon draw:style-name="gr1" draw:layer="layout" svg:width="0.033cm" svg:height="0.474cm" svg:x="5.868cm" svg:y="6.655cm" svg:viewBox="0 0 34 475" draw:points="0,475 34,475 34,0 0,0">
          <text:p/>
        </draw:polygon>
        <draw:polygon draw:style-name="gr1" draw:layer="layout" svg:width="0.033cm" svg:height="0.034cm" svg:x="5.868cm" svg:y="7.129cm" svg:viewBox="0 0 34 35" draw:points="0,35 34,35 34,0 0,0">
          <text:p/>
        </draw:polygon>
        <draw:polygon draw:style-name="gr1" draw:layer="layout" svg:width="0.033cm" svg:height="0.034cm" svg:x="5.868cm" svg:y="7.129cm" svg:viewBox="0 0 34 35" draw:points="0,35 34,35 34,0 0,0">
          <text:p/>
        </draw:polygon>
        <draw:polygon draw:style-name="gr1" draw:layer="layout" svg:width="2.118cm" svg:height="0.034cm" svg:x="5.901cm" svg:y="7.129cm" svg:viewBox="0 0 2119 35" draw:points="0,35 2119,35 2119,0 0,0">
          <text:p/>
        </draw:polygon>
        <draw:polygon draw:style-name="gr1" draw:layer="layout" svg:width="0.034cm" svg:height="0.034cm" svg:x="7.994cm" svg:y="7.129cm" svg:viewBox="0 0 35 35" draw:points="0,35 35,35 35,0 0,0">
          <text:p/>
        </draw:polygon>
        <draw:polygon draw:style-name="gr1" draw:layer="layout" svg:width="2.121cm" svg:height="0.034cm" svg:x="8.028cm" svg:y="7.129cm" svg:viewBox="0 0 2122 35" draw:points="0,35 2122,35 2122,0 0,0">
          <text:p/>
        </draw:polygon>
        <draw:polygon draw:style-name="gr1" draw:layer="layout" svg:width="0.034cm" svg:height="0.034cm" svg:x="10.123cm" svg:y="7.129cm" svg:viewBox="0 0 35 35" draw:points="0,35 35,35 35,0 0,0">
          <text:p/>
        </draw:polygon>
        <draw:polygon draw:style-name="gr1" draw:layer="layout" svg:width="2.122cm" svg:height="0.034cm" svg:x="10.157cm" svg:y="7.129cm" svg:viewBox="0 0 2123 35" draw:points="0,35 2123,35 2123,0 0,0">
          <text:p/>
        </draw:polygon>
        <draw:polygon draw:style-name="gr1" draw:layer="layout" svg:width="0.034cm" svg:height="0.034cm" svg:x="12.253cm" svg:y="7.129cm" svg:viewBox="0 0 35 35" draw:points="0,35 35,35 35,0 0,0">
          <text:p/>
        </draw:polygon>
        <draw:polygon draw:style-name="gr1" draw:layer="layout" svg:width="2.121cm" svg:height="0.034cm" svg:x="12.287cm" svg:y="7.129cm" svg:viewBox="0 0 2122 35" draw:points="0,35 2122,35 2122,0 0,0">
          <text:p/>
        </draw:polygon>
        <draw:polygon draw:style-name="gr1" draw:layer="layout" svg:width="0.033cm" svg:height="0.034cm" svg:x="14.383cm" svg:y="7.129cm" svg:viewBox="0 0 34 35" draw:points="0,35 34,35 34,0 0,0">
          <text:p/>
        </draw:polygon>
        <draw:polygon draw:style-name="gr1" draw:layer="layout" svg:width="2.118cm" svg:height="0.034cm" svg:x="14.416cm" svg:y="7.129cm" svg:viewBox="0 0 2119 35" draw:points="0,35 2119,35 2119,0 0,0">
          <text:p/>
        </draw:polygon>
        <draw:polygon draw:style-name="gr1" draw:layer="layout" svg:width="0.034cm" svg:height="0.034cm" svg:x="16.509cm" svg:y="7.129cm" svg:viewBox="0 0 35 35" draw:points="0,35 35,35 35,0 0,0">
          <text:p/>
        </draw:polygon>
        <draw:polygon draw:style-name="gr1" draw:layer="layout" svg:width="2.095cm" svg:height="0.034cm" svg:x="16.543cm" svg:y="7.129cm" svg:viewBox="0 0 2096 35" draw:points="0,35 2096,35 2096,0 0,0">
          <text:p/>
        </draw:polygon>
        <draw:polygon draw:style-name="gr1" draw:layer="layout" svg:width="0.034cm" svg:height="0.474cm" svg:x="18.638cm" svg:y="6.655cm" svg:viewBox="0 0 35 475" draw:points="0,475 35,475 35,0 0,0">
          <text:p/>
        </draw:polygon>
        <draw:polygon draw:style-name="gr1" draw:layer="layout" svg:width="0.034cm" svg:height="0.034cm" svg:x="18.638cm" svg:y="7.129cm" svg:viewBox="0 0 35 35" draw:points="0,35 35,35 35,0 0,0">
          <text:p/>
        </draw:polygon>
        <draw:polygon draw:style-name="gr1" draw:layer="layout" svg:width="0.034cm" svg:height="0.034cm" svg:x="18.638cm" svg:y="7.129cm" svg:viewBox="0 0 35 35" draw:points="0,35 35,35 35,0 0,0">
          <text:p/>
        </draw:polygon>
        <draw:polygon draw:style-name="gr9" draw:layer="layout" svg:width="0.19cm" svg:height="0.47cm" svg:x="2.35cm" svg:y="9.547cm" svg:viewBox="0 0 191 471" draw:points="0,471 191,471 191,0 0,0">
          <text:p/>
        </draw:polygon>
        <draw:polygon draw:style-name="gr9" draw:layer="layout" svg:width="0.191cm" svg:height="0.47cm" svg:x="6.1cm" svg:y="9.547cm" svg:viewBox="0 0 192 471" draw:points="0,471 192,471 192,0 0,0">
          <text:p/>
        </draw:polygon>
        <draw:polygon draw:style-name="gr9" draw:layer="layout" svg:width="3.941cm" svg:height="0.373cm" svg:x="2.35cm" svg:y="10.017cm" svg:viewBox="0 0 3942 374" draw:points="0,374 3942,374 3942,0 0,0">
          <text:p/>
        </draw:polygon>
        <draw:polygon draw:style-name="gr10" draw:layer="layout" svg:width="3.561cm" svg:height="0.47cm" svg:x="2.54cm" svg:y="9.547cm" svg:viewBox="0 0 3562 471" draw:points="0,471 3562,471 3562,0 0,0">
          <text:p/>
        </draw:polygon>
        <draw:frame draw:style-name="gr20" draw:layer="layout" svg:width="1.623cm" svg:height="0.458cm" svg:x="17.004cm" svg:y="6.727cm">
          <draw:text-box>
            <text:p text:style-name="P1"><text:span text:style-name="T2">903870 </text:span></text:p>
          </draw:text-box>
        </draw:frame>
        <draw:polygon draw:style-name="gr9" draw:layer="layout" svg:width="0.19cm" svg:height="0.47cm" svg:x="6.291cm" svg:y="9.547cm" svg:viewBox="0 0 191 471" draw:points="0,471 191,471 191,0 0,0">
          <text:p/>
        </draw:polygon>
        <draw:polygon draw:style-name="gr9" draw:layer="layout" svg:width="0.191cm" svg:height="0.47cm" svg:x="10.851cm" svg:y="9.547cm" svg:viewBox="0 0 192 471" draw:points="0,471 192,471 192,0 0,0">
          <text:p/>
        </draw:polygon>
        <draw:polygon draw:style-name="gr9" draw:layer="layout" svg:width="4.75cm" svg:height="0.373cm" svg:x="6.291cm" svg:y="10.017cm" svg:viewBox="0 0 4751 374" draw:points="0,374 4751,374 4751,0 0,0">
          <text:p/>
        </draw:polygon>
        <draw:polygon draw:style-name="gr10" draw:layer="layout" svg:width="4.37cm" svg:height="0.47cm" svg:x="6.481cm" svg:y="9.547cm" svg:viewBox="0 0 4371 471" draw:points="0,471 4371,471 4371,0 0,0">
          <text:p/>
        </draw:polygon>
        <draw:frame draw:style-name="gr11" draw:layer="layout" svg:width="2.97cm" svg:height="0.458cm" svg:x="2.54cm" svg:y="9.619cm">
          <draw:text-box>
            <text:p text:style-name="P1"><text:span text:style-name="T2">History Length </text:span></text:p>
          </draw:text-box>
        </draw:frame>
        <draw:polygon draw:style-name="gr9" draw:layer="layout" svg:width="0.19cm" svg:height="0.474cm" svg:x="2.35cm" svg:y="10.496cm" svg:viewBox="0 0 191 475" draw:points="0,475 191,475 191,0 0,0">
          <text:p/>
        </draw:polygon>
        <draw:polygon draw:style-name="gr9" draw:layer="layout" svg:width="0.174cm" svg:height="0.474cm" svg:x="6.1cm" svg:y="10.496cm" svg:viewBox="0 0 175 475" draw:points="0,475 175,475 175,0 0,0">
          <text:p/>
        </draw:polygon>
        <draw:polygon draw:style-name="gr9" draw:layer="layout" svg:width="3.924cm" svg:height="0.368cm" svg:x="2.35cm" svg:y="10.97cm" svg:viewBox="0 0 3925 369" draw:points="0,369 3925,369 3925,0 0,0">
          <text:p/>
        </draw:polygon>
        <draw:polygon draw:style-name="gr10" draw:layer="layout" svg:width="3.561cm" svg:height="0.474cm" svg:x="2.54cm" svg:y="10.496cm" svg:viewBox="0 0 3562 475" draw:points="0,475 3562,475 3562,0 0,0">
          <text:p/>
        </draw:polygon>
        <draw:frame draw:style-name="gr12" draw:layer="layout" svg:width="4.688cm" svg:height="0.458cm" svg:x="6.799cm" svg:y="9.619cm">
          <draw:text-box>
            <text:p text:style-name="P1"><text:span text:style-name="T2">VMEM PAGE SIZE: 4096 </text:span></text:p>
          </draw:text-box>
        </draw:frame>
        <draw:polygon draw:style-name="gr13" draw:layer="layout" svg:width="0.19cm" svg:height="0.474cm" svg:x="6.291cm" svg:y="10.496cm" svg:viewBox="0 0 191 475" draw:points="0,475 191,475 191,0 0,0">
          <text:p/>
        </draw:polygon>
        <draw:polygon draw:style-name="gr13" draw:layer="layout" svg:width="0.19cm" svg:height="0.474cm" svg:x="8.481cm" svg:y="10.496cm" svg:viewBox="0 0 191 475" draw:points="0,475 191,475 191,0 0,0">
          <text:p/>
        </draw:polygon>
        <draw:polygon draw:style-name="gr13" draw:layer="layout" svg:width="2.38cm" svg:height="0.368cm" svg:x="6.291cm" svg:y="10.97cm" svg:viewBox="0 0 2381 369" draw:points="0,369 2381,369 2381,0 0,0">
          <text:p/>
        </draw:polygon>
        <draw:polygon draw:style-name="gr14" draw:layer="layout" svg:width="1.999cm" svg:height="0.474cm" svg:x="6.481cm" svg:y="10.496cm" svg:viewBox="0 0 2000 475" draw:points="0,475 2000,475 2000,0 0,0">
          <text:p/>
        </draw:polygon>
        <draw:frame draw:style-name="gr3" draw:layer="layout" svg:width="0.125cm" svg:height="0.458cm" svg:x="2.54cm" svg:y="10.568cm">
          <draw:text-box>
            <text:p text:style-name="P1"><text:span text:style-name="T2"><text:s/></text:span></text:p>
          </draw:text-box>
        </draw:frame>
        <draw:polygon draw:style-name="gr13" draw:layer="layout" svg:width="0.19cm" svg:height="0.474cm" svg:x="8.667cm" svg:y="10.496cm" svg:viewBox="0 0 191 475" draw:points="0,475 191,475 191,0 0,0">
          <text:p/>
        </draw:polygon>
        <draw:polygon draw:style-name="gr13" draw:layer="layout" svg:width="0.174cm" svg:height="0.474cm" svg:x="10.851cm" svg:y="10.496cm" svg:viewBox="0 0 175 475" draw:points="0,475 175,475 175,0 0,0">
          <text:p/>
        </draw:polygon>
        <draw:polygon draw:style-name="gr13" draw:layer="layout" svg:width="2.358cm" svg:height="0.368cm" svg:x="8.667cm" svg:y="10.97cm" svg:viewBox="0 0 2359 369" draw:points="0,369 2359,369 2359,0 0,0">
          <text:p/>
        </draw:polygon>
        <draw:polygon draw:style-name="gr14" draw:layer="layout" svg:width="1.994cm" svg:height="0.474cm" svg:x="8.857cm" svg:y="10.496cm" svg:viewBox="0 0 1995 475" draw:points="0,475 1995,475 1995,0 0,0">
          <text:p/>
        </draw:polygon>
        <draw:frame draw:style-name="gr15" draw:layer="layout" svg:width="1.543cm" svg:height="0.458cm" svg:x="6.893cm" svg:y="10.568cm">
          <draw:text-box>
            <text:p text:style-name="P1"><text:span text:style-name="T2">Correct </text:span></text:p>
          </draw:text-box>
        </draw:frame>
        <draw:polygon draw:style-name="gr1" draw:layer="layout" svg:width="3.924cm" svg:height="0.106cm" svg:x="2.35cm" svg:y="10.39cm" svg:viewBox="0 0 3925 107" draw:points="0,107 3925,107 3925,0 0,0">
          <text:p/>
        </draw:polygon>
        <draw:polygon draw:style-name="gr1" draw:layer="layout" svg:width="0.106cm" svg:height="0.106cm" svg:x="6.274cm" svg:y="10.39cm" svg:viewBox="0 0 107 107" draw:points="0,107 107,107 107,0 0,0">
          <text:p/>
        </draw:polygon>
        <draw:polygon draw:style-name="gr1" draw:layer="layout" svg:width="0.106cm" svg:height="0.106cm" svg:x="6.308cm" svg:y="10.39cm" svg:viewBox="0 0 107 107" draw:points="0,107 107,107 107,0 0,0">
          <text:p/>
        </draw:polygon>
        <draw:polygon draw:style-name="gr1" draw:layer="layout" svg:width="2.257cm" svg:height="0.106cm" svg:x="6.414cm" svg:y="10.39cm" svg:viewBox="0 0 2258 107" draw:points="0,107 2258,107 2258,0 0,0">
          <text:p/>
        </draw:polygon>
        <draw:polygon draw:style-name="gr1" draw:layer="layout" svg:width="0.106cm" svg:height="0.106cm" svg:x="8.671cm" svg:y="10.39cm" svg:viewBox="0 0 107 107" draw:points="0,107 107,107 107,0 0,0">
          <text:p/>
        </draw:polygon>
        <draw:polygon draw:style-name="gr1" draw:layer="layout" svg:width="2.248cm" svg:height="0.106cm" svg:x="8.777cm" svg:y="10.39cm" svg:viewBox="0 0 2249 107" draw:points="0,107 2249,107 2249,0 0,0">
          <text:p/>
        </draw:polygon>
        <draw:polygon draw:style-name="gr16" draw:layer="layout" svg:width="0.106cm" svg:height="0.106cm" svg:x="11.025cm" svg:y="10.39cm" svg:viewBox="0 0 107 107" draw:points="0,107 107,107 107,0 0,0">
          <text:p/>
        </draw:polygon>
        <draw:polygon draw:style-name="gr17" draw:layer="layout" svg:width="0.106cm" svg:height="0.106cm" svg:x="11.025cm" svg:y="10.39cm" svg:viewBox="0 0 107 107" draw:points="0,107 107,107 107,0 0,0">
          <text:p/>
        </draw:polygon>
        <draw:polygon draw:style-name="gr1" draw:layer="layout" svg:width="0.034cm" svg:height="0.842cm" svg:x="6.274cm" svg:y="10.496cm" svg:viewBox="0 0 35 843" draw:points="0,843 35,843 35,0 0,0">
          <text:p/>
        </draw:polygon>
        <draw:polygon draw:style-name="gr1" draw:layer="layout" svg:width="0.034cm" svg:height="0.842cm" svg:x="11.025cm" svg:y="10.496cm" svg:viewBox="0 0 35 843" draw:points="0,843 35,843 35,0 0,0">
          <text:p/>
        </draw:polygon>
        <draw:polygon draw:style-name="gr10" draw:layer="layout" svg:width="0.19cm" svg:height="0.474cm" svg:x="2.35cm" svg:y="11.338cm" svg:viewBox="0 0 191 475" draw:points="0,475 191,475 191,0 0,0">
          <text:p/>
        </draw:polygon>
        <draw:polygon draw:style-name="gr17" draw:layer="layout" svg:width="0.19cm" svg:height="0.474cm" svg:x="2.35cm" svg:y="11.338cm" svg:viewBox="0 0 191 475" draw:points="0,475 191,475 191,0 0,0">
          <text:p/>
        </draw:polygon>
        <draw:polygon draw:style-name="gr9" draw:layer="layout" svg:width="0.174cm" svg:height="0.474cm" svg:x="6.1cm" svg:y="11.338cm" svg:viewBox="0 0 175 475" draw:points="0,475 175,475 175,0 0,0">
          <text:p/>
        </draw:polygon>
        <draw:polygon draw:style-name="gr10" draw:layer="layout" svg:width="3.561cm" svg:height="0.474cm" svg:x="2.54cm" svg:y="11.338cm" svg:viewBox="0 0 3562 475" draw:points="0,475 3562,475 3562,0 0,0">
          <text:p/>
        </draw:polygon>
        <draw:frame draw:style-name="gr18" draw:layer="layout" svg:width="1.848cm" svg:height="0.458cm" svg:x="9.141cm" svg:y="10.568cm">
          <draw:text-box>
            <text:p text:style-name="P1"><text:span text:style-name="T2">Incorrect </text:span></text:p>
          </draw:text-box>
        </draw:frame>
        <draw:frame draw:style-name="gr19" draw:layer="layout" svg:width="0.866cm" svg:height="0.458cm" svg:x="2.54cm" svg:y="11.41cm">
          <draw:text-box>
            <text:p text:style-name="P1"><text:span text:style-name="T2">2 <text:s text:c="4"/></text:span></text:p>
          </draw:text-box>
        </draw:frame>
        <draw:frame draw:style-name="gr20" draw:layer="layout" svg:width="1.623cm" svg:height="0.458cm" svg:x="6.889cm" svg:y="11.41cm">
          <draw:text-box>
            <text:p text:style-name="P1"><text:span text:style-name="T2">770846 </text:span></text:p>
          </draw:text-box>
        </draw:frame>
        <draw:polygon draw:style-name="gr1" draw:layer="layout" svg:width="0.034cm" svg:height="0.474cm" svg:x="6.274cm" svg:y="11.338cm" svg:viewBox="0 0 35 475" draw:points="0,475 35,475 35,0 0,0">
          <text:p/>
        </draw:polygon>
        <draw:polygon draw:style-name="gr1" draw:layer="layout" svg:width="0.034cm" svg:height="0.474cm" svg:x="11.025cm" svg:y="11.338cm" svg:viewBox="0 0 35 475" draw:points="0,475 35,475 35,0 0,0">
          <text:p/>
        </draw:polygon>
        <draw:polygon draw:style-name="gr9" draw:layer="layout" svg:width="0.19cm" svg:height="0.474cm" svg:x="2.35cm" svg:y="11.812cm" svg:viewBox="0 0 191 475" draw:points="0,475 191,475 191,0 0,0">
          <text:p/>
        </draw:polygon>
        <draw:polygon draw:style-name="gr9" draw:layer="layout" svg:width="0.174cm" svg:height="0.474cm" svg:x="6.1cm" svg:y="11.812cm" svg:viewBox="0 0 175 475" draw:points="0,475 175,475 175,0 0,0">
          <text:p/>
        </draw:polygon>
        <draw:polygon draw:style-name="gr10" draw:layer="layout" svg:width="3.561cm" svg:height="0.474cm" svg:x="2.54cm" svg:y="11.812cm" svg:viewBox="0 0 3562 475" draw:points="0,475 3562,475 3562,0 0,0">
          <text:p/>
        </draw:polygon>
        <draw:frame draw:style-name="gr20" draw:layer="layout" svg:width="1.623cm" svg:height="0.458cm" svg:x="9.264cm" svg:y="11.41cm">
          <draw:text-box>
            <text:p text:style-name="P1"><text:span text:style-name="T2">153641 </text:span></text:p>
          </draw:text-box>
        </draw:frame>
        <draw:polygon draw:style-name="gr13" draw:layer="layout" svg:width="0.19cm" svg:height="0.474cm" svg:x="6.291cm" svg:y="11.812cm" svg:viewBox="0 0 191 475" draw:points="0,475 191,475 191,0 0,0">
          <text:p/>
        </draw:polygon>
        <draw:polygon draw:style-name="gr13" draw:layer="layout" svg:width="0.19cm" svg:height="0.474cm" svg:x="8.481cm" svg:y="11.812cm" svg:viewBox="0 0 191 475" draw:points="0,475 191,475 191,0 0,0">
          <text:p/>
        </draw:polygon>
        <draw:polygon draw:style-name="gr14" draw:layer="layout" svg:width="1.999cm" svg:height="0.474cm" svg:x="6.481cm" svg:y="11.812cm" svg:viewBox="0 0 2000 475" draw:points="0,475 2000,475 2000,0 0,0">
          <text:p/>
        </draw:polygon>
        <draw:frame draw:style-name="gr21" draw:layer="layout" svg:width="0.375cm" svg:height="0.458cm" svg:x="2.54cm" svg:y="11.884cm">
          <draw:text-box>
            <text:p text:style-name="P1"><text:span text:style-name="T2">4 </text:span></text:p>
          </draw:text-box>
        </draw:frame>
        <draw:polygon draw:style-name="gr13" draw:layer="layout" svg:width="0.19cm" svg:height="0.474cm" svg:x="8.667cm" svg:y="11.812cm" svg:viewBox="0 0 191 475" draw:points="0,475 191,475 191,0 0,0">
          <text:p/>
        </draw:polygon>
        <draw:polygon draw:style-name="gr13" draw:layer="layout" svg:width="0.174cm" svg:height="0.474cm" svg:x="10.851cm" svg:y="11.812cm" svg:viewBox="0 0 175 475" draw:points="0,475 175,475 175,0 0,0">
          <text:p/>
        </draw:polygon>
        <draw:polygon draw:style-name="gr14" draw:layer="layout" svg:width="1.994cm" svg:height="0.474cm" svg:x="8.857cm" svg:y="11.812cm" svg:viewBox="0 0 1995 475" draw:points="0,475 1995,475 1995,0 0,0">
          <text:p/>
        </draw:polygon>
        <draw:frame draw:style-name="gr20" draw:layer="layout" svg:width="1.623cm" svg:height="0.458cm" svg:x="6.889cm" svg:y="11.884cm">
          <draw:text-box>
            <text:p text:style-name="P1"><text:span text:style-name="T2">795329 </text:span></text:p>
          </draw:text-box>
        </draw:frame>
        <draw:polygon draw:style-name="gr1" draw:layer="layout" svg:width="0.034cm" svg:height="0.474cm" svg:x="6.274cm" svg:y="11.812cm" svg:viewBox="0 0 35 475" draw:points="0,475 35,475 35,0 0,0">
          <text:p/>
        </draw:polygon>
        <draw:polygon draw:style-name="gr1" draw:layer="layout" svg:width="0.034cm" svg:height="0.474cm" svg:x="11.025cm" svg:y="11.812cm" svg:viewBox="0 0 35 475" draw:points="0,475 35,475 35,0 0,0">
          <text:p/>
        </draw:polygon>
        <draw:polygon draw:style-name="gr9" draw:layer="layout" svg:width="0.19cm" svg:height="0.475cm" svg:x="2.35cm" svg:y="12.286cm" svg:viewBox="0 0 191 476" draw:points="0,476 191,476 191,0 0,0">
          <text:p/>
        </draw:polygon>
        <draw:polygon draw:style-name="gr9" draw:layer="layout" svg:width="0.174cm" svg:height="0.475cm" svg:x="6.1cm" svg:y="12.286cm" svg:viewBox="0 0 175 476" draw:points="0,476 175,476 175,0 0,0">
          <text:p/>
        </draw:polygon>
        <draw:polygon draw:style-name="gr10" draw:layer="layout" svg:width="3.561cm" svg:height="0.475cm" svg:x="2.54cm" svg:y="12.286cm" svg:viewBox="0 0 3562 476" draw:points="0,476 3562,476 3562,0 0,0">
          <text:p/>
        </draw:polygon>
        <draw:frame draw:style-name="gr20" draw:layer="layout" svg:width="1.623cm" svg:height="0.458cm" svg:x="9.264cm" svg:y="11.884cm">
          <draw:text-box>
            <text:p text:style-name="P1"><text:span text:style-name="T2">129158 </text:span></text:p>
          </draw:text-box>
        </draw:frame>
        <draw:frame draw:style-name="gr22" draw:layer="layout" svg:width="1.357cm" svg:height="0.458cm" svg:x="2.54cm" svg:y="12.358cm">
          <draw:text-box>
            <text:p text:style-name="P1"><text:span text:style-name="T2">8 <text:s text:c="8"/></text:span></text:p>
          </draw:text-box>
        </draw:frame>
        <draw:frame draw:style-name="gr20" draw:layer="layout" svg:width="1.623cm" svg:height="0.458cm" svg:x="6.889cm" svg:y="12.358cm">
          <draw:text-box>
            <text:p text:style-name="P1"><text:span text:style-name="T2">851598 </text:span></text:p>
          </draw:text-box>
        </draw:frame>
        <draw:polygon draw:style-name="gr1" draw:layer="layout" svg:width="0.034cm" svg:height="0.475cm" svg:x="6.274cm" svg:y="12.286cm" svg:viewBox="0 0 35 476" draw:points="0,476 35,476 35,0 0,0">
          <text:p/>
        </draw:polygon>
        <draw:polygon draw:style-name="gr1" draw:layer="layout" svg:width="0.034cm" svg:height="0.475cm" svg:x="11.025cm" svg:y="12.286cm" svg:viewBox="0 0 35 476" draw:points="0,476 35,476 35,0 0,0">
          <text:p/>
        </draw:polygon>
        <draw:polygon draw:style-name="gr9" draw:layer="layout" svg:width="0.19cm" svg:height="0.474cm" svg:x="2.35cm" svg:y="12.761cm" svg:viewBox="0 0 191 475" draw:points="0,475 191,475 191,0 0,0">
          <text:p/>
        </draw:polygon>
        <draw:polygon draw:style-name="gr9" draw:layer="layout" svg:width="0.174cm" svg:height="0.474cm" svg:x="6.1cm" svg:y="12.761cm" svg:viewBox="0 0 175 475" draw:points="0,475 175,475 175,0 0,0">
          <text:p/>
        </draw:polygon>
        <draw:polygon draw:style-name="gr10" draw:layer="layout" svg:width="3.561cm" svg:height="0.474cm" svg:x="2.54cm" svg:y="12.761cm" svg:viewBox="0 0 3562 475" draw:points="0,475 3562,475 3562,0 0,0">
          <text:p/>
        </draw:polygon>
        <draw:frame draw:style-name="gr25" draw:layer="layout" svg:width="1.374cm" svg:height="0.458cm" svg:x="9.361cm" svg:y="12.358cm">
          <draw:text-box>
            <text:p text:style-name="P1"><text:span text:style-name="T2">72891 </text:span></text:p>
          </draw:text-box>
        </draw:frame>
        <draw:polygon draw:style-name="gr13" draw:layer="layout" svg:width="0.19cm" svg:height="0.474cm" svg:x="6.291cm" svg:y="12.761cm" svg:viewBox="0 0 191 475" draw:points="0,475 191,475 191,0 0,0">
          <text:p/>
        </draw:polygon>
        <draw:polygon draw:style-name="gr13" draw:layer="layout" svg:width="0.19cm" svg:height="0.474cm" svg:x="8.481cm" svg:y="12.761cm" svg:viewBox="0 0 191 475" draw:points="0,475 191,475 191,0 0,0">
          <text:p/>
        </draw:polygon>
        <draw:polygon draw:style-name="gr14" draw:layer="layout" svg:width="1.999cm" svg:height="0.474cm" svg:x="6.481cm" svg:y="12.761cm" svg:viewBox="0 0 2000 475" draw:points="0,475 2000,475 2000,0 0,0">
          <text:p/>
        </draw:polygon>
        <draw:frame draw:style-name="gr24" draw:layer="layout" svg:width="0.624cm" svg:height="0.458cm" svg:x="2.54cm" svg:y="12.832cm">
          <draw:text-box>
            <text:p text:style-name="P1"><text:span text:style-name="T2">10 </text:span></text:p>
          </draw:text-box>
        </draw:frame>
        <draw:polygon draw:style-name="gr13" draw:layer="layout" svg:width="0.19cm" svg:height="0.474cm" svg:x="8.667cm" svg:y="12.761cm" svg:viewBox="0 0 191 475" draw:points="0,475 191,475 191,0 0,0">
          <text:p/>
        </draw:polygon>
        <draw:polygon draw:style-name="gr13" draw:layer="layout" svg:width="0.174cm" svg:height="0.474cm" svg:x="10.851cm" svg:y="12.761cm" svg:viewBox="0 0 175 475" draw:points="0,475 175,475 175,0 0,0">
          <text:p/>
        </draw:polygon>
        <draw:polygon draw:style-name="gr14" draw:layer="layout" svg:width="1.994cm" svg:height="0.474cm" svg:x="8.857cm" svg:y="12.761cm" svg:viewBox="0 0 1995 475" draw:points="0,475 1995,475 1995,0 0,0">
          <text:p/>
        </draw:polygon>
        <draw:frame draw:style-name="gr20" draw:layer="layout" svg:width="1.623cm" svg:height="0.458cm" svg:x="6.889cm" svg:y="12.832cm">
          <draw:text-box>
            <text:p text:style-name="P1"><text:span text:style-name="T2">866553 </text:span></text:p>
          </draw:text-box>
        </draw:frame>
        <draw:polygon draw:style-name="gr1" draw:layer="layout" svg:width="0.034cm" svg:height="0.474cm" svg:x="6.274cm" svg:y="12.761cm" svg:viewBox="0 0 35 475" draw:points="0,475 35,475 35,0 0,0">
          <text:p/>
        </draw:polygon>
        <draw:polygon draw:style-name="gr1" draw:layer="layout" svg:width="0.034cm" svg:height="0.474cm" svg:x="11.025cm" svg:y="12.761cm" svg:viewBox="0 0 35 475" draw:points="0,475 35,475 35,0 0,0">
          <text:p/>
        </draw:polygon>
        <draw:polygon draw:style-name="gr9" draw:layer="layout" svg:width="0.19cm" svg:height="0.47cm" svg:x="2.35cm" svg:y="13.235cm" svg:viewBox="0 0 191 471" draw:points="0,471 191,471 191,0 0,0">
          <text:p/>
        </draw:polygon>
        <draw:polygon draw:style-name="gr9" draw:layer="layout" svg:width="0.174cm" svg:height="0.47cm" svg:x="6.1cm" svg:y="13.235cm" svg:viewBox="0 0 175 471" draw:points="0,471 175,471 175,0 0,0">
          <text:p/>
        </draw:polygon>
        <draw:polygon draw:style-name="gr10" draw:layer="layout" svg:width="3.561cm" svg:height="0.47cm" svg:x="2.54cm" svg:y="13.235cm" svg:viewBox="0 0 3562 471" draw:points="0,471 3562,471 3562,0 0,0">
          <text:p/>
        </draw:polygon>
        <draw:frame draw:style-name="gr25" draw:layer="layout" svg:width="1.374cm" svg:height="0.458cm" svg:x="9.361cm" svg:y="12.832cm">
          <draw:text-box>
            <text:p text:style-name="P1"><text:span text:style-name="T2">57934 </text:span></text:p>
          </draw:text-box>
        </draw:frame>
        <draw:frame draw:style-name="gr24" draw:layer="layout" svg:width="0.624cm" svg:height="0.458cm" svg:x="2.54cm" svg:y="13.307cm">
          <draw:text-box>
            <text:p text:style-name="P1"><text:span text:style-name="T2">12 </text:span></text:p>
          </draw:text-box>
        </draw:frame>
        <draw:frame draw:style-name="gr20" draw:layer="layout" svg:width="1.623cm" svg:height="0.458cm" svg:x="6.889cm" svg:y="13.307cm">
          <draw:text-box>
            <text:p text:style-name="P1"><text:span text:style-name="T2">873466 </text:span></text:p>
          </draw:text-box>
        </draw:frame>
        <draw:polygon draw:style-name="gr1" draw:layer="layout" svg:width="0.034cm" svg:height="0.47cm" svg:x="6.274cm" svg:y="13.235cm" svg:viewBox="0 0 35 471" draw:points="0,471 35,471 35,0 0,0">
          <text:p/>
        </draw:polygon>
        <draw:polygon draw:style-name="gr1" draw:layer="layout" svg:width="0.034cm" svg:height="0.47cm" svg:x="11.025cm" svg:y="13.235cm" svg:viewBox="0 0 35 471" draw:points="0,471 35,471 35,0 0,0">
          <text:p/>
        </draw:polygon>
        <draw:polygon draw:style-name="gr9" draw:layer="layout" svg:width="0.19cm" svg:height="0.474cm" svg:x="2.35cm" svg:y="13.705cm" svg:viewBox="0 0 191 475" draw:points="0,475 191,475 191,0 0,0">
          <text:p/>
        </draw:polygon>
        <draw:polygon draw:style-name="gr9" draw:layer="layout" svg:width="0.174cm" svg:height="0.474cm" svg:x="6.1cm" svg:y="13.705cm" svg:viewBox="0 0 175 475" draw:points="0,475 175,475 175,0 0,0">
          <text:p/>
        </draw:polygon>
        <draw:polygon draw:style-name="gr10" draw:layer="layout" svg:width="3.561cm" svg:height="0.474cm" svg:x="2.54cm" svg:y="13.705cm" svg:viewBox="0 0 3562 475" draw:points="0,475 3562,475 3562,0 0,0">
          <text:p/>
        </draw:polygon>
        <draw:frame draw:style-name="gr25" draw:layer="layout" svg:width="1.374cm" svg:height="0.458cm" svg:x="9.361cm" svg:y="13.307cm">
          <draw:text-box>
            <text:p text:style-name="P1"><text:span text:style-name="T2">51021 </text:span></text:p>
          </draw:text-box>
        </draw:frame>
        <draw:polygon draw:style-name="gr13" draw:layer="layout" svg:width="0.19cm" svg:height="0.474cm" svg:x="6.291cm" svg:y="13.705cm" svg:viewBox="0 0 191 475" draw:points="0,475 191,475 191,0 0,0">
          <text:p/>
        </draw:polygon>
        <draw:polygon draw:style-name="gr13" draw:layer="layout" svg:width="0.19cm" svg:height="0.474cm" svg:x="8.481cm" svg:y="13.705cm" svg:viewBox="0 0 191 475" draw:points="0,475 191,475 191,0 0,0">
          <text:p/>
        </draw:polygon>
        <draw:polygon draw:style-name="gr14" draw:layer="layout" svg:width="1.999cm" svg:height="0.474cm" svg:x="6.481cm" svg:y="13.705cm" svg:viewBox="0 0 2000 475" draw:points="0,475 2000,475 2000,0 0,0">
          <text:p/>
        </draw:polygon>
        <draw:frame draw:style-name="gr24" draw:layer="layout" svg:width="0.624cm" svg:height="0.458cm" svg:x="2.54cm" svg:y="13.777cm">
          <draw:text-box>
            <text:p text:style-name="P1"><text:span text:style-name="T2">16 </text:span></text:p>
          </draw:text-box>
        </draw:frame>
        <draw:polygon draw:style-name="gr13" draw:layer="layout" svg:width="0.19cm" svg:height="0.474cm" svg:x="8.667cm" svg:y="13.705cm" svg:viewBox="0 0 191 475" draw:points="0,475 191,475 191,0 0,0">
          <text:p/>
        </draw:polygon>
        <draw:polygon draw:style-name="gr13" draw:layer="layout" svg:width="0.174cm" svg:height="0.474cm" svg:x="10.851cm" svg:y="13.705cm" svg:viewBox="0 0 175 475" draw:points="0,475 175,475 175,0 0,0">
          <text:p/>
        </draw:polygon>
        <draw:polygon draw:style-name="gr14" draw:layer="layout" svg:width="1.994cm" svg:height="0.474cm" svg:x="8.857cm" svg:y="13.705cm" svg:viewBox="0 0 1995 475" draw:points="0,475 1995,475 1995,0 0,0">
          <text:p/>
        </draw:polygon>
        <draw:frame draw:style-name="gr20" draw:layer="layout" svg:width="1.623cm" svg:height="0.458cm" svg:x="6.889cm" svg:y="13.777cm">
          <draw:text-box>
            <text:p text:style-name="P1"><text:span text:style-name="T2">877805 </text:span></text:p>
          </draw:text-box>
        </draw:frame>
        <draw:polygon draw:style-name="gr1" draw:layer="layout" svg:width="0.034cm" svg:height="0.474cm" svg:x="6.274cm" svg:y="13.705cm" svg:viewBox="0 0 35 475" draw:points="0,475 35,475 35,0 0,0">
          <text:p/>
        </draw:polygon>
        <draw:polygon draw:style-name="gr1" draw:layer="layout" svg:width="0.034cm" svg:height="0.474cm" svg:x="11.025cm" svg:y="13.705cm" svg:viewBox="0 0 35 475" draw:points="0,475 35,475 35,0 0,0">
          <text:p/>
        </draw:polygon>
        <draw:polygon draw:style-name="gr9" draw:layer="layout" svg:width="0.19cm" svg:height="0.474cm" svg:x="2.35cm" svg:y="15.326cm" svg:viewBox="0 0 191 475" draw:points="0,475 191,475 191,0 0,0">
          <text:p/>
        </draw:polygon>
        <draw:polygon draw:style-name="gr9" draw:layer="layout" svg:width="0.191cm" svg:height="0.474cm" svg:x="5.694cm" svg:y="15.326cm" svg:viewBox="0 0 192 475" draw:points="0,475 192,475 192,0 0,0">
          <text:p/>
        </draw:polygon>
        <draw:polygon draw:style-name="gr9" draw:layer="layout" svg:width="3.535cm" svg:height="0.373cm" svg:x="2.35cm" svg:y="15.8cm" svg:viewBox="0 0 3536 374" draw:points="0,374 3536,374 3536,0 0,0">
          <text:p/>
        </draw:polygon>
        <draw:polygon draw:style-name="gr10" draw:layer="layout" svg:width="3.154cm" svg:height="0.474cm" svg:x="2.54cm" svg:y="15.326cm" svg:viewBox="0 0 3155 475" draw:points="0,475 3155,475 3155,0 0,0">
          <text:p/>
        </draw:polygon>
        <draw:frame draw:style-name="gr25" draw:layer="layout" svg:width="1.374cm" svg:height="0.458cm" svg:x="9.361cm" svg:y="13.777cm">
          <draw:text-box>
            <text:p text:style-name="P1"><text:span text:style-name="T2">46682 </text:span></text:p>
          </draw:text-box>
        </draw:frame>
        <draw:polygon draw:style-name="gr9" draw:layer="layout" svg:width="0.19cm" svg:height="0.474cm" svg:x="5.885cm" svg:y="15.326cm" svg:viewBox="0 0 191 475" draw:points="0,475 191,475 191,0 0,0">
          <text:p/>
        </draw:polygon>
        <draw:polygon draw:style-name="gr9" draw:layer="layout" svg:width="0.191cm" svg:height="0.474cm" svg:x="9.958cm" svg:y="15.326cm" svg:viewBox="0 0 192 475" draw:points="0,475 192,475 192,0 0,0">
          <text:p/>
        </draw:polygon>
        <draw:polygon draw:style-name="gr9" draw:layer="layout" svg:width="4.263cm" svg:height="0.373cm" svg:x="5.885cm" svg:y="15.8cm" svg:viewBox="0 0 4264 374" draw:points="0,374 4264,374 4264,0 0,0">
          <text:p/>
        </draw:polygon>
        <draw:polygon draw:style-name="gr10" draw:layer="layout" svg:width="3.883cm" svg:height="0.474cm" svg:x="6.075cm" svg:y="15.326cm" svg:viewBox="0 0 3884 475" draw:points="0,475 3884,475 3884,0 0,0">
          <text:p/>
        </draw:polygon>
        <draw:frame draw:style-name="gr3" draw:layer="layout" svg:width="0.125cm" svg:height="0.458cm" svg:x="2.54cm" svg:y="15.398cm">
          <draw:text-box>
            <text:p text:style-name="P1"><text:span text:style-name="T2"><text:s/></text:span></text:p>
          </draw:text-box>
        </draw:frame>
        <draw:polygon draw:style-name="gr9" draw:layer="layout" svg:width="0.19cm" svg:height="0.516cm" svg:x="10.149cm" svg:y="15.326cm" svg:viewBox="0 0 191 517" draw:points="0,517 191,517 191,0 0,0">
          <text:p/>
        </draw:polygon>
        <draw:polygon draw:style-name="gr9" draw:layer="layout" svg:width="0.191cm" svg:height="0.516cm" svg:x="12.088cm" svg:y="15.326cm" svg:viewBox="0 0 192 517" draw:points="0,517 192,517 192,0 0,0">
          <text:p/>
        </draw:polygon>
        <draw:polygon draw:style-name="gr9" draw:layer="layout" svg:width="2.13cm" svg:height="0.331cm" svg:x="10.149cm" svg:y="15.842cm" svg:viewBox="0 0 2131 332" draw:points="0,332 2131,332 2131,0 0,0">
          <text:p/>
        </draw:polygon>
        <draw:polygon draw:style-name="gr10" draw:layer="layout" svg:width="1.749cm" svg:height="0.516cm" svg:x="10.339cm" svg:y="15.326cm" svg:viewBox="0 0 1750 517" draw:points="0,517 1750,517 1750,0 0,0">
          <text:p/>
        </draw:polygon>
        <draw:frame draw:style-name="gr26" draw:layer="layout" svg:width="1.124cm" svg:height="0.458cm" svg:x="7.621cm" svg:y="15.398cm">
          <draw:text-box>
            <text:p text:style-name="P1"><text:span text:style-name="T2">4096 </text:span></text:p>
          </draw:text-box>
        </draw:frame>
        <draw:polygon draw:style-name="gr10" draw:layer="layout" svg:width="0.19cm" svg:height="0.474cm" svg:x="12.279cm" svg:y="15.326cm" svg:viewBox="0 0 191 475" draw:points="0,475 191,475 191,0 0,0">
          <text:p/>
        </draw:polygon>
        <draw:polygon draw:style-name="gr17" draw:layer="layout" svg:width="0.19cm" svg:height="0.474cm" svg:x="12.279cm" svg:y="15.326cm" svg:viewBox="0 0 191 475" draw:points="0,475 191,475 191,0 0,0">
          <text:p/>
        </draw:polygon>
        <draw:polygon draw:style-name="gr9" draw:layer="layout" svg:width="0.19cm" svg:height="0.474cm" svg:x="16.344cm" svg:y="15.326cm" svg:viewBox="0 0 191 475" draw:points="0,475 191,475 191,0 0,0">
          <text:p/>
        </draw:polygon>
        <draw:polygon draw:style-name="gr9" draw:layer="layout" svg:width="4.255cm" svg:height="0.373cm" svg:x="12.279cm" svg:y="15.8cm" svg:viewBox="0 0 4256 374" draw:points="0,374 4256,374 4256,0 0,0">
          <text:p/>
        </draw:polygon>
        <draw:polygon draw:style-name="gr10" draw:layer="layout" svg:width="3.874cm" svg:height="0.474cm" svg:x="12.469cm" svg:y="15.326cm" svg:viewBox="0 0 3875 475" draw:points="0,475 3875,475 3875,0 0,0">
          <text:p/>
        </draw:polygon>
        <draw:frame draw:style-name="gr27" draw:layer="layout" svg:width="0.137cm" svg:height="0.497cm" svg:x="11.211cm" svg:y="15.411cm">
          <draw:text-box>
            <text:p text:style-name="P1"><text:span text:style-name="T3"><text:s/></text:span></text:p>
          </draw:text-box>
        </draw:frame>
        <draw:polygon draw:style-name="gr9" draw:layer="layout" svg:width="0.191cm" svg:height="0.516cm" svg:x="16.534cm" svg:y="15.326cm" svg:viewBox="0 0 192 517" draw:points="0,517 192,517 192,0 0,0">
          <text:p/>
        </draw:polygon>
        <draw:polygon draw:style-name="gr9" draw:layer="layout" svg:width="0.19cm" svg:height="0.516cm" svg:x="18.465cm" svg:y="15.326cm" svg:viewBox="0 0 191 517" draw:points="0,517 191,517 191,0 0,0">
          <text:p/>
        </draw:polygon>
        <draw:polygon draw:style-name="gr9" draw:layer="layout" svg:width="2.121cm" svg:height="0.331cm" svg:x="16.534cm" svg:y="15.842cm" svg:viewBox="0 0 2122 332" draw:points="0,332 2122,332 2122,0 0,0">
          <text:p/>
        </draw:polygon>
        <draw:polygon draw:style-name="gr10" draw:layer="layout" svg:width="1.74cm" svg:height="0.516cm" svg:x="16.725cm" svg:y="15.326cm" svg:viewBox="0 0 1741 517" draw:points="0,517 1741,517 1741,0 0,0">
          <text:p/>
        </draw:polygon>
        <draw:frame draw:style-name="gr26" draw:layer="layout" svg:width="1.124cm" svg:height="0.458cm" svg:x="14.01cm" svg:y="15.398cm">
          <draw:text-box>
            <text:p text:style-name="P1"><text:span text:style-name="T2">8192 </text:span></text:p>
          </draw:text-box>
        </draw:frame>
        <draw:polygon draw:style-name="gr9" draw:layer="layout" svg:width="0.19cm" svg:height="0.471cm" svg:x="2.35cm" svg:y="16.278cm" svg:viewBox="0 0 191 472" draw:points="0,472 191,472 191,0 0,0">
          <text:p/>
        </draw:polygon>
        <draw:polygon draw:style-name="gr9" draw:layer="layout" svg:width="0.174cm" svg:height="0.471cm" svg:x="5.694cm" svg:y="16.278cm" svg:viewBox="0 0 175 472" draw:points="0,472 175,472 175,0 0,0">
          <text:p/>
        </draw:polygon>
        <draw:polygon draw:style-name="gr10" draw:layer="layout" svg:width="3.518cm" svg:height="0.948cm" svg:x="2.35cm" svg:y="16.749cm" svg:viewBox="0 0 3519 949" draw:points="0,949 3519,949 3519,0 0,0">
          <text:p/>
        </draw:polygon>
        <draw:polygon draw:style-name="gr10" draw:layer="layout" svg:width="3.154cm" svg:height="0.471cm" svg:x="2.54cm" svg:y="16.278cm" svg:viewBox="0 0 3155 472" draw:points="0,472 3155,472 3155,0 0,0">
          <text:p/>
        </draw:polygon>
        <draw:frame draw:style-name="gr27" draw:layer="layout" svg:width="0.137cm" svg:height="0.497cm" svg:x="17.593cm" svg:y="15.411cm">
          <draw:text-box>
            <text:p text:style-name="P1"><text:span text:style-name="T3"><text:s/></text:span></text:p>
          </draw:text-box>
        </draw:frame>
        <draw:polygon draw:style-name="gr13" draw:layer="layout" svg:width="0.19cm" svg:height="0.945cm" svg:x="5.885cm" svg:y="16.278cm" svg:viewBox="0 0 191 946" draw:points="0,946 191,946 191,0 0,0">
          <text:p/>
        </draw:polygon>
        <draw:polygon draw:style-name="gr13" draw:layer="layout" svg:width="0.19cm" svg:height="0.945cm" svg:x="7.829cm" svg:y="16.278cm" svg:viewBox="0 0 191 946" draw:points="0,946 191,946 191,0 0,0">
          <text:p/>
        </draw:polygon>
        <draw:polygon draw:style-name="gr14" draw:layer="layout" svg:width="2.134cm" svg:height="0.474cm" svg:x="5.885cm" svg:y="17.223cm" svg:viewBox="0 0 2135 475" draw:points="0,475 2135,475 2135,0 0,0">
          <text:p/>
        </draw:polygon>
        <draw:polygon draw:style-name="gr14" draw:layer="layout" svg:width="1.753cm" svg:height="0.471cm" svg:x="6.075cm" svg:y="16.278cm" svg:viewBox="0 0 1754 472" draw:points="0,472 1754,472 1754,0 0,0">
          <text:p/>
        </draw:polygon>
        <draw:frame draw:style-name="gr28" draw:layer="layout" svg:width="2.305cm" svg:height="0.458cm" svg:x="2.54cm" svg:y="16.351cm">
          <draw:text-box>
            <text:p text:style-name="P1"><text:span text:style-name="T2">TLB Length </text:span></text:p>
          </draw:text-box>
        </draw:frame>
        <draw:polygon draw:style-name="gr14" draw:layer="layout" svg:width="1.753cm" svg:height="0.474cm" svg:x="6.075cm" svg:y="16.749cm" svg:viewBox="0 0 1754 475" draw:points="0,475 1754,475 1754,0 0,0">
          <text:p/>
        </draw:polygon>
        <draw:frame draw:style-name="gr29" draw:layer="layout" svg:width="1.522cm" svg:height="0.458cm" svg:x="6.393cm" svg:y="16.351cm">
          <draw:text-box>
            <text:p text:style-name="P1"><text:span text:style-name="T2">TLB Hit </text:span></text:p>
          </draw:text-box>
        </draw:frame>
        <draw:polygon draw:style-name="gr13" draw:layer="layout" svg:width="0.191cm" svg:height="0.471cm" svg:x="8.019cm" svg:y="16.278cm" svg:viewBox="0 0 192 472" draw:points="0,472 192,472 192,0 0,0">
          <text:p/>
        </draw:polygon>
        <draw:polygon draw:style-name="gr13" draw:layer="layout" svg:width="0.191cm" svg:height="0.471cm" svg:x="9.958cm" svg:y="16.278cm" svg:viewBox="0 0 192 472" draw:points="0,472 192,472 192,0 0,0">
          <text:p/>
        </draw:polygon>
        <draw:polygon draw:style-name="gr14" draw:layer="layout" svg:width="2.13cm" svg:height="0.948cm" svg:x="8.019cm" svg:y="16.749cm" svg:viewBox="0 0 2131 949" draw:points="0,949 2131,949 2131,0 0,0">
          <text:p/>
        </draw:polygon>
        <draw:polygon draw:style-name="gr14" draw:layer="layout" svg:width="1.748cm" svg:height="0.471cm" svg:x="8.21cm" svg:y="16.278cm" svg:viewBox="0 0 1749 472" draw:points="0,472 1749,472 1749,0 0,0">
          <text:p/>
        </draw:polygon>
        <draw:frame draw:style-name="gr30" draw:layer="layout" svg:width="1.014cm" svg:height="0.458cm" svg:x="6.592cm" svg:y="16.821cm">
          <draw:text-box>
            <text:p text:style-name="P1"><text:span text:style-name="T2">Rate </text:span></text:p>
          </draw:text-box>
        </draw:frame>
        <draw:polygon draw:style-name="gr13" draw:layer="layout" svg:width="0.19cm" svg:height="1.419cm" svg:x="10.149cm" svg:y="16.278cm" svg:viewBox="0 0 191 1420" draw:points="0,1420 191,1420 191,0 0,0">
          <text:p/>
        </draw:polygon>
        <draw:polygon draw:style-name="gr13" draw:layer="layout" svg:width="0.191cm" svg:height="1.419cm" svg:x="12.088cm" svg:y="16.278cm" svg:viewBox="0 0 192 1420" draw:points="0,1420 192,1420 192,0 0,0">
          <text:p/>
        </draw:polygon>
        <draw:polygon draw:style-name="gr14" draw:layer="layout" svg:width="1.749cm" svg:height="0.471cm" svg:x="10.339cm" svg:y="16.278cm" svg:viewBox="0 0 1750 472" draw:points="0,472 1750,472 1750,0 0,0">
          <text:p/>
        </draw:polygon>
        <draw:frame draw:style-name="gr31" draw:layer="layout" svg:width="0.743cm" svg:height="0.458cm" svg:x="8.832cm" svg:y="16.351cm">
          <draw:text-box>
            <text:p text:style-name="P1"><text:span text:style-name="T2">IPC </text:span></text:p>
          </draw:text-box>
        </draw:frame>
        <draw:polygon draw:style-name="gr14" draw:layer="layout" svg:width="1.749cm" svg:height="0.474cm" svg:x="10.339cm" svg:y="16.749cm" svg:viewBox="0 0 1750 475" draw:points="0,475 1750,475 1750,0 0,0">
          <text:p/>
        </draw:polygon>
        <draw:frame draw:style-name="gr32" draw:layer="layout" svg:width="1.264cm" svg:height="0.458cm" svg:x="10.729cm" svg:y="16.351cm">
          <draw:text-box>
            <text:p text:style-name="P1"><text:span text:style-name="T2">No. of </text:span></text:p>
          </draw:text-box>
        </draw:frame>
        <draw:polygon draw:style-name="gr14" draw:layer="layout" svg:width="1.749cm" svg:height="0.474cm" svg:x="10.339cm" svg:y="17.223cm" svg:viewBox="0 0 1750 475" draw:points="0,475 1750,475 1750,0 0,0">
          <text:p/>
        </draw:polygon>
        <draw:frame draw:style-name="gr33" draw:layer="layout" svg:width="1.708cm" svg:height="0.458cm" svg:x="10.534cm" svg:y="16.821cm">
          <draw:text-box>
            <text:p text:style-name="P1"><text:span text:style-name="T2">Memory </text:span></text:p>
          </draw:text-box>
        </draw:frame>
        <draw:polygon draw:style-name="gr13" draw:layer="layout" svg:width="0.19cm" svg:height="0.945cm" svg:x="12.279cm" svg:y="16.278cm" svg:viewBox="0 0 191 946" draw:points="0,946 191,946 191,0 0,0">
          <text:p/>
        </draw:polygon>
        <draw:polygon draw:style-name="gr13" draw:layer="layout" svg:width="0.195cm" svg:height="0.945cm" svg:x="14.213cm" svg:y="16.278cm" svg:viewBox="0 0 196 946" draw:points="0,946 196,946 196,0 0,0">
          <text:p/>
        </draw:polygon>
        <draw:polygon draw:style-name="gr14" draw:layer="layout" svg:width="2.129cm" svg:height="0.474cm" svg:x="12.279cm" svg:y="17.223cm" svg:viewBox="0 0 2130 475" draw:points="0,475 2130,475 2130,0 0,0">
          <text:p/>
        </draw:polygon>
        <draw:polygon draw:style-name="gr14" draw:layer="layout" svg:width="1.744cm" svg:height="0.471cm" svg:x="12.469cm" svg:y="16.278cm" svg:viewBox="0 0 1745 472" draw:points="0,472 1745,472 1745,0 0,0">
          <text:p/>
        </draw:polygon>
        <draw:frame draw:style-name="gr34" draw:layer="layout" svg:width="1.907cm" svg:height="0.458cm" svg:x="10.517cm" svg:y="17.295cm">
          <draw:text-box>
            <text:p text:style-name="P1"><text:span text:style-name="T2">Accesses </text:span></text:p>
          </draw:text-box>
        </draw:frame>
        <draw:polygon draw:style-name="gr14" draw:layer="layout" svg:width="1.744cm" svg:height="0.474cm" svg:x="12.469cm" svg:y="16.749cm" svg:viewBox="0 0 1745 475" draw:points="0,475 1745,475 1745,0 0,0">
          <text:p/>
        </draw:polygon>
        <draw:frame draw:style-name="gr35" draw:layer="layout" svg:width="1.522cm" svg:height="0.458cm" svg:x="12.787cm" svg:y="16.351cm">
          <draw:text-box>
            <text:p text:style-name="P1"><text:span text:style-name="T2">TLB Hit </text:span></text:p>
          </draw:text-box>
        </draw:frame>
        <draw:polygon draw:style-name="gr13" draw:layer="layout" svg:width="0.186cm" svg:height="0.471cm" svg:x="14.408cm" svg:y="16.278cm" svg:viewBox="0 0 187 472" draw:points="0,472 187,472 187,0 0,0">
          <text:p/>
        </draw:polygon>
        <draw:polygon draw:style-name="gr13" draw:layer="layout" svg:width="0.19cm" svg:height="0.471cm" svg:x="16.344cm" svg:y="16.278cm" svg:viewBox="0 0 191 472" draw:points="0,472 191,472 191,0 0,0">
          <text:p/>
        </draw:polygon>
        <draw:polygon draw:style-name="gr14" draw:layer="layout" svg:width="2.126cm" svg:height="0.948cm" svg:x="14.408cm" svg:y="16.749cm" svg:viewBox="0 0 2127 949" draw:points="0,949 2127,949 2127,0 0,0">
          <text:p/>
        </draw:polygon>
        <draw:polygon draw:style-name="gr14" draw:layer="layout" svg:width="1.749cm" svg:height="0.471cm" svg:x="14.594cm" svg:y="16.278cm" svg:viewBox="0 0 1750 472" draw:points="0,472 1750,472 1750,0 0,0">
          <text:p/>
        </draw:polygon>
        <draw:frame draw:style-name="gr36" draw:layer="layout" svg:width="1.014cm" svg:height="0.458cm" svg:x="12.981cm" svg:y="16.821cm">
          <draw:text-box>
            <text:p text:style-name="P1"><text:span text:style-name="T2">Rate </text:span></text:p>
          </draw:text-box>
        </draw:frame>
        <draw:polygon draw:style-name="gr13" draw:layer="layout" svg:width="0.191cm" svg:height="1.419cm" svg:x="16.534cm" svg:y="16.278cm" svg:viewBox="0 0 192 1420" draw:points="0,1420 192,1420 192,0 0,0">
          <text:p/>
        </draw:polygon>
        <draw:polygon draw:style-name="gr13" draw:layer="layout" svg:width="0.173cm" svg:height="1.419cm" svg:x="18.465cm" svg:y="16.278cm" svg:viewBox="0 0 174 1420" draw:points="0,1420 174,1420 174,0 0,0">
          <text:p/>
        </draw:polygon>
        <draw:polygon draw:style-name="gr14" draw:layer="layout" svg:width="1.74cm" svg:height="0.471cm" svg:x="16.725cm" svg:y="16.278cm" svg:viewBox="0 0 1741 472" draw:points="0,472 1741,472 1741,0 0,0">
          <text:p/>
        </draw:polygon>
        <draw:frame draw:style-name="gr31" draw:layer="layout" svg:width="0.743cm" svg:height="0.458cm" svg:x="15.212cm" svg:y="16.351cm">
          <draw:text-box>
            <text:p text:style-name="P1"><text:span text:style-name="T2">IPC </text:span></text:p>
          </draw:text-box>
        </draw:frame>
        <draw:polygon draw:style-name="gr14" draw:layer="layout" svg:width="1.74cm" svg:height="0.474cm" svg:x="16.725cm" svg:y="16.749cm" svg:viewBox="0 0 1741 475" draw:points="0,475 1741,475 1741,0 0,0">
          <text:p/>
        </draw:polygon>
        <draw:frame draw:style-name="gr32" draw:layer="layout" svg:width="1.264cm" svg:height="0.458cm" svg:x="17.11cm" svg:y="16.351cm">
          <draw:text-box>
            <text:p text:style-name="P1"><text:span text:style-name="T2">No. of </text:span></text:p>
          </draw:text-box>
        </draw:frame>
        <draw:polygon draw:style-name="gr14" draw:layer="layout" svg:width="1.74cm" svg:height="0.474cm" svg:x="16.725cm" svg:y="17.223cm" svg:viewBox="0 0 1741 475" draw:points="0,475 1741,475 1741,0 0,0">
          <text:p/>
        </draw:polygon>
        <draw:frame draw:style-name="gr37" draw:layer="layout" svg:width="1.708cm" svg:height="0.458cm" svg:x="16.915cm" svg:y="16.821cm">
          <draw:text-box>
            <text:p text:style-name="P1"><text:span text:style-name="T2">Memory </text:span></text:p>
          </draw:text-box>
        </draw:frame>
        <draw:polygon draw:style-name="gr1" draw:layer="layout" svg:width="3.518cm" svg:height="0.105cm" svg:x="2.35cm" svg:y="16.173cm" svg:viewBox="0 0 3519 106" draw:points="0,106 3519,106 3519,0 0,0">
          <text:p/>
        </draw:polygon>
        <draw:polygon draw:style-name="gr1" draw:layer="layout" svg:width="0.105cm" svg:height="0.105cm" svg:x="5.868cm" svg:y="16.173cm" svg:viewBox="0 0 106 106" draw:points="0,106 106,106 106,0 0,0">
          <text:p/>
        </draw:polygon>
        <draw:polygon draw:style-name="gr1" draw:layer="layout" svg:width="0.106cm" svg:height="0.105cm" svg:x="5.901cm" svg:y="16.173cm" svg:viewBox="0 0 107 106" draw:points="0,106 107,106 107,0 0,0">
          <text:p/>
        </draw:polygon>
        <draw:polygon draw:style-name="gr1" draw:layer="layout" svg:width="2.012cm" svg:height="0.105cm" svg:x="6.007cm" svg:y="16.173cm" svg:viewBox="0 0 2013 106" draw:points="0,106 2013,106 2013,0 0,0">
          <text:p/>
        </draw:polygon>
        <draw:polygon draw:style-name="gr1" draw:layer="layout" svg:width="0.106cm" svg:height="0.105cm" svg:x="8.019cm" svg:y="16.173cm" svg:viewBox="0 0 107 106" draw:points="0,106 107,106 107,0 0,0">
          <text:p/>
        </draw:polygon>
        <draw:polygon draw:style-name="gr1" draw:layer="layout" svg:width="2.024cm" svg:height="0.105cm" svg:x="8.125cm" svg:y="16.173cm" svg:viewBox="0 0 2025 106" draw:points="0,106 2025,106 2025,0 0,0">
          <text:p/>
        </draw:polygon>
        <draw:polygon draw:style-name="gr1" draw:layer="layout" svg:width="0.105cm" svg:height="0.105cm" svg:x="10.149cm" svg:y="16.173cm" svg:viewBox="0 0 106 106" draw:points="0,106 106,106 106,0 0,0">
          <text:p/>
        </draw:polygon>
        <draw:polygon draw:style-name="gr1" draw:layer="layout" svg:width="2.025cm" svg:height="0.105cm" svg:x="10.254cm" svg:y="16.173cm" svg:viewBox="0 0 2026 106" draw:points="0,106 2026,106 2026,0 0,0">
          <text:p/>
        </draw:polygon>
        <draw:polygon draw:style-name="gr1" draw:layer="layout" svg:width="0.105cm" svg:height="0.105cm" svg:x="12.279cm" svg:y="16.173cm" svg:viewBox="0 0 106 106" draw:points="0,106 106,106 106,0 0,0">
          <text:p/>
        </draw:polygon>
        <draw:polygon draw:style-name="gr1" draw:layer="layout" svg:width="2.024cm" svg:height="0.105cm" svg:x="12.384cm" svg:y="16.173cm" svg:viewBox="0 0 2025 106" draw:points="0,106 2025,106 2025,0 0,0">
          <text:p/>
        </draw:polygon>
        <draw:polygon draw:style-name="gr1" draw:layer="layout" svg:width="0.106cm" svg:height="0.105cm" svg:x="14.408cm" svg:y="16.173cm" svg:viewBox="0 0 107 106" draw:points="0,106 107,106 107,0 0,0">
          <text:p/>
        </draw:polygon>
        <draw:polygon draw:style-name="gr1" draw:layer="layout" svg:width="2.02cm" svg:height="0.105cm" svg:x="14.514cm" svg:y="16.173cm" svg:viewBox="0 0 2021 106" draw:points="0,106 2021,106 2021,0 0,0">
          <text:p/>
        </draw:polygon>
        <draw:polygon draw:style-name="gr1" draw:layer="layout" svg:width="0.106cm" svg:height="0.105cm" svg:x="16.534cm" svg:y="16.173cm" svg:viewBox="0 0 107 106" draw:points="0,106 107,106 107,0 0,0">
          <text:p/>
        </draw:polygon>
        <draw:polygon draw:style-name="gr1" draw:layer="layout" svg:width="1.998cm" svg:height="0.105cm" svg:x="16.64cm" svg:y="16.173cm" svg:viewBox="0 0 1999 106" draw:points="0,106 1999,106 1999,0 0,0">
          <text:p/>
        </draw:polygon>
        <draw:polygon draw:style-name="gr1" draw:layer="layout" svg:width="0.106cm" svg:height="0.105cm" svg:x="18.638cm" svg:y="16.173cm" svg:viewBox="0 0 107 106" draw:points="0,106 107,106 107,0 0,0">
          <text:p/>
        </draw:polygon>
        <draw:polygon draw:style-name="gr1" draw:layer="layout" svg:width="0.033cm" svg:height="1.419cm" svg:x="5.868cm" svg:y="16.278cm" svg:viewBox="0 0 34 1420" draw:points="0,1420 34,1420 34,0 0,0">
          <text:p/>
        </draw:polygon>
        <draw:polygon draw:style-name="gr1" draw:layer="layout" svg:width="0.034cm" svg:height="1.419cm" svg:x="18.638cm" svg:y="16.278cm" svg:viewBox="0 0 35 1420" draw:points="0,1420 35,1420 35,0 0,0">
          <text:p/>
        </draw:polygon>
        <draw:polygon draw:style-name="gr9" draw:layer="layout" svg:width="0.19cm" svg:height="0.474cm" svg:x="2.35cm" svg:y="17.697cm" svg:viewBox="0 0 191 475" draw:points="0,475 191,475 191,0 0,0">
          <text:p/>
        </draw:polygon>
        <draw:polygon draw:style-name="gr9" draw:layer="layout" svg:width="0.174cm" svg:height="0.474cm" svg:x="5.694cm" svg:y="17.697cm" svg:viewBox="0 0 175 475" draw:points="0,475 175,475 175,0 0,0">
          <text:p/>
        </draw:polygon>
        <draw:polygon draw:style-name="gr10" draw:layer="layout" svg:width="3.154cm" svg:height="0.474cm" svg:x="2.54cm" svg:y="17.697cm" svg:viewBox="0 0 3155 475" draw:points="0,475 3155,475 3155,0 0,0">
          <text:p/>
        </draw:polygon>
        <draw:frame draw:style-name="gr38" draw:layer="layout" svg:width="1.907cm" svg:height="0.458cm" svg:x="16.898cm" svg:y="17.295cm">
          <draw:text-box>
            <text:p text:style-name="P1"><text:span text:style-name="T2">Accesses </text:span></text:p>
          </draw:text-box>
        </draw:frame>
        <draw:frame draw:style-name="gr39" draw:layer="layout" svg:width="1.111cm" svg:height="0.458cm" svg:x="2.54cm" svg:y="17.769cm">
          <draw:text-box>
            <text:p text:style-name="P1"><text:span text:style-name="T2">1 <text:s text:c="6"/></text:span></text:p>
          </draw:text-box>
        </draw:frame>
        <draw:frame draw:style-name="gr40" draw:layer="layout" svg:width="1.746cm" svg:height="0.458cm" svg:x="6.312cm" svg:y="17.769cm">
          <draw:text-box>
            <text:p text:style-name="P1"><text:span text:style-name="T2">0.37509 </text:span></text:p>
          </draw:text-box>
        </draw:frame>
        <draw:frame draw:style-name="gr41" draw:layer="layout" svg:width="1.996cm" svg:height="0.458cm" svg:x="8.345cm" svg:y="17.769cm">
          <draw:text-box>
            <text:p text:style-name="P1"><text:span text:style-name="T2">0.279457 </text:span></text:p>
          </draw:text-box>
        </draw:frame>
        <draw:frame draw:style-name="gr23" draw:layer="layout" svg:width="1.873cm" svg:height="0.458cm" svg:x="10.525cm" svg:y="17.769cm">
          <draw:text-box>
            <text:p text:style-name="P1"><text:span text:style-name="T2">2124876 </text:span></text:p>
          </draw:text-box>
        </draw:frame>
        <draw:frame draw:style-name="gr42" draw:layer="layout" svg:width="1.746cm" svg:height="0.458cm" svg:x="12.702cm" svg:y="17.769cm">
          <draw:text-box>
            <text:p text:style-name="P1"><text:span text:style-name="T2">0.40969 </text:span></text:p>
          </draw:text-box>
        </draw:frame>
        <draw:frame draw:style-name="gr41" draw:layer="layout" svg:width="1.996cm" svg:height="0.458cm" svg:x="14.73cm" svg:y="17.769cm">
          <draw:text-box>
            <text:p text:style-name="P1"><text:span text:style-name="T2">0.283108 </text:span></text:p>
          </draw:text-box>
        </draw:frame>
        <draw:polygon draw:style-name="gr1" draw:layer="layout" svg:width="0.033cm" svg:height="0.474cm" svg:x="5.868cm" svg:y="17.697cm" svg:viewBox="0 0 34 475" draw:points="0,475 34,475 34,0 0,0">
          <text:p/>
        </draw:polygon>
        <draw:polygon draw:style-name="gr1" draw:layer="layout" svg:width="0.034cm" svg:height="0.474cm" svg:x="18.638cm" svg:y="17.697cm" svg:viewBox="0 0 35 475" draw:points="0,475 35,475 35,0 0,0">
          <text:p/>
        </draw:polygon>
        <draw:polygon draw:style-name="gr10" draw:layer="layout" svg:width="0.19cm" svg:height="0.475cm" svg:x="2.35cm" svg:y="18.171cm" svg:viewBox="0 0 191 476" draw:points="0,476 191,476 191,0 0,0">
          <text:p/>
        </draw:polygon>
        <draw:polygon draw:style-name="gr17" draw:layer="layout" svg:width="0.19cm" svg:height="0.475cm" svg:x="2.35cm" svg:y="18.171cm" svg:viewBox="0 0 191 476" draw:points="0,476 191,476 191,0 0,0">
          <text:p/>
        </draw:polygon>
        <draw:polygon draw:style-name="gr9" draw:layer="layout" svg:width="0.174cm" svg:height="0.475cm" svg:x="5.694cm" svg:y="18.171cm" svg:viewBox="0 0 175 476" draw:points="0,476 175,476 175,0 0,0">
          <text:p/>
        </draw:polygon>
        <draw:polygon draw:style-name="gr10" draw:layer="layout" svg:width="3.154cm" svg:height="0.475cm" svg:x="2.54cm" svg:y="18.171cm" svg:viewBox="0 0 3155 476" draw:points="0,476 3155,476 3155,0 0,0">
          <text:p/>
        </draw:polygon>
        <draw:frame draw:style-name="gr43" draw:layer="layout" svg:width="1.873cm" svg:height="0.458cm" svg:x="16.907cm" svg:y="17.769cm">
          <draw:text-box>
            <text:p text:style-name="P1"><text:span text:style-name="T2">2079631 </text:span></text:p>
          </draw:text-box>
        </draw:frame>
        <draw:polygon draw:style-name="gr13" draw:layer="layout" svg:width="0.19cm" svg:height="0.475cm" svg:x="5.885cm" svg:y="18.171cm" svg:viewBox="0 0 191 476" draw:points="0,476 191,476 191,0 0,0">
          <text:p/>
        </draw:polygon>
        <draw:polygon draw:style-name="gr13" draw:layer="layout" svg:width="0.19cm" svg:height="0.475cm" svg:x="7.829cm" svg:y="18.171cm" svg:viewBox="0 0 191 476" draw:points="0,476 191,476 191,0 0,0">
          <text:p/>
        </draw:polygon>
        <draw:polygon draw:style-name="gr14" draw:layer="layout" svg:width="1.753cm" svg:height="0.475cm" svg:x="6.075cm" svg:y="18.171cm" svg:viewBox="0 0 1754 476" draw:points="0,476 1754,476 1754,0 0,0">
          <text:p/>
        </draw:polygon>
        <draw:frame draw:style-name="gr21" draw:layer="layout" svg:width="0.375cm" svg:height="0.458cm" svg:x="2.54cm" svg:y="18.243cm">
          <draw:text-box>
            <text:p text:style-name="P1"><text:span text:style-name="T2">4 </text:span></text:p>
          </draw:text-box>
        </draw:frame>
        <draw:polygon draw:style-name="gr13" draw:layer="layout" svg:width="0.191cm" svg:height="0.475cm" svg:x="8.019cm" svg:y="18.171cm" svg:viewBox="0 0 192 476" draw:points="0,476 192,476 192,0 0,0">
          <text:p/>
        </draw:polygon>
        <draw:polygon draw:style-name="gr13" draw:layer="layout" svg:width="0.191cm" svg:height="0.475cm" svg:x="9.958cm" svg:y="18.171cm" svg:viewBox="0 0 192 476" draw:points="0,476 192,476 192,0 0,0">
          <text:p/>
        </draw:polygon>
        <draw:polygon draw:style-name="gr14" draw:layer="layout" svg:width="1.748cm" svg:height="0.475cm" svg:x="8.21cm" svg:y="18.171cm" svg:viewBox="0 0 1749 476" draw:points="0,476 1749,476 1749,0 0,0">
          <text:p/>
        </draw:polygon>
        <draw:frame draw:style-name="gr40" draw:layer="layout" svg:width="1.746cm" svg:height="0.458cm" svg:x="6.312cm" svg:y="18.243cm">
          <draw:text-box>
            <text:p text:style-name="P1"><text:span text:style-name="T2">0.86592 </text:span></text:p>
          </draw:text-box>
        </draw:frame>
        <draw:polygon draw:style-name="gr13" draw:layer="layout" svg:width="0.19cm" svg:height="0.475cm" svg:x="10.149cm" svg:y="18.171cm" svg:viewBox="0 0 191 476" draw:points="0,476 191,476 191,0 0,0">
          <text:p/>
        </draw:polygon>
        <draw:polygon draw:style-name="gr13" draw:layer="layout" svg:width="0.191cm" svg:height="0.475cm" svg:x="12.088cm" svg:y="18.171cm" svg:viewBox="0 0 192 476" draw:points="0,476 192,476 192,0 0,0">
          <text:p/>
        </draw:polygon>
        <draw:polygon draw:style-name="gr14" draw:layer="layout" svg:width="1.749cm" svg:height="0.475cm" svg:x="10.339cm" svg:y="18.171cm" svg:viewBox="0 0 1750 476" draw:points="0,476 1750,476 1750,0 0,0">
          <text:p/>
        </draw:polygon>
        <draw:frame draw:style-name="gr41" draw:layer="layout" svg:width="1.996cm" svg:height="0.458cm" svg:x="8.345cm" svg:y="18.243cm">
          <draw:text-box>
            <text:p text:style-name="P1"><text:span text:style-name="T2">0.341187 </text:span></text:p>
          </draw:text-box>
        </draw:frame>
        <draw:polygon draw:style-name="gr13" draw:layer="layout" svg:width="0.19cm" svg:height="0.475cm" svg:x="12.279cm" svg:y="18.171cm" svg:viewBox="0 0 191 476" draw:points="0,476 191,476 191,0 0,0">
          <text:p/>
        </draw:polygon>
        <draw:polygon draw:style-name="gr13" draw:layer="layout" svg:width="0.195cm" svg:height="0.475cm" svg:x="14.213cm" svg:y="18.171cm" svg:viewBox="0 0 196 476" draw:points="0,476 196,476 196,0 0,0">
          <text:p/>
        </draw:polygon>
        <draw:polygon draw:style-name="gr14" draw:layer="layout" svg:width="1.744cm" svg:height="0.475cm" svg:x="12.469cm" svg:y="18.171cm" svg:viewBox="0 0 1745 476" draw:points="0,476 1745,476 1745,0 0,0">
          <text:p/>
        </draw:polygon>
        <draw:frame draw:style-name="gr23" draw:layer="layout" svg:width="1.873cm" svg:height="0.458cm" svg:x="10.525cm" svg:y="18.243cm">
          <draw:text-box>
            <text:p text:style-name="P1"><text:span text:style-name="T2">1483025 </text:span></text:p>
          </draw:text-box>
        </draw:frame>
        <draw:polygon draw:style-name="gr13" draw:layer="layout" svg:width="0.186cm" svg:height="0.475cm" svg:x="14.408cm" svg:y="18.171cm" svg:viewBox="0 0 187 476" draw:points="0,476 187,476 187,0 0,0">
          <text:p/>
        </draw:polygon>
        <draw:polygon draw:style-name="gr13" draw:layer="layout" svg:width="0.19cm" svg:height="0.475cm" svg:x="16.344cm" svg:y="18.171cm" svg:viewBox="0 0 191 476" draw:points="0,476 191,476 191,0 0,0">
          <text:p/>
        </draw:polygon>
        <draw:polygon draw:style-name="gr14" draw:layer="layout" svg:width="1.749cm" svg:height="0.475cm" svg:x="14.594cm" svg:y="18.171cm" svg:viewBox="0 0 1750 476" draw:points="0,476 1750,476 1750,0 0,0">
          <text:p/>
        </draw:polygon>
        <draw:frame draw:style-name="gr42" draw:layer="layout" svg:width="1.746cm" svg:height="0.458cm" svg:x="12.702cm" svg:y="18.243cm">
          <draw:text-box>
            <text:p text:style-name="P1"><text:span text:style-name="T2">0.89153 </text:span></text:p>
          </draw:text-box>
        </draw:frame>
        <draw:polygon draw:style-name="gr13" draw:layer="layout" svg:width="0.191cm" svg:height="0.475cm" svg:x="16.534cm" svg:y="18.171cm" svg:viewBox="0 0 192 476" draw:points="0,476 192,476 192,0 0,0">
          <text:p/>
        </draw:polygon>
        <draw:polygon draw:style-name="gr13" draw:layer="layout" svg:width="0.173cm" svg:height="0.475cm" svg:x="18.465cm" svg:y="18.171cm" svg:viewBox="0 0 174 476" draw:points="0,476 174,476 174,0 0,0">
          <text:p/>
        </draw:polygon>
        <draw:polygon draw:style-name="gr14" draw:layer="layout" svg:width="1.74cm" svg:height="0.475cm" svg:x="16.725cm" svg:y="18.171cm" svg:viewBox="0 0 1741 476" draw:points="0,476 1741,476 1741,0 0,0">
          <text:p/>
        </draw:polygon>
        <draw:frame draw:style-name="gr41" draw:layer="layout" svg:width="1.996cm" svg:height="0.458cm" svg:x="14.73cm" svg:y="18.243cm">
          <draw:text-box>
            <text:p text:style-name="P1"><text:span text:style-name="T2">0.345224 </text:span></text:p>
          </draw:text-box>
        </draw:frame>
        <draw:polygon draw:style-name="gr1" draw:layer="layout" svg:width="0.033cm" svg:height="0.475cm" svg:x="5.868cm" svg:y="18.171cm" svg:viewBox="0 0 34 476" draw:points="0,476 34,476 34,0 0,0">
          <text:p/>
        </draw:polygon>
        <draw:polygon draw:style-name="gr1" draw:layer="layout" svg:width="0.034cm" svg:height="0.475cm" svg:x="18.638cm" svg:y="18.171cm" svg:viewBox="0 0 35 476" draw:points="0,476 35,476 35,0 0,0">
          <text:p/>
        </draw:polygon>
        <draw:polygon draw:style-name="gr9" draw:layer="layout" svg:width="0.19cm" svg:height="0.474cm" svg:x="2.35cm" svg:y="18.646cm" svg:viewBox="0 0 191 475" draw:points="0,475 191,475 191,0 0,0">
          <text:p/>
        </draw:polygon>
        <draw:polygon draw:style-name="gr9" draw:layer="layout" svg:width="0.174cm" svg:height="0.474cm" svg:x="5.694cm" svg:y="18.646cm" svg:viewBox="0 0 175 475" draw:points="0,475 175,475 175,0 0,0">
          <text:p/>
        </draw:polygon>
        <draw:polygon draw:style-name="gr10" draw:layer="layout" svg:width="3.154cm" svg:height="0.474cm" svg:x="2.54cm" svg:y="18.646cm" svg:viewBox="0 0 3155 475" draw:points="0,475 3155,475 3155,0 0,0">
          <text:p/>
        </draw:polygon>
        <draw:frame draw:style-name="gr43" draw:layer="layout" svg:width="1.873cm" svg:height="0.458cm" svg:x="16.907cm" svg:y="18.243cm">
          <draw:text-box>
            <text:p text:style-name="P1"><text:span text:style-name="T2">1449535 </text:span></text:p>
          </draw:text-box>
        </draw:frame>
        <draw:frame draw:style-name="gr44" draw:layer="layout" svg:width="1.606cm" svg:height="0.458cm" svg:x="2.54cm" svg:y="18.718cm">
          <draw:text-box>
            <text:p text:style-name="P1"><text:span text:style-name="T2">16 <text:s text:c="8"/></text:span></text:p>
          </draw:text-box>
        </draw:frame>
        <draw:frame draw:style-name="gr40" draw:layer="layout" svg:width="1.746cm" svg:height="0.458cm" svg:x="6.312cm" svg:y="18.718cm">
          <draw:text-box>
            <text:p text:style-name="P1"><text:span text:style-name="T2">0.96328 </text:span></text:p>
          </draw:text-box>
        </draw:frame>
        <draw:frame draw:style-name="gr42" draw:layer="layout" svg:width="1.746cm" svg:height="0.458cm" svg:x="8.443cm" svg:y="18.718cm">
          <draw:text-box>
            <text:p text:style-name="P1"><text:span text:style-name="T2">0.35683 </text:span></text:p>
          </draw:text-box>
        </draw:frame>
        <draw:frame draw:style-name="gr23" draw:layer="layout" svg:width="1.873cm" svg:height="0.458cm" svg:x="10.525cm" svg:y="18.718cm">
          <draw:text-box>
            <text:p text:style-name="P1"><text:span text:style-name="T2">1355700 </text:span></text:p>
          </draw:text-box>
        </draw:frame>
        <draw:frame draw:style-name="gr42" draw:layer="layout" svg:width="1.746cm" svg:height="0.458cm" svg:x="12.702cm" svg:y="18.718cm">
          <draw:text-box>
            <text:p text:style-name="P1"><text:span text:style-name="T2">0.98384 </text:span></text:p>
          </draw:text-box>
        </draw:frame>
        <draw:frame draw:style-name="gr41" draw:layer="layout" svg:width="1.996cm" svg:height="0.458cm" svg:x="14.73cm" svg:y="18.718cm">
          <draw:text-box>
            <text:p text:style-name="P1"><text:span text:style-name="T2">0.360387 </text:span></text:p>
          </draw:text-box>
        </draw:frame>
        <draw:polygon draw:style-name="gr1" draw:layer="layout" svg:width="0.033cm" svg:height="0.474cm" svg:x="5.868cm" svg:y="18.646cm" svg:viewBox="0 0 34 475" draw:points="0,475 34,475 34,0 0,0">
          <text:p/>
        </draw:polygon>
        <draw:polygon draw:style-name="gr1" draw:layer="layout" svg:width="0.033cm" svg:height="0.034cm" svg:x="5.868cm" svg:y="19.12cm" svg:viewBox="0 0 34 35" draw:points="0,35 34,35 34,0 0,0">
          <text:p/>
        </draw:polygon>
        <draw:polygon draw:style-name="gr1" draw:layer="layout" svg:width="0.033cm" svg:height="0.034cm" svg:x="5.868cm" svg:y="19.12cm" svg:viewBox="0 0 34 35" draw:points="0,35 34,35 34,0 0,0">
          <text:p/>
        </draw:polygon>
        <draw:polygon draw:style-name="gr1" draw:layer="layout" svg:width="2.118cm" svg:height="0.034cm" svg:x="5.901cm" svg:y="19.12cm" svg:viewBox="0 0 2119 35" draw:points="0,35 2119,35 2119,0 0,0">
          <text:p/>
        </draw:polygon>
        <draw:polygon draw:style-name="gr1" draw:layer="layout" svg:width="0.034cm" svg:height="0.034cm" svg:x="7.994cm" svg:y="19.12cm" svg:viewBox="0 0 35 35" draw:points="0,35 35,35 35,0 0,0">
          <text:p/>
        </draw:polygon>
        <draw:polygon draw:style-name="gr1" draw:layer="layout" svg:width="2.121cm" svg:height="0.034cm" svg:x="8.028cm" svg:y="19.12cm" svg:viewBox="0 0 2122 35" draw:points="0,35 2122,35 2122,0 0,0">
          <text:p/>
        </draw:polygon>
        <draw:polygon draw:style-name="gr1" draw:layer="layout" svg:width="0.034cm" svg:height="0.034cm" svg:x="10.123cm" svg:y="19.12cm" svg:viewBox="0 0 35 35" draw:points="0,35 35,35 35,0 0,0">
          <text:p/>
        </draw:polygon>
        <draw:polygon draw:style-name="gr1" draw:layer="layout" svg:width="2.122cm" svg:height="0.034cm" svg:x="10.157cm" svg:y="19.12cm" svg:viewBox="0 0 2123 35" draw:points="0,35 2123,35 2123,0 0,0">
          <text:p/>
        </draw:polygon>
        <draw:polygon draw:style-name="gr1" draw:layer="layout" svg:width="0.034cm" svg:height="0.034cm" svg:x="12.253cm" svg:y="19.12cm" svg:viewBox="0 0 35 35" draw:points="0,35 35,35 35,0 0,0">
          <text:p/>
        </draw:polygon>
        <draw:polygon draw:style-name="gr1" draw:layer="layout" svg:width="2.121cm" svg:height="0.034cm" svg:x="12.287cm" svg:y="19.12cm" svg:viewBox="0 0 2122 35" draw:points="0,35 2122,35 2122,0 0,0">
          <text:p/>
        </draw:polygon>
        <draw:polygon draw:style-name="gr1" draw:layer="layout" svg:width="0.033cm" svg:height="0.034cm" svg:x="14.383cm" svg:y="19.12cm" svg:viewBox="0 0 34 35" draw:points="0,35 34,35 34,0 0,0">
          <text:p/>
        </draw:polygon>
        <draw:polygon draw:style-name="gr1" draw:layer="layout" svg:width="2.118cm" svg:height="0.034cm" svg:x="14.416cm" svg:y="19.12cm" svg:viewBox="0 0 2119 35" draw:points="0,35 2119,35 2119,0 0,0">
          <text:p/>
        </draw:polygon>
        <draw:polygon draw:style-name="gr1" draw:layer="layout" svg:width="0.034cm" svg:height="0.034cm" svg:x="16.509cm" svg:y="19.12cm" svg:viewBox="0 0 35 35" draw:points="0,35 35,35 35,0 0,0">
          <text:p/>
        </draw:polygon>
        <draw:polygon draw:style-name="gr1" draw:layer="layout" svg:width="2.095cm" svg:height="0.034cm" svg:x="16.543cm" svg:y="19.12cm" svg:viewBox="0 0 2096 35" draw:points="0,35 2096,35 2096,0 0,0">
          <text:p/>
        </draw:polygon>
        <draw:polygon draw:style-name="gr1" draw:layer="layout" svg:width="0.034cm" svg:height="0.474cm" svg:x="18.638cm" svg:y="18.646cm" svg:viewBox="0 0 35 475" draw:points="0,475 35,475 35,0 0,0">
          <text:p/>
        </draw:polygon>
        <draw:polygon draw:style-name="gr1" draw:layer="layout" svg:width="0.034cm" svg:height="0.034cm" svg:x="18.638cm" svg:y="19.12cm" svg:viewBox="0 0 35 35" draw:points="0,35 35,35 35,0 0,0">
          <text:p/>
        </draw:polygon>
        <draw:polygon draw:style-name="gr1" draw:layer="layout" svg:width="0.034cm" svg:height="0.034cm" svg:x="18.638cm" svg:y="19.12cm" svg:viewBox="0 0 35 35" draw:points="0,35 35,35 35,0 0,0">
          <text:p/>
        </draw:polygon>
        <draw:polygon draw:style-name="gr9" draw:layer="layout" svg:width="0.19cm" svg:height="0.47cm" svg:x="2.35cm" svg:y="22.333cm" svg:viewBox="0 0 191 471" draw:points="0,471 191,471 191,0 0,0">
          <text:p/>
        </draw:polygon>
        <draw:polygon draw:style-name="gr9" draw:layer="layout" svg:width="0.191cm" svg:height="0.47cm" svg:x="6.1cm" svg:y="22.333cm" svg:viewBox="0 0 192 471" draw:points="0,471 192,471 192,0 0,0">
          <text:p/>
        </draw:polygon>
        <draw:polygon draw:style-name="gr9" draw:layer="layout" svg:width="3.941cm" svg:height="0.373cm" svg:x="2.35cm" svg:y="22.803cm" svg:viewBox="0 0 3942 374" draw:points="0,374 3942,374 3942,0 0,0">
          <text:p/>
        </draw:polygon>
        <draw:polygon draw:style-name="gr10" draw:layer="layout" svg:width="3.561cm" svg:height="0.47cm" svg:x="2.54cm" svg:y="22.333cm" svg:viewBox="0 0 3562 471" draw:points="0,471 3562,471 3562,0 0,0">
          <text:p/>
        </draw:polygon>
        <draw:frame draw:style-name="gr43" draw:layer="layout" svg:width="1.873cm" svg:height="0.458cm" svg:x="16.907cm" svg:y="18.718cm">
          <draw:text-box>
            <text:p text:style-name="P1"><text:span text:style-name="T2">1328817 </text:span></text:p>
          </draw:text-box>
        </draw:frame>
        <draw:polygon draw:style-name="gr9" draw:layer="layout" svg:width="0.19cm" svg:height="0.47cm" svg:x="6.291cm" svg:y="22.333cm" svg:viewBox="0 0 191 471" draw:points="0,471 191,471 191,0 0,0">
          <text:p/>
        </draw:polygon>
        <draw:polygon draw:style-name="gr9" draw:layer="layout" svg:width="0.191cm" svg:height="0.47cm" svg:x="10.851cm" svg:y="22.333cm" svg:viewBox="0 0 192 471" draw:points="0,471 192,471 192,0 0,0">
          <text:p/>
        </draw:polygon>
        <draw:polygon draw:style-name="gr9" draw:layer="layout" svg:width="4.75cm" svg:height="0.373cm" svg:x="6.291cm" svg:y="22.803cm" svg:viewBox="0 0 4751 374" draw:points="0,374 4751,374 4751,0 0,0">
          <text:p/>
        </draw:polygon>
        <draw:polygon draw:style-name="gr10" draw:layer="layout" svg:width="4.37cm" svg:height="0.47cm" svg:x="6.481cm" svg:y="22.333cm" svg:viewBox="0 0 4371 471" draw:points="0,471 4371,471 4371,0 0,0">
          <text:p/>
        </draw:polygon>
        <draw:frame draw:style-name="gr11" draw:layer="layout" svg:width="2.97cm" svg:height="0.458cm" svg:x="2.54cm" svg:y="22.405cm">
          <draw:text-box>
            <text:p text:style-name="P1"><text:span text:style-name="T2">History Length </text:span></text:p>
          </draw:text-box>
        </draw:frame>
        <draw:polygon draw:style-name="gr9" draw:layer="layout" svg:width="0.19cm" svg:height="0.474cm" svg:x="2.35cm" svg:y="23.282cm" svg:viewBox="0 0 191 475" draw:points="0,475 191,475 191,0 0,0">
          <text:p/>
        </draw:polygon>
        <draw:polygon draw:style-name="gr9" draw:layer="layout" svg:width="0.174cm" svg:height="0.474cm" svg:x="6.1cm" svg:y="23.282cm" svg:viewBox="0 0 175 475" draw:points="0,475 175,475 175,0 0,0">
          <text:p/>
        </draw:polygon>
        <draw:polygon draw:style-name="gr9" draw:layer="layout" svg:width="3.924cm" svg:height="0.369cm" svg:x="2.35cm" svg:y="23.756cm" svg:viewBox="0 0 3925 370" draw:points="0,370 3925,370 3925,0 0,0">
          <text:p/>
        </draw:polygon>
        <draw:polygon draw:style-name="gr10" draw:layer="layout" svg:width="3.561cm" svg:height="0.474cm" svg:x="2.54cm" svg:y="23.282cm" svg:viewBox="0 0 3562 475" draw:points="0,475 3562,475 3562,0 0,0">
          <text:p/>
        </draw:polygon>
        <draw:frame draw:style-name="gr12" draw:layer="layout" svg:width="4.688cm" svg:height="0.458cm" svg:x="6.799cm" svg:y="22.405cm">
          <draw:text-box>
            <text:p text:style-name="P1"><text:span text:style-name="T2">VMEM PAGE SIZE: 4096 </text:span></text:p>
          </draw:text-box>
        </draw:frame>
        <draw:polygon draw:style-name="gr13" draw:layer="layout" svg:width="0.19cm" svg:height="0.474cm" svg:x="6.291cm" svg:y="23.282cm" svg:viewBox="0 0 191 475" draw:points="0,475 191,475 191,0 0,0">
          <text:p/>
        </draw:polygon>
        <draw:polygon draw:style-name="gr13" draw:layer="layout" svg:width="0.19cm" svg:height="0.474cm" svg:x="8.481cm" svg:y="23.282cm" svg:viewBox="0 0 191 475" draw:points="0,475 191,475 191,0 0,0">
          <text:p/>
        </draw:polygon>
        <draw:polygon draw:style-name="gr13" draw:layer="layout" svg:width="2.38cm" svg:height="0.369cm" svg:x="6.291cm" svg:y="23.756cm" svg:viewBox="0 0 2381 370" draw:points="0,370 2381,370 2381,0 0,0">
          <text:p/>
        </draw:polygon>
        <draw:polygon draw:style-name="gr14" draw:layer="layout" svg:width="1.999cm" svg:height="0.474cm" svg:x="6.481cm" svg:y="23.282cm" svg:viewBox="0 0 2000 475" draw:points="0,475 2000,475 2000,0 0,0">
          <text:p/>
        </draw:polygon>
        <draw:frame draw:style-name="gr3" draw:layer="layout" svg:width="0.125cm" svg:height="0.458cm" svg:x="2.54cm" svg:y="23.354cm">
          <draw:text-box>
            <text:p text:style-name="P1"><text:span text:style-name="T2"><text:s/></text:span></text:p>
          </draw:text-box>
        </draw:frame>
        <draw:polygon draw:style-name="gr13" draw:layer="layout" svg:width="0.19cm" svg:height="0.474cm" svg:x="8.667cm" svg:y="23.282cm" svg:viewBox="0 0 191 475" draw:points="0,475 191,475 191,0 0,0">
          <text:p/>
        </draw:polygon>
        <draw:polygon draw:style-name="gr13" draw:layer="layout" svg:width="0.174cm" svg:height="0.474cm" svg:x="10.851cm" svg:y="23.282cm" svg:viewBox="0 0 175 475" draw:points="0,475 175,475 175,0 0,0">
          <text:p/>
        </draw:polygon>
        <draw:polygon draw:style-name="gr13" draw:layer="layout" svg:width="2.358cm" svg:height="0.369cm" svg:x="8.667cm" svg:y="23.756cm" svg:viewBox="0 0 2359 370" draw:points="0,370 2359,370 2359,0 0,0">
          <text:p/>
        </draw:polygon>
        <draw:polygon draw:style-name="gr14" draw:layer="layout" svg:width="1.994cm" svg:height="0.474cm" svg:x="8.857cm" svg:y="23.282cm" svg:viewBox="0 0 1995 475" draw:points="0,475 1995,475 1995,0 0,0">
          <text:p/>
        </draw:polygon>
        <draw:frame draw:style-name="gr15" draw:layer="layout" svg:width="1.543cm" svg:height="0.458cm" svg:x="6.893cm" svg:y="23.354cm">
          <draw:text-box>
            <text:p text:style-name="P1"><text:span text:style-name="T2">Correct </text:span></text:p>
          </draw:text-box>
        </draw:frame>
        <draw:polygon draw:style-name="gr1" draw:layer="layout" svg:width="3.924cm" svg:height="0.106cm" svg:x="2.35cm" svg:y="23.176cm" svg:viewBox="0 0 3925 107" draw:points="0,107 3925,107 3925,0 0,0">
          <text:p/>
        </draw:polygon>
        <draw:polygon draw:style-name="gr1" draw:layer="layout" svg:width="0.106cm" svg:height="0.106cm" svg:x="6.274cm" svg:y="23.176cm" svg:viewBox="0 0 107 107" draw:points="0,107 107,107 107,0 0,0">
          <text:p/>
        </draw:polygon>
        <draw:polygon draw:style-name="gr1" draw:layer="layout" svg:width="0.106cm" svg:height="0.106cm" svg:x="6.308cm" svg:y="23.176cm" svg:viewBox="0 0 107 107" draw:points="0,107 107,107 107,0 0,0">
          <text:p/>
        </draw:polygon>
        <draw:polygon draw:style-name="gr1" draw:layer="layout" svg:width="2.257cm" svg:height="0.106cm" svg:x="6.414cm" svg:y="23.176cm" svg:viewBox="0 0 2258 107" draw:points="0,107 2258,107 2258,0 0,0">
          <text:p/>
        </draw:polygon>
        <draw:polygon draw:style-name="gr1" draw:layer="layout" svg:width="0.106cm" svg:height="0.106cm" svg:x="8.671cm" svg:y="23.176cm" svg:viewBox="0 0 107 107" draw:points="0,107 107,107 107,0 0,0">
          <text:p/>
        </draw:polygon>
        <draw:polygon draw:style-name="gr1" draw:layer="layout" svg:width="2.248cm" svg:height="0.106cm" svg:x="8.777cm" svg:y="23.176cm" svg:viewBox="0 0 2249 107" draw:points="0,107 2249,107 2249,0 0,0">
          <text:p/>
        </draw:polygon>
        <draw:polygon draw:style-name="gr1" draw:layer="layout" svg:width="0.106cm" svg:height="0.106cm" svg:x="11.025cm" svg:y="23.176cm" svg:viewBox="0 0 107 107" draw:points="0,107 107,107 107,0 0,0">
          <text:p/>
        </draw:polygon>
        <draw:polygon draw:style-name="gr1" draw:layer="layout" svg:width="0.034cm" svg:height="0.843cm" svg:x="6.274cm" svg:y="23.282cm" svg:viewBox="0 0 35 844" draw:points="0,844 35,844 35,0 0,0">
          <text:p/>
        </draw:polygon>
        <draw:polygon draw:style-name="gr1" draw:layer="layout" svg:width="0.034cm" svg:height="0.843cm" svg:x="11.025cm" svg:y="23.282cm" svg:viewBox="0 0 35 844" draw:points="0,844 35,844 35,0 0,0">
          <text:p/>
        </draw:polygon>
        <draw:polygon draw:style-name="gr9" draw:layer="layout" svg:width="0.19cm" svg:height="0.474cm" svg:x="2.35cm" svg:y="24.125cm" svg:viewBox="0 0 191 475" draw:points="0,475 191,475 191,0 0,0">
          <text:p/>
        </draw:polygon>
        <draw:polygon draw:style-name="gr9" draw:layer="layout" svg:width="0.174cm" svg:height="0.474cm" svg:x="6.1cm" svg:y="24.125cm" svg:viewBox="0 0 175 475" draw:points="0,475 175,475 175,0 0,0">
          <text:p/>
        </draw:polygon>
        <draw:polygon draw:style-name="gr10" draw:layer="layout" svg:width="3.561cm" svg:height="0.474cm" svg:x="2.54cm" svg:y="24.125cm" svg:viewBox="0 0 3562 475" draw:points="0,475 3562,475 3562,0 0,0">
          <text:p/>
        </draw:polygon>
        <draw:frame draw:style-name="gr18" draw:layer="layout" svg:width="1.848cm" svg:height="0.458cm" svg:x="9.141cm" svg:y="23.354cm">
          <draw:text-box>
            <text:p text:style-name="P1"><text:span text:style-name="T2">Incorrect </text:span></text:p>
          </draw:text-box>
        </draw:frame>
        <draw:frame draw:style-name="gr19" draw:layer="layout" svg:width="0.866cm" svg:height="0.458cm" svg:x="2.54cm" svg:y="24.197cm">
          <draw:text-box>
            <text:p text:style-name="P1"><text:span text:style-name="T2">2 <text:s text:c="4"/></text:span></text:p>
          </draw:text-box>
        </draw:frame>
        <draw:frame draw:style-name="gr23" draw:layer="layout" svg:width="1.873cm" svg:height="0.458cm" svg:x="6.79cm" svg:y="24.197cm">
          <draw:text-box>
            <text:p text:style-name="P1"><text:span text:style-name="T2">1488178 </text:span></text:p>
          </draw:text-box>
        </draw:frame>
        <draw:polygon draw:style-name="gr1" draw:layer="layout" svg:width="0.034cm" svg:height="0.474cm" svg:x="6.274cm" svg:y="24.125cm" svg:viewBox="0 0 35 475" draw:points="0,475 35,475 35,0 0,0">
          <text:p/>
        </draw:polygon>
        <draw:polygon draw:style-name="gr1" draw:layer="layout" svg:width="0.034cm" svg:height="0.474cm" svg:x="11.025cm" svg:y="24.125cm" svg:viewBox="0 0 35 475" draw:points="0,475 35,475 35,0 0,0">
          <text:p/>
        </draw:polygon>
        <draw:polygon draw:style-name="gr9" draw:layer="layout" svg:width="0.19cm" svg:height="0.474cm" svg:x="2.35cm" svg:y="24.599cm" svg:viewBox="0 0 191 475" draw:points="0,475 191,475 191,0 0,0">
          <text:p/>
        </draw:polygon>
        <draw:polygon draw:style-name="gr9" draw:layer="layout" svg:width="0.174cm" svg:height="0.474cm" svg:x="6.1cm" svg:y="24.599cm" svg:viewBox="0 0 175 475" draw:points="0,475 175,475 175,0 0,0">
          <text:p/>
        </draw:polygon>
        <draw:polygon draw:style-name="gr10" draw:layer="layout" svg:width="3.561cm" svg:height="0.474cm" svg:x="2.54cm" svg:y="24.599cm" svg:viewBox="0 0 3562 475" draw:points="0,475 3562,475 3562,0 0,0">
          <text:p/>
        </draw:polygon>
        <draw:frame draw:style-name="gr43" draw:layer="layout" svg:width="1.873cm" svg:height="0.458cm" svg:x="9.166cm" svg:y="24.197cm">
          <draw:text-box>
            <text:p text:style-name="P1"><text:span text:style-name="T2">1002614 </text:span></text:p>
          </draw:text-box>
        </draw:frame>
        <draw:polygon draw:style-name="gr13" draw:layer="layout" svg:width="0.19cm" svg:height="0.474cm" svg:x="6.291cm" svg:y="24.599cm" svg:viewBox="0 0 191 475" draw:points="0,475 191,475 191,0 0,0">
          <text:p/>
        </draw:polygon>
        <draw:polygon draw:style-name="gr13" draw:layer="layout" svg:width="0.19cm" svg:height="0.474cm" svg:x="8.481cm" svg:y="24.599cm" svg:viewBox="0 0 191 475" draw:points="0,475 191,475 191,0 0,0">
          <text:p/>
        </draw:polygon>
        <draw:polygon draw:style-name="gr14" draw:layer="layout" svg:width="1.999cm" svg:height="0.474cm" svg:x="6.481cm" svg:y="24.599cm" svg:viewBox="0 0 2000 475" draw:points="0,475 2000,475 2000,0 0,0">
          <text:p/>
        </draw:polygon>
        <draw:frame draw:style-name="gr21" draw:layer="layout" svg:width="0.375cm" svg:height="0.458cm" svg:x="2.54cm" svg:y="24.671cm">
          <draw:text-box>
            <text:p text:style-name="P1"><text:span text:style-name="T2">4 </text:span></text:p>
          </draw:text-box>
        </draw:frame>
        <draw:polygon draw:style-name="gr13" draw:layer="layout" svg:width="0.19cm" svg:height="0.474cm" svg:x="8.667cm" svg:y="24.599cm" svg:viewBox="0 0 191 475" draw:points="0,475 191,475 191,0 0,0">
          <text:p/>
        </draw:polygon>
        <draw:polygon draw:style-name="gr13" draw:layer="layout" svg:width="0.174cm" svg:height="0.474cm" svg:x="10.851cm" svg:y="24.599cm" svg:viewBox="0 0 175 475" draw:points="0,475 175,475 175,0 0,0">
          <text:p/>
        </draw:polygon>
        <draw:polygon draw:style-name="gr14" draw:layer="layout" svg:width="1.994cm" svg:height="0.474cm" svg:x="8.857cm" svg:y="24.599cm" svg:viewBox="0 0 1995 475" draw:points="0,475 1995,475 1995,0 0,0">
          <text:p/>
        </draw:polygon>
        <draw:frame draw:style-name="gr23" draw:layer="layout" svg:width="1.873cm" svg:height="0.458cm" svg:x="6.79cm" svg:y="24.671cm">
          <draw:text-box>
            <text:p text:style-name="P1"><text:span text:style-name="T2">1562577 </text:span></text:p>
          </draw:text-box>
        </draw:frame>
        <draw:polygon draw:style-name="gr1" draw:layer="layout" svg:width="0.034cm" svg:height="0.474cm" svg:x="6.274cm" svg:y="24.599cm" svg:viewBox="0 0 35 475" draw:points="0,475 35,475 35,0 0,0">
          <text:p/>
        </draw:polygon>
        <draw:polygon draw:style-name="gr1" draw:layer="layout" svg:width="0.034cm" svg:height="0.474cm" svg:x="11.025cm" svg:y="24.599cm" svg:viewBox="0 0 35 475" draw:points="0,475 35,475 35,0 0,0">
          <text:p/>
        </draw:polygon>
        <draw:polygon draw:style-name="gr9" draw:layer="layout" svg:width="0.19cm" svg:height="0.474cm" svg:x="2.35cm" svg:y="25.073cm" svg:viewBox="0 0 191 475" draw:points="0,475 191,475 191,0 0,0">
          <text:p/>
        </draw:polygon>
        <draw:polygon draw:style-name="gr9" draw:layer="layout" svg:width="0.174cm" svg:height="0.474cm" svg:x="6.1cm" svg:y="25.073cm" svg:viewBox="0 0 175 475" draw:points="0,475 175,475 175,0 0,0">
          <text:p/>
        </draw:polygon>
        <draw:polygon draw:style-name="gr10" draw:layer="layout" svg:width="3.561cm" svg:height="0.474cm" svg:x="2.54cm" svg:y="25.073cm" svg:viewBox="0 0 3562 475" draw:points="0,475 3562,475 3562,0 0,0">
          <text:p/>
        </draw:polygon>
        <draw:frame draw:style-name="gr20" draw:layer="layout" svg:width="1.623cm" svg:height="0.458cm" svg:x="9.264cm" svg:y="24.671cm">
          <draw:text-box>
            <text:p text:style-name="P1"><text:span text:style-name="T2">928215 </text:span></text:p>
          </draw:text-box>
        </draw:frame>
        <draw:frame draw:style-name="gr22" draw:layer="layout" svg:width="1.357cm" svg:height="0.458cm" svg:x="2.54cm" svg:y="25.145cm">
          <draw:text-box>
            <text:p text:style-name="P1"><text:span text:style-name="T2">8 <text:s text:c="8"/></text:span></text:p>
          </draw:text-box>
        </draw:frame>
        <draw:frame draw:style-name="gr23" draw:layer="layout" svg:width="1.873cm" svg:height="0.458cm" svg:x="6.79cm" svg:y="25.145cm">
          <draw:text-box>
            <text:p text:style-name="P1"><text:span text:style-name="T2">2051733 </text:span></text:p>
          </draw:text-box>
        </draw:frame>
        <draw:polygon draw:style-name="gr1" draw:layer="layout" svg:width="0.034cm" svg:height="0.474cm" svg:x="6.274cm" svg:y="25.073cm" svg:viewBox="0 0 35 475" draw:points="0,475 35,475 35,0 0,0">
          <text:p/>
        </draw:polygon>
        <draw:polygon draw:style-name="gr1" draw:layer="layout" svg:width="0.034cm" svg:height="0.474cm" svg:x="11.025cm" svg:y="25.073cm" svg:viewBox="0 0 35 475" draw:points="0,475 35,475 35,0 0,0">
          <text:p/>
        </draw:polygon>
        <draw:polygon draw:style-name="gr10" draw:layer="layout" svg:width="0.19cm" svg:height="0.474cm" svg:x="2.35cm" svg:y="25.547cm" svg:viewBox="0 0 191 475" draw:points="0,475 191,475 191,0 0,0">
          <text:p/>
        </draw:polygon>
        <draw:polygon draw:style-name="gr17" draw:layer="layout" svg:width="0.19cm" svg:height="0.474cm" svg:x="2.35cm" svg:y="25.547cm" svg:viewBox="0 0 191 475" draw:points="0,475 191,475 191,0 0,0">
          <text:p/>
        </draw:polygon>
        <draw:polygon draw:style-name="gr9" draw:layer="layout" svg:width="0.174cm" svg:height="0.474cm" svg:x="6.1cm" svg:y="25.547cm" svg:viewBox="0 0 175 475" draw:points="0,475 175,475 175,0 0,0">
          <text:p/>
        </draw:polygon>
        <draw:polygon draw:style-name="gr10" draw:layer="layout" svg:width="3.561cm" svg:height="0.474cm" svg:x="2.54cm" svg:y="25.547cm" svg:viewBox="0 0 3562 475" draw:points="0,475 3562,475 3562,0 0,0">
          <text:p/>
        </draw:polygon>
        <draw:frame draw:style-name="gr20" draw:layer="layout" svg:width="1.623cm" svg:height="0.458cm" svg:x="9.264cm" svg:y="25.145cm">
          <draw:text-box>
            <text:p text:style-name="P1"><text:span text:style-name="T2">439059 </text:span></text:p>
          </draw:text-box>
        </draw:frame>
        <draw:polygon draw:style-name="gr13" draw:layer="layout" svg:width="0.19cm" svg:height="0.474cm" svg:x="6.291cm" svg:y="25.547cm" svg:viewBox="0 0 191 475" draw:points="0,475 191,475 191,0 0,0">
          <text:p/>
        </draw:polygon>
        <draw:polygon draw:style-name="gr13" draw:layer="layout" svg:width="0.19cm" svg:height="0.474cm" svg:x="8.481cm" svg:y="25.547cm" svg:viewBox="0 0 191 475" draw:points="0,475 191,475 191,0 0,0">
          <text:p/>
        </draw:polygon>
        <draw:polygon draw:style-name="gr14" draw:layer="layout" svg:width="1.999cm" svg:height="0.474cm" svg:x="6.481cm" svg:y="25.547cm" svg:viewBox="0 0 2000 475" draw:points="0,475 2000,475 2000,0 0,0">
          <text:p/>
        </draw:polygon>
        <draw:frame draw:style-name="gr24" draw:layer="layout" svg:width="0.624cm" svg:height="0.458cm" svg:x="2.54cm" svg:y="25.619cm">
          <draw:text-box>
            <text:p text:style-name="P1"><text:span text:style-name="T2">10 </text:span></text:p>
          </draw:text-box>
        </draw:frame>
        <draw:polygon draw:style-name="gr13" draw:layer="layout" svg:width="0.19cm" svg:height="0.474cm" svg:x="8.667cm" svg:y="25.547cm" svg:viewBox="0 0 191 475" draw:points="0,475 191,475 191,0 0,0">
          <text:p/>
        </draw:polygon>
        <draw:polygon draw:style-name="gr13" draw:layer="layout" svg:width="0.174cm" svg:height="0.474cm" svg:x="10.851cm" svg:y="25.547cm" svg:viewBox="0 0 175 475" draw:points="0,475 175,475 175,0 0,0">
          <text:p/>
        </draw:polygon>
        <draw:polygon draw:style-name="gr14" draw:layer="layout" svg:width="1.994cm" svg:height="0.474cm" svg:x="8.857cm" svg:y="25.547cm" svg:viewBox="0 0 1995 475" draw:points="0,475 1995,475 1995,0 0,0">
          <text:p/>
        </draw:polygon>
        <draw:frame draw:style-name="gr23" draw:layer="layout" svg:width="1.873cm" svg:height="0.458cm" svg:x="6.79cm" svg:y="25.619cm">
          <draw:text-box>
            <text:p text:style-name="P1"><text:span text:style-name="T2">2304332 </text:span></text:p>
          </draw:text-box>
        </draw:frame>
        <draw:polygon draw:style-name="gr1" draw:layer="layout" svg:width="0.034cm" svg:height="0.474cm" svg:x="6.274cm" svg:y="25.547cm" svg:viewBox="0 0 35 475" draw:points="0,475 35,475 35,0 0,0">
          <text:p/>
        </draw:polygon>
        <draw:polygon draw:style-name="gr1" draw:layer="layout" svg:width="0.034cm" svg:height="0.474cm" svg:x="11.025cm" svg:y="25.547cm" svg:viewBox="0 0 35 475" draw:points="0,475 35,475 35,0 0,0">
          <text:p/>
        </draw:polygon>
        <draw:polygon draw:style-name="gr9" draw:layer="layout" svg:width="0.19cm" svg:height="0.47cm" svg:x="2.35cm" svg:y="26.021cm" svg:viewBox="0 0 191 471" draw:points="0,471 191,471 191,0 0,0">
          <text:p/>
        </draw:polygon>
        <draw:polygon draw:style-name="gr9" draw:layer="layout" svg:width="0.174cm" svg:height="0.47cm" svg:x="6.1cm" svg:y="26.021cm" svg:viewBox="0 0 175 471" draw:points="0,471 175,471 175,0 0,0">
          <text:p/>
        </draw:polygon>
        <draw:polygon draw:style-name="gr10" draw:layer="layout" svg:width="3.561cm" svg:height="0.47cm" svg:x="2.54cm" svg:y="26.021cm" svg:viewBox="0 0 3562 471" draw:points="0,471 3562,471 3562,0 0,0">
          <text:p/>
        </draw:polygon>
        <draw:frame draw:style-name="gr20" draw:layer="layout" svg:width="1.623cm" svg:height="0.458cm" svg:x="9.264cm" svg:y="25.619cm">
          <draw:text-box>
            <text:p text:style-name="P1"><text:span text:style-name="T2">186460 </text:span></text:p>
          </draw:text-box>
        </draw:frame>
        <draw:frame draw:style-name="gr24" draw:layer="layout" svg:width="0.624cm" svg:height="0.458cm" svg:x="2.54cm" svg:y="26.093cm">
          <draw:text-box>
            <text:p text:style-name="P1"><text:span text:style-name="T2">12 </text:span></text:p>
          </draw:text-box>
        </draw:frame>
        <draw:frame draw:style-name="gr23" draw:layer="layout" svg:width="1.873cm" svg:height="0.458cm" svg:x="6.79cm" svg:y="26.093cm">
          <draw:text-box>
            <text:p text:style-name="P1"><text:span text:style-name="T2">2405170 </text:span></text:p>
          </draw:text-box>
        </draw:frame>
        <draw:polygon draw:style-name="gr1" draw:layer="layout" svg:width="0.034cm" svg:height="0.47cm" svg:x="6.274cm" svg:y="26.021cm" svg:viewBox="0 0 35 471" draw:points="0,471 35,471 35,0 0,0">
          <text:p/>
        </draw:polygon>
        <draw:polygon draw:style-name="gr1" draw:layer="layout" svg:width="0.034cm" svg:height="0.47cm" svg:x="11.025cm" svg:y="26.021cm" svg:viewBox="0 0 35 471" draw:points="0,471 35,471 35,0 0,0">
          <text:p/>
        </draw:polygon>
        <draw:polygon draw:style-name="gr9" draw:layer="layout" svg:width="0.19cm" svg:height="0.474cm" svg:x="2.35cm" svg:y="26.491cm" svg:viewBox="0 0 191 475" draw:points="0,475 191,475 191,0 0,0">
          <text:p/>
        </draw:polygon>
        <draw:polygon draw:style-name="gr9" draw:layer="layout" svg:width="0.174cm" svg:height="0.474cm" svg:x="6.1cm" svg:y="26.491cm" svg:viewBox="0 0 175 475" draw:points="0,475 175,475 175,0 0,0">
          <text:p/>
        </draw:polygon>
        <draw:polygon draw:style-name="gr10" draw:layer="layout" svg:width="3.561cm" svg:height="0.474cm" svg:x="2.54cm" svg:y="26.491cm" svg:viewBox="0 0 3562 475" draw:points="0,475 3562,475 3562,0 0,0">
          <text:p/>
        </draw:polygon>
        <draw:frame draw:style-name="gr25" draw:layer="layout" svg:width="1.374cm" svg:height="0.458cm" svg:x="9.361cm" svg:y="26.093cm">
          <draw:text-box>
            <text:p text:style-name="P1"><text:span text:style-name="T2">85622 </text:span></text:p>
          </draw:text-box>
        </draw:frame>
        <draw:polygon draw:style-name="gr13" draw:layer="layout" svg:width="0.19cm" svg:height="0.474cm" svg:x="6.291cm" svg:y="26.491cm" svg:viewBox="0 0 191 475" draw:points="0,475 191,475 191,0 0,0">
          <text:p/>
        </draw:polygon>
        <draw:polygon draw:style-name="gr13" draw:layer="layout" svg:width="0.19cm" svg:height="0.474cm" svg:x="8.481cm" svg:y="26.491cm" svg:viewBox="0 0 191 475" draw:points="0,475 191,475 191,0 0,0">
          <text:p/>
        </draw:polygon>
        <draw:polygon draw:style-name="gr14" draw:layer="layout" svg:width="1.999cm" svg:height="0.474cm" svg:x="6.481cm" svg:y="26.491cm" svg:viewBox="0 0 2000 475" draw:points="0,475 2000,475 2000,0 0,0">
          <text:p/>
        </draw:polygon>
        <draw:frame draw:style-name="gr24" draw:layer="layout" svg:width="0.624cm" svg:height="0.458cm" svg:x="2.54cm" svg:y="26.563cm">
          <draw:text-box>
            <text:p text:style-name="P1"><text:span text:style-name="T2">16 </text:span></text:p>
          </draw:text-box>
        </draw:frame>
        <draw:polygon draw:style-name="gr13" draw:layer="layout" svg:width="0.19cm" svg:height="0.474cm" svg:x="8.667cm" svg:y="26.491cm" svg:viewBox="0 0 191 475" draw:points="0,475 191,475 191,0 0,0">
          <text:p/>
        </draw:polygon>
        <draw:polygon draw:style-name="gr13" draw:layer="layout" svg:width="0.174cm" svg:height="0.474cm" svg:x="10.851cm" svg:y="26.491cm" svg:viewBox="0 0 175 475" draw:points="0,475 175,475 175,0 0,0">
          <text:p/>
        </draw:polygon>
        <draw:polygon draw:style-name="gr14" draw:layer="layout" svg:width="1.994cm" svg:height="0.474cm" svg:x="8.857cm" svg:y="26.491cm" svg:viewBox="0 0 1995 475" draw:points="0,475 1995,475 1995,0 0,0">
          <text:p/>
        </draw:polygon>
        <draw:frame draw:style-name="gr23" draw:layer="layout" svg:width="1.873cm" svg:height="0.458cm" svg:x="6.79cm" svg:y="26.563cm">
          <draw:text-box>
            <text:p text:style-name="P1"><text:span text:style-name="T2">2448170 </text:span></text:p>
          </draw:text-box>
        </draw:frame>
        <draw:polygon draw:style-name="gr1" draw:layer="layout" svg:width="0.034cm" svg:height="0.474cm" svg:x="6.274cm" svg:y="26.491cm" svg:viewBox="0 0 35 475" draw:points="0,475 35,475 35,0 0,0">
          <text:p/>
        </draw:polygon>
        <draw:polygon draw:style-name="gr1" draw:layer="layout" svg:width="0.034cm" svg:height="0.474cm" svg:x="11.025cm" svg:y="26.491cm" svg:viewBox="0 0 35 475" draw:points="0,475 35,475 35,0 0,0">
          <text:p/>
        </draw:polygon>
        <draw:frame draw:style-name="gr25" draw:layer="layout" svg:width="1.374cm" svg:height="0.458cm" svg:x="9.361cm" svg:y="26.563cm">
          <draw:text-box>
            <text:p text:style-name="P1"><text:span text:style-name="T2">42622 </text:span></text:p>
          </draw:text-box>
        </draw:frame>
      </draw:page>
      <draw:page draw:name="page3" draw:style-name="dp1" draw:master-page-name="master-page3">
        <draw:polygon draw:style-name="gr1" draw:layer="layout" svg:width="5.272cm" svg:height="0.025cm" svg:x="2.54cm" svg:y="2.946cm" svg:viewBox="0 0 5273 26" draw:points="0,26 5273,26 5273,0 0,0">
          <text:p/>
        </draw:polygon>
        <draw:frame draw:style-name="gr8" draw:layer="layout" svg:width="7.516cm" svg:height="0.458cm" svg:x="2.54cm" svg:y="2.611cm">
          <draw:text-box>
            <text:p text:style-name="P1"><text:span text:style-name="T1">2. Results for Varying TLB Length </text:span></text:p>
          </draw:text-box>
        </draw:frame>
        <draw:frame draw:style-name="gr3" draw:layer="layout" svg:width="0.137cm" svg:height="0.458cm" svg:x="2.54cm" svg:y="7.235cm">
          <draw:text-box>
            <text:p text:style-name="P1"><text:span text:style-name="T1"><text:s/></text:span></text:p>
          </draw:text-box>
        </draw:frame>
        <draw:polygon draw:style-name="gr1" draw:layer="layout" svg:width="1.427cm" svg:height="0.025cm" svg:x="2.54cm" svg:y="8.361cm" svg:viewBox="0 0 1428 26" draw:points="0,26 1428,26 1428,0 0,0">
          <text:p/>
        </draw:polygon>
        <draw:frame draw:style-name="gr18" draw:layer="layout" svg:width="2.127cm" svg:height="0.458cm" svg:x="2.54cm" svg:y="8.027cm">
          <draw:text-box>
            <text:p text:style-name="P1"><text:span text:style-name="T1">Analysis: </text:span></text:p>
          </draw:text-box>
        </draw:frame>
        <draw:frame draw:style-name="gr46" draw:layer="layout" svg:width="16.482cm" svg:height="0.458cm" svg:x="2.54cm" svg:y="8.822cm">
          <draw:text-box>
            <text:p text:style-name="P1"><text:span text:style-name="T2">1. <text:s/>As the G-Share history length increases the branch predictor accuracy improves. </text:span></text:p>
          </draw:text-box>
        </draw:frame>
        <draw:frame draw:style-name="gr47" draw:layer="layout" svg:width="19.598cm" svg:height="0.458cm" svg:x="2.54cm" svg:y="9.615cm">
          <draw:text-box>
            <text:p text:style-name="P1"><text:span text:style-name="T2">Since, it allows more patterns to be ‘learned’ and predicted as well as exploiting dependencies over </text:span></text:p>
          </draw:text-box>
        </draw:frame>
        <draw:frame draw:style-name="gr48" draw:layer="layout" svg:width="3.3cm" svg:height="0.458cm" svg:x="2.54cm" svg:y="10.127cm">
          <draw:text-box>
            <text:p text:style-name="P1"><text:span text:style-name="T2">longer intervals. </text:span></text:p>
          </draw:text-box>
        </draw:frame>
        <draw:frame draw:style-name="gr49" draw:layer="layout" svg:width="14.099cm" svg:height="0.458cm" svg:x="2.54cm" svg:y="10.919cm">
          <draw:text-box>
            <text:p text:style-name="P1"><text:span text:style-name="T2">Following is the % improvement between 2 and 16 for the given traces: </text:span></text:p>
          </draw:text-box>
        </draw:frame>
        <draw:frame draw:style-name="gr50" draw:layer="layout" svg:width="10.124cm" svg:height="0.458cm" svg:x="2.54cm" svg:y="11.715cm">
          <draw:text-box>
            <text:p text:style-name="P1"><text:span text:style-name="T2">Trace1: <text:s/>64.8 % improvement in correct predictions </text:span></text:p>
          </draw:text-box>
        </draw:frame>
        <draw:frame draw:style-name="gr50" draw:layer="layout" svg:width="10.124cm" svg:height="0.458cm" svg:x="2.54cm" svg:y="12.507cm">
          <draw:text-box>
            <text:p text:style-name="P1"><text:span text:style-name="T2">Trace2: <text:s/>13.7 % improvement in correct predictions </text:span></text:p>
          </draw:text-box>
        </draw:frame>
        <draw:frame draw:style-name="gr51" draw:layer="layout" svg:width="10.374cm" svg:height="0.458cm" svg:x="2.54cm" svg:y="13.302cm">
          <draw:text-box>
            <text:p text:style-name="P1"><text:span text:style-name="T2">Trace3: <text:s/>13.87 % improvement in correct predictions </text:span></text:p>
          </draw:text-box>
        </draw:frame>
        <draw:frame draw:style-name="gr52" draw:layer="layout" svg:width="10.001cm" svg:height="0.458cm" svg:x="2.54cm" svg:y="14.094cm">
          <draw:text-box>
            <text:p text:style-name="P1"><text:span text:style-name="T2">Trace4: 64.5 % improvement in correct predictions </text:span></text:p>
          </draw:text-box>
        </draw:frame>
        <draw:frame draw:style-name="gr53" draw:layer="layout" svg:width="18.159cm" svg:height="0.458cm" svg:x="2.54cm" svg:y="14.886cm">
          <draw:text-box>
            <text:p text:style-name="P1"><text:span text:style-name="T2">Thus, there is much better impact for trace1 and trace 4 as compared to the other traces on </text:span></text:p>
          </draw:text-box>
        </draw:frame>
        <draw:frame draw:style-name="gr54" draw:layer="layout" svg:width="19.581cm" svg:height="0.458cm" svg:x="2.54cm" svg:y="15.398cm">
          <draw:text-box>
            <text:p text:style-name="P1"><text:span text:style-name="T2">changing the history length. This is perhaps because the traces2 and traces 3 may have correlation </text:span></text:p>
          </draw:text-box>
        </draw:frame>
        <draw:frame draw:style-name="gr55" draw:layer="layout" svg:width="18.76cm" svg:height="0.458cm" svg:x="2.54cm" svg:y="15.91cm">
          <draw:text-box>
            <text:p text:style-name="P1"><text:span text:style-name="T2">patterns much longer than history register or perhaps not that significant amount of correlation </text:span></text:p>
          </draw:text-box>
        </draw:frame>
        <draw:frame draw:style-name="gr56" draw:layer="layout" svg:width="4.612cm" svg:height="0.458cm" svg:x="2.54cm" svg:y="16.423cm">
          <draw:text-box>
            <text:p text:style-name="P1"><text:span text:style-name="T2">between the branches. </text:span></text:p>
          </draw:text-box>
        </draw:frame>
        <draw:frame draw:style-name="gr57" draw:layer="layout" svg:width="20.081cm" svg:height="0.458cm" svg:x="2.54cm" svg:y="17.215cm">
          <draw:text-box>
            <text:p text:style-name="P1"><text:span text:style-name="T2">2. <text:s/>As the number of entries in the TLB increase or the page size increases from 4KB to 8KB we see an </text:span></text:p>
          </draw:text-box>
        </draw:frame>
        <draw:frame draw:style-name="gr58" draw:layer="layout" svg:width="19.67cm" svg:height="0.458cm" svg:x="2.54cm" svg:y="17.727cm">
          <draw:text-box>
            <text:p text:style-name="P1"><text:span text:style-name="T2">increase in the TLB hit rate, IPC and also reduction in memory accesses. As the number of entries in </text:span></text:p>
          </draw:text-box>
        </draw:frame>
        <draw:frame draw:style-name="gr59" draw:layer="layout" svg:width="18.392cm" svg:height="0.458cm" svg:x="2.54cm" svg:y="18.239cm">
          <draw:text-box>
            <text:p text:style-name="P1"><text:span text:style-name="T2">TLB increases, the TLB is able to store more number of page translations. Thus increasing the </text:span></text:p>
          </draw:text-box>
        </draw:frame>
        <draw:frame draw:style-name="gr60" draw:layer="layout" svg:width="19.966cm" svg:height="0.458cm" svg:x="2.54cm" svg:y="18.747cm">
          <draw:text-box>
            <text:p text:style-name="P1"><text:span text:style-name="T2">chances of a TLB hit. Because of this, the chances of the instruction requiring a page table entry from </text:span></text:p>
          </draw:text-box>
        </draw:frame>
        <draw:frame draw:style-name="gr61" draw:layer="layout" svg:width="18.819cm" svg:height="0.458cm" svg:x="2.54cm" svg:y="19.259cm">
          <draw:text-box>
            <text:p text:style-name="P1"><text:span text:style-name="T2">the dcache or the memory decreases resulting in a decrease in memory accesses. The memory </text:span></text:p>
          </draw:text-box>
        </draw:frame>
        <draw:frame draw:style-name="gr62" draw:layer="layout" svg:width="19.103cm" svg:height="0.458cm" svg:x="2.54cm" svg:y="19.772cm">
          <draw:text-box>
            <text:p text:style-name="P1"><text:span text:style-name="T2">accesses require a dcache latency or dram memory latency and are thus costly affecting the IPC. </text:span></text:p>
          </draw:text-box>
        </draw:frame>
        <draw:frame draw:style-name="gr63" draw:layer="layout" svg:width="19.171cm" svg:height="0.458cm" svg:x="2.54cm" svg:y="20.284cm">
          <draw:text-box>
            <text:p text:style-name="P1"><text:span text:style-name="T2">Also, if the number of times the page table entry required from dcache or memory increases, and </text:span></text:p>
          </draw:text-box>
        </draw:frame>
        <draw:frame draw:style-name="gr64" draw:layer="layout" svg:width="19.234cm" svg:height="0.458cm" svg:x="2.54cm" svg:y="20.792cm">
          <draw:text-box>
            <text:p text:style-name="P1"><text:span text:style-name="T2">because the entries along with being installed in the TLB are also installed in the Dcache, it might </text:span></text:p>
          </draw:text-box>
        </draw:frame>
        <draw:frame draw:style-name="gr65" draw:layer="layout" svg:width="19.293cm" svg:height="0.458cm" svg:x="2.54cm" svg:y="21.304cm">
          <draw:text-box>
            <text:p text:style-name="P1"><text:span text:style-name="T2">increase the chances of dcache capacity and conflict misses for the actual data. Resulting in more </text:span></text:p>
          </draw:text-box>
        </draw:frame>
        <draw:frame draw:style-name="gr66" draw:layer="layout" svg:width="3.279cm" svg:height="0.458cm" svg:x="2.54cm" svg:y="21.816cm">
          <draw:text-box>
            <text:p text:style-name="P1"><text:span text:style-name="T2">dram accesses. <text:s/></text:span></text:p>
          </draw:text-box>
        </draw:frame>
        <draw:frame draw:style-name="gr67" draw:layer="layout" svg:width="19.636cm" svg:height="0.458cm" svg:x="2.54cm" svg:y="22.608cm">
          <draw:text-box>
            <text:p text:style-name="P1"><text:span text:style-name="T2">Also, as the virtual memory page size is increased, the number of offset bits increases, which would </text:span></text:p>
          </draw:text-box>
        </draw:frame>
        <draw:frame draw:style-name="gr68" draw:layer="layout" svg:width="19.865cm" svg:height="0.458cm" svg:x="2.54cm" svg:y="23.121cm">
          <draw:text-box>
            <text:p text:style-name="P1"><text:span text:style-name="T2">in turn reduce the VPN length. These VPN bits are being used for matching the entries in the TLB and </text:span></text:p>
          </draw:text-box>
        </draw:frame>
        <draw:frame draw:style-name="gr69" draw:layer="layout" svg:width="19.886cm" svg:height="0.458cm" svg:x="2.54cm" svg:y="23.633cm">
          <draw:text-box>
            <text:p text:style-name="P1"><text:span text:style-name="T2">constitute the most significant bits of an address. Lesser number of bits represent a larger number of </text:span></text:p>
          </draw:text-box>
        </draw:frame>
        <draw:frame draw:style-name="gr70" draw:layer="layout" svg:width="19.073cm" svg:height="0.458cm" svg:x="2.54cm" svg:y="24.146cm">
          <draw:text-box>
            <text:p text:style-name="P1"><text:span text:style-name="T2">translations that they can represent, since <text:s/>the page offset is the same between a physical and a </text:span></text:p>
          </draw:text-box>
        </draw:frame>
        <draw:polygon draw:style-name="gr9" draw:layer="layout" svg:width="0.19cm" svg:height="0.474cm" svg:x="2.35cm" svg:y="3.336cm" svg:viewBox="0 0 191 475" draw:points="0,475 191,475 191,0 0,0">
          <text:p/>
        </draw:polygon>
        <draw:polygon draw:style-name="gr9" draw:layer="layout" svg:width="0.191cm" svg:height="0.474cm" svg:x="5.694cm" svg:y="3.336cm" svg:viewBox="0 0 192 475" draw:points="0,475 192,475 192,0 0,0">
          <text:p/>
        </draw:polygon>
        <draw:polygon draw:style-name="gr9" draw:layer="layout" svg:width="3.535cm" svg:height="0.369cm" svg:x="2.35cm" svg:y="3.81cm" svg:viewBox="0 0 3536 370" draw:points="0,370 3536,370 3536,0 0,0">
          <text:p/>
        </draw:polygon>
        <draw:polygon draw:style-name="gr10" draw:layer="layout" svg:width="3.154cm" svg:height="0.474cm" svg:x="2.54cm" svg:y="3.336cm" svg:viewBox="0 0 3155 475" draw:points="0,475 3155,475 3155,0 0,0">
          <text:p/>
        </draw:polygon>
        <draw:frame draw:style-name="gr71" draw:layer="layout" svg:width="3.139cm" svg:height="0.458cm" svg:x="2.54cm" svg:y="24.654cm">
          <draw:text-box>
            <text:p text:style-name="P1"><text:span text:style-name="T2">virtual address. </text:span></text:p>
          </draw:text-box>
        </draw:frame>
        <draw:polygon draw:style-name="gr9" draw:layer="layout" svg:width="0.19cm" svg:height="0.474cm" svg:x="5.885cm" svg:y="3.336cm" svg:viewBox="0 0 191 475" draw:points="0,475 191,475 191,0 0,0">
          <text:p/>
        </draw:polygon>
        <draw:polygon draw:style-name="gr9" draw:layer="layout" svg:width="0.191cm" svg:height="0.474cm" svg:x="9.958cm" svg:y="3.336cm" svg:viewBox="0 0 192 475" draw:points="0,475 192,475 192,0 0,0">
          <text:p/>
        </draw:polygon>
        <draw:polygon draw:style-name="gr9" draw:layer="layout" svg:width="4.263cm" svg:height="0.369cm" svg:x="5.885cm" svg:y="3.81cm" svg:viewBox="0 0 4264 370" draw:points="0,370 4264,370 4264,0 0,0">
          <text:p/>
        </draw:polygon>
        <draw:polygon draw:style-name="gr10" draw:layer="layout" svg:width="3.883cm" svg:height="0.474cm" svg:x="6.075cm" svg:y="3.336cm" svg:viewBox="0 0 3884 475" draw:points="0,475 3884,475 3884,0 0,0">
          <text:p/>
        </draw:polygon>
        <draw:frame draw:style-name="gr3" draw:layer="layout" svg:width="0.125cm" svg:height="0.458cm" svg:x="2.54cm" svg:y="3.408cm">
          <draw:text-box>
            <text:p text:style-name="P1"><text:span text:style-name="T2"><text:s/></text:span></text:p>
          </draw:text-box>
        </draw:frame>
        <draw:polygon draw:style-name="gr9" draw:layer="layout" svg:width="0.19cm" svg:height="0.517cm" svg:x="10.149cm" svg:y="3.336cm" svg:viewBox="0 0 191 518" draw:points="0,518 191,518 191,0 0,0">
          <text:p/>
        </draw:polygon>
        <draw:polygon draw:style-name="gr9" draw:layer="layout" svg:width="0.191cm" svg:height="0.517cm" svg:x="12.088cm" svg:y="3.336cm" svg:viewBox="0 0 192 518" draw:points="0,518 192,518 192,0 0,0">
          <text:p/>
        </draw:polygon>
        <draw:polygon draw:style-name="gr9" draw:layer="layout" svg:width="2.13cm" svg:height="0.326cm" svg:x="10.149cm" svg:y="3.853cm" svg:viewBox="0 0 2131 327" draw:points="0,327 2131,327 2131,0 0,0">
          <text:p/>
        </draw:polygon>
        <draw:polygon draw:style-name="gr10" draw:layer="layout" svg:width="1.749cm" svg:height="0.517cm" svg:x="10.339cm" svg:y="3.336cm" svg:viewBox="0 0 1750 518" draw:points="0,518 1750,518 1750,0 0,0">
          <text:p/>
        </draw:polygon>
        <draw:frame draw:style-name="gr26" draw:layer="layout" svg:width="1.124cm" svg:height="0.458cm" svg:x="7.621cm" svg:y="3.408cm">
          <draw:text-box>
            <text:p text:style-name="P1"><text:span text:style-name="T2">4096 </text:span></text:p>
          </draw:text-box>
        </draw:frame>
        <draw:polygon draw:style-name="gr9" draw:layer="layout" svg:width="0.19cm" svg:height="0.474cm" svg:x="12.279cm" svg:y="3.336cm" svg:viewBox="0 0 191 475" draw:points="0,475 191,475 191,0 0,0">
          <text:p/>
        </draw:polygon>
        <draw:polygon draw:style-name="gr9" draw:layer="layout" svg:width="0.19cm" svg:height="0.474cm" svg:x="16.344cm" svg:y="3.336cm" svg:viewBox="0 0 191 475" draw:points="0,475 191,475 191,0 0,0">
          <text:p/>
        </draw:polygon>
        <draw:polygon draw:style-name="gr9" draw:layer="layout" svg:width="4.255cm" svg:height="0.369cm" svg:x="12.279cm" svg:y="3.81cm" svg:viewBox="0 0 4256 370" draw:points="0,370 4256,370 4256,0 0,0">
          <text:p/>
        </draw:polygon>
        <draw:polygon draw:style-name="gr10" draw:layer="layout" svg:width="3.874cm" svg:height="0.474cm" svg:x="12.469cm" svg:y="3.336cm" svg:viewBox="0 0 3875 475" draw:points="0,475 3875,475 3875,0 0,0">
          <text:p/>
        </draw:polygon>
        <draw:frame draw:style-name="gr27" draw:layer="layout" svg:width="0.137cm" svg:height="0.497cm" svg:x="11.211cm" svg:y="3.421cm">
          <draw:text-box>
            <text:p text:style-name="P1"><text:span text:style-name="T3"><text:s/></text:span></text:p>
          </draw:text-box>
        </draw:frame>
        <draw:polygon draw:style-name="gr9" draw:layer="layout" svg:width="0.191cm" svg:height="0.517cm" svg:x="16.534cm" svg:y="3.336cm" svg:viewBox="0 0 192 518" draw:points="0,518 192,518 192,0 0,0">
          <text:p/>
        </draw:polygon>
        <draw:polygon draw:style-name="gr9" draw:layer="layout" svg:width="0.19cm" svg:height="0.517cm" svg:x="18.465cm" svg:y="3.336cm" svg:viewBox="0 0 191 518" draw:points="0,518 191,518 191,0 0,0">
          <text:p/>
        </draw:polygon>
        <draw:polygon draw:style-name="gr9" draw:layer="layout" svg:width="2.121cm" svg:height="0.326cm" svg:x="16.534cm" svg:y="3.853cm" svg:viewBox="0 0 2122 327" draw:points="0,327 2122,327 2122,0 0,0">
          <text:p/>
        </draw:polygon>
        <draw:polygon draw:style-name="gr10" draw:layer="layout" svg:width="1.74cm" svg:height="0.517cm" svg:x="16.725cm" svg:y="3.336cm" svg:viewBox="0 0 1741 518" draw:points="0,518 1741,518 1741,0 0,0">
          <text:p/>
        </draw:polygon>
        <draw:frame draw:style-name="gr26" draw:layer="layout" svg:width="1.124cm" svg:height="0.458cm" svg:x="14.01cm" svg:y="3.408cm">
          <draw:text-box>
            <text:p text:style-name="P1"><text:span text:style-name="T2">8192 </text:span></text:p>
          </draw:text-box>
        </draw:frame>
        <draw:polygon draw:style-name="gr9" draw:layer="layout" svg:width="0.19cm" svg:height="0.474cm" svg:x="2.35cm" svg:y="4.284cm" svg:viewBox="0 0 191 475" draw:points="0,475 191,475 191,0 0,0">
          <text:p/>
        </draw:polygon>
        <draw:polygon draw:style-name="gr9" draw:layer="layout" svg:width="0.174cm" svg:height="0.474cm" svg:x="5.694cm" svg:y="4.284cm" svg:viewBox="0 0 175 475" draw:points="0,475 175,475 175,0 0,0">
          <text:p/>
        </draw:polygon>
        <draw:polygon draw:style-name="gr10" draw:layer="layout" svg:width="3.518cm" svg:height="0.949cm" svg:x="2.35cm" svg:y="4.758cm" svg:viewBox="0 0 3519 950" draw:points="0,950 3519,950 3519,0 0,0">
          <text:p/>
        </draw:polygon>
        <draw:polygon draw:style-name="gr10" draw:layer="layout" svg:width="3.154cm" svg:height="0.474cm" svg:x="2.54cm" svg:y="4.284cm" svg:viewBox="0 0 3155 475" draw:points="0,475 3155,475 3155,0 0,0">
          <text:p/>
        </draw:polygon>
        <draw:frame draw:style-name="gr27" draw:layer="layout" svg:width="0.137cm" svg:height="0.497cm" svg:x="17.593cm" svg:y="3.421cm">
          <draw:text-box>
            <text:p text:style-name="P1"><text:span text:style-name="T3"><text:s/></text:span></text:p>
          </draw:text-box>
        </draw:frame>
        <draw:polygon draw:style-name="gr13" draw:layer="layout" svg:width="0.19cm" svg:height="0.949cm" svg:x="5.885cm" svg:y="4.284cm" svg:viewBox="0 0 191 950" draw:points="0,950 191,950 191,0 0,0">
          <text:p/>
        </draw:polygon>
        <draw:polygon draw:style-name="gr13" draw:layer="layout" svg:width="0.19cm" svg:height="0.949cm" svg:x="7.829cm" svg:y="4.284cm" svg:viewBox="0 0 191 950" draw:points="0,950 191,950 191,0 0,0">
          <text:p/>
        </draw:polygon>
        <draw:polygon draw:style-name="gr14" draw:layer="layout" svg:width="2.134cm" svg:height="0.474cm" svg:x="5.885cm" svg:y="5.233cm" svg:viewBox="0 0 2135 475" draw:points="0,475 2135,475 2135,0 0,0">
          <text:p/>
        </draw:polygon>
        <draw:polygon draw:style-name="gr14" draw:layer="layout" svg:width="1.753cm" svg:height="0.474cm" svg:x="6.075cm" svg:y="4.284cm" svg:viewBox="0 0 1754 475" draw:points="0,475 1754,475 1754,0 0,0">
          <text:p/>
        </draw:polygon>
        <draw:frame draw:style-name="gr28" draw:layer="layout" svg:width="2.305cm" svg:height="0.458cm" svg:x="2.54cm" svg:y="4.356cm">
          <draw:text-box>
            <text:p text:style-name="P1"><text:span text:style-name="T2">TLB Length </text:span></text:p>
          </draw:text-box>
        </draw:frame>
        <draw:polygon draw:style-name="gr14" draw:layer="layout" svg:width="1.753cm" svg:height="0.475cm" svg:x="6.075cm" svg:y="4.758cm" svg:viewBox="0 0 1754 476" draw:points="0,476 1754,476 1754,0 0,0">
          <text:p/>
        </draw:polygon>
        <draw:frame draw:style-name="gr29" draw:layer="layout" svg:width="1.522cm" svg:height="0.458cm" svg:x="6.393cm" svg:y="4.356cm">
          <draw:text-box>
            <text:p text:style-name="P1"><text:span text:style-name="T2">TLB Hit </text:span></text:p>
          </draw:text-box>
        </draw:frame>
        <draw:polygon draw:style-name="gr13" draw:layer="layout" svg:width="0.191cm" svg:height="0.474cm" svg:x="8.019cm" svg:y="4.284cm" svg:viewBox="0 0 192 475" draw:points="0,475 192,475 192,0 0,0">
          <text:p/>
        </draw:polygon>
        <draw:polygon draw:style-name="gr13" draw:layer="layout" svg:width="0.191cm" svg:height="0.474cm" svg:x="9.958cm" svg:y="4.284cm" svg:viewBox="0 0 192 475" draw:points="0,475 192,475 192,0 0,0">
          <text:p/>
        </draw:polygon>
        <draw:polygon draw:style-name="gr14" draw:layer="layout" svg:width="2.13cm" svg:height="0.949cm" svg:x="8.019cm" svg:y="4.758cm" svg:viewBox="0 0 2131 950" draw:points="0,950 2131,950 2131,0 0,0">
          <text:p/>
        </draw:polygon>
        <draw:polygon draw:style-name="gr14" draw:layer="layout" svg:width="1.748cm" svg:height="0.474cm" svg:x="8.21cm" svg:y="4.284cm" svg:viewBox="0 0 1749 475" draw:points="0,475 1749,475 1749,0 0,0">
          <text:p/>
        </draw:polygon>
        <draw:frame draw:style-name="gr30" draw:layer="layout" svg:width="1.014cm" svg:height="0.458cm" svg:x="6.592cm" svg:y="4.83cm">
          <draw:text-box>
            <text:p text:style-name="P1"><text:span text:style-name="T2">Rate </text:span></text:p>
          </draw:text-box>
        </draw:frame>
        <draw:polygon draw:style-name="gr13" draw:layer="layout" svg:width="0.19cm" svg:height="1.423cm" svg:x="10.149cm" svg:y="4.284cm" svg:viewBox="0 0 191 1424" draw:points="0,1424 191,1424 191,0 0,0">
          <text:p/>
        </draw:polygon>
        <draw:polygon draw:style-name="gr13" draw:layer="layout" svg:width="0.191cm" svg:height="1.423cm" svg:x="12.088cm" svg:y="4.284cm" svg:viewBox="0 0 192 1424" draw:points="0,1424 192,1424 192,0 0,0">
          <text:p/>
        </draw:polygon>
        <draw:polygon draw:style-name="gr14" draw:layer="layout" svg:width="1.749cm" svg:height="0.474cm" svg:x="10.339cm" svg:y="4.284cm" svg:viewBox="0 0 1750 475" draw:points="0,475 1750,475 1750,0 0,0">
          <text:p/>
        </draw:polygon>
        <draw:frame draw:style-name="gr31" draw:layer="layout" svg:width="0.743cm" svg:height="0.458cm" svg:x="8.832cm" svg:y="4.356cm">
          <draw:text-box>
            <text:p text:style-name="P1"><text:span text:style-name="T2">IPC </text:span></text:p>
          </draw:text-box>
        </draw:frame>
        <draw:polygon draw:style-name="gr14" draw:layer="layout" svg:width="1.749cm" svg:height="0.475cm" svg:x="10.339cm" svg:y="4.758cm" svg:viewBox="0 0 1750 476" draw:points="0,476 1750,476 1750,0 0,0">
          <text:p/>
        </draw:polygon>
        <draw:frame draw:style-name="gr32" draw:layer="layout" svg:width="1.264cm" svg:height="0.458cm" svg:x="10.729cm" svg:y="4.356cm">
          <draw:text-box>
            <text:p text:style-name="P1"><text:span text:style-name="T2">No. of </text:span></text:p>
          </draw:text-box>
        </draw:frame>
        <draw:polygon draw:style-name="gr14" draw:layer="layout" svg:width="1.749cm" svg:height="0.474cm" svg:x="10.339cm" svg:y="5.233cm" svg:viewBox="0 0 1750 475" draw:points="0,475 1750,475 1750,0 0,0">
          <text:p/>
        </draw:polygon>
        <draw:frame draw:style-name="gr33" draw:layer="layout" svg:width="1.708cm" svg:height="0.458cm" svg:x="10.534cm" svg:y="4.83cm">
          <draw:text-box>
            <text:p text:style-name="P1"><text:span text:style-name="T2">Memory </text:span></text:p>
          </draw:text-box>
        </draw:frame>
        <draw:polygon draw:style-name="gr13" draw:layer="layout" svg:width="0.19cm" svg:height="0.949cm" svg:x="12.279cm" svg:y="4.284cm" svg:viewBox="0 0 191 950" draw:points="0,950 191,950 191,0 0,0">
          <text:p/>
        </draw:polygon>
        <draw:polygon draw:style-name="gr13" draw:layer="layout" svg:width="0.195cm" svg:height="0.949cm" svg:x="14.213cm" svg:y="4.284cm" svg:viewBox="0 0 196 950" draw:points="0,950 196,950 196,0 0,0">
          <text:p/>
        </draw:polygon>
        <draw:polygon draw:style-name="gr14" draw:layer="layout" svg:width="2.129cm" svg:height="0.474cm" svg:x="12.279cm" svg:y="5.233cm" svg:viewBox="0 0 2130 475" draw:points="0,475 2130,475 2130,0 0,0">
          <text:p/>
        </draw:polygon>
        <draw:polygon draw:style-name="gr14" draw:layer="layout" svg:width="1.744cm" svg:height="0.474cm" svg:x="12.469cm" svg:y="4.284cm" svg:viewBox="0 0 1745 475" draw:points="0,475 1745,475 1745,0 0,0">
          <text:p/>
        </draw:polygon>
        <draw:frame draw:style-name="gr34" draw:layer="layout" svg:width="1.907cm" svg:height="0.458cm" svg:x="10.517cm" svg:y="5.305cm">
          <draw:text-box>
            <text:p text:style-name="P1"><text:span text:style-name="T2">Accesses </text:span></text:p>
          </draw:text-box>
        </draw:frame>
        <draw:polygon draw:style-name="gr14" draw:layer="layout" svg:width="1.744cm" svg:height="0.475cm" svg:x="12.469cm" svg:y="4.758cm" svg:viewBox="0 0 1745 476" draw:points="0,476 1745,476 1745,0 0,0">
          <text:p/>
        </draw:polygon>
        <draw:frame draw:style-name="gr35" draw:layer="layout" svg:width="1.522cm" svg:height="0.458cm" svg:x="12.787cm" svg:y="4.356cm">
          <draw:text-box>
            <text:p text:style-name="P1"><text:span text:style-name="T2">TLB Hit </text:span></text:p>
          </draw:text-box>
        </draw:frame>
        <draw:polygon draw:style-name="gr13" draw:layer="layout" svg:width="0.186cm" svg:height="0.474cm" svg:x="14.408cm" svg:y="4.284cm" svg:viewBox="0 0 187 475" draw:points="0,475 187,475 187,0 0,0">
          <text:p/>
        </draw:polygon>
        <draw:polygon draw:style-name="gr13" draw:layer="layout" svg:width="0.19cm" svg:height="0.474cm" svg:x="16.344cm" svg:y="4.284cm" svg:viewBox="0 0 191 475" draw:points="0,475 191,475 191,0 0,0">
          <text:p/>
        </draw:polygon>
        <draw:polygon draw:style-name="gr14" draw:layer="layout" svg:width="2.126cm" svg:height="0.949cm" svg:x="14.408cm" svg:y="4.758cm" svg:viewBox="0 0 2127 950" draw:points="0,950 2127,950 2127,0 0,0">
          <text:p/>
        </draw:polygon>
        <draw:polygon draw:style-name="gr14" draw:layer="layout" svg:width="1.749cm" svg:height="0.474cm" svg:x="14.594cm" svg:y="4.284cm" svg:viewBox="0 0 1750 475" draw:points="0,475 1750,475 1750,0 0,0">
          <text:p/>
        </draw:polygon>
        <draw:frame draw:style-name="gr36" draw:layer="layout" svg:width="1.014cm" svg:height="0.458cm" svg:x="12.981cm" svg:y="4.83cm">
          <draw:text-box>
            <text:p text:style-name="P1"><text:span text:style-name="T2">Rate </text:span></text:p>
          </draw:text-box>
        </draw:frame>
        <draw:polygon draw:style-name="gr13" draw:layer="layout" svg:width="0.191cm" svg:height="1.423cm" svg:x="16.534cm" svg:y="4.284cm" svg:viewBox="0 0 192 1424" draw:points="0,1424 192,1424 192,0 0,0">
          <text:p/>
        </draw:polygon>
        <draw:polygon draw:style-name="gr13" draw:layer="layout" svg:width="0.173cm" svg:height="1.423cm" svg:x="18.465cm" svg:y="4.284cm" svg:viewBox="0 0 174 1424" draw:points="0,1424 174,1424 174,0 0,0">
          <text:p/>
        </draw:polygon>
        <draw:polygon draw:style-name="gr14" draw:layer="layout" svg:width="1.74cm" svg:height="0.474cm" svg:x="16.725cm" svg:y="4.284cm" svg:viewBox="0 0 1741 475" draw:points="0,475 1741,475 1741,0 0,0">
          <text:p/>
        </draw:polygon>
        <draw:frame draw:style-name="gr31" draw:layer="layout" svg:width="0.743cm" svg:height="0.458cm" svg:x="15.212cm" svg:y="4.356cm">
          <draw:text-box>
            <text:p text:style-name="P1"><text:span text:style-name="T2">IPC </text:span></text:p>
          </draw:text-box>
        </draw:frame>
        <draw:polygon draw:style-name="gr14" draw:layer="layout" svg:width="1.74cm" svg:height="0.475cm" svg:x="16.725cm" svg:y="4.758cm" svg:viewBox="0 0 1741 476" draw:points="0,476 1741,476 1741,0 0,0">
          <text:p/>
        </draw:polygon>
        <draw:frame draw:style-name="gr32" draw:layer="layout" svg:width="1.264cm" svg:height="0.458cm" svg:x="17.11cm" svg:y="4.356cm">
          <draw:text-box>
            <text:p text:style-name="P1"><text:span text:style-name="T2">No. of </text:span></text:p>
          </draw:text-box>
        </draw:frame>
        <draw:polygon draw:style-name="gr14" draw:layer="layout" svg:width="1.74cm" svg:height="0.474cm" svg:x="16.725cm" svg:y="5.233cm" svg:viewBox="0 0 1741 475" draw:points="0,475 1741,475 1741,0 0,0">
          <text:p/>
        </draw:polygon>
        <draw:frame draw:style-name="gr37" draw:layer="layout" svg:width="1.708cm" svg:height="0.458cm" svg:x="16.915cm" svg:y="4.83cm">
          <draw:text-box>
            <text:p text:style-name="P1"><text:span text:style-name="T2">Memory </text:span></text:p>
          </draw:text-box>
        </draw:frame>
        <draw:polygon draw:style-name="gr1" draw:layer="layout" svg:width="3.518cm" svg:height="0.105cm" svg:x="2.35cm" svg:y="4.179cm" svg:viewBox="0 0 3519 106" draw:points="0,106 3519,106 3519,0 0,0">
          <text:p/>
        </draw:polygon>
        <draw:polygon draw:style-name="gr1" draw:layer="layout" svg:width="0.105cm" svg:height="0.105cm" svg:x="5.868cm" svg:y="4.179cm" svg:viewBox="0 0 106 106" draw:points="0,106 106,106 106,0 0,0">
          <text:p/>
        </draw:polygon>
        <draw:polygon draw:style-name="gr1" draw:layer="layout" svg:width="0.106cm" svg:height="0.105cm" svg:x="5.901cm" svg:y="4.179cm" svg:viewBox="0 0 107 106" draw:points="0,106 107,106 107,0 0,0">
          <text:p/>
        </draw:polygon>
        <draw:polygon draw:style-name="gr1" draw:layer="layout" svg:width="2.012cm" svg:height="0.105cm" svg:x="6.007cm" svg:y="4.179cm" svg:viewBox="0 0 2013 106" draw:points="0,106 2013,106 2013,0 0,0">
          <text:p/>
        </draw:polygon>
        <draw:polygon draw:style-name="gr1" draw:layer="layout" svg:width="0.106cm" svg:height="0.105cm" svg:x="8.019cm" svg:y="4.179cm" svg:viewBox="0 0 107 106" draw:points="0,106 107,106 107,0 0,0">
          <text:p/>
        </draw:polygon>
        <draw:polygon draw:style-name="gr1" draw:layer="layout" svg:width="2.024cm" svg:height="0.105cm" svg:x="8.125cm" svg:y="4.179cm" svg:viewBox="0 0 2025 106" draw:points="0,106 2025,106 2025,0 0,0">
          <text:p/>
        </draw:polygon>
        <draw:polygon draw:style-name="gr1" draw:layer="layout" svg:width="0.105cm" svg:height="0.105cm" svg:x="10.149cm" svg:y="4.179cm" svg:viewBox="0 0 106 106" draw:points="0,106 106,106 106,0 0,0">
          <text:p/>
        </draw:polygon>
        <draw:polygon draw:style-name="gr1" draw:layer="layout" svg:width="2.025cm" svg:height="0.105cm" svg:x="10.254cm" svg:y="4.179cm" svg:viewBox="0 0 2026 106" draw:points="0,106 2026,106 2026,0 0,0">
          <text:p/>
        </draw:polygon>
        <draw:polygon draw:style-name="gr1" draw:layer="layout" svg:width="0.105cm" svg:height="0.105cm" svg:x="12.279cm" svg:y="4.179cm" svg:viewBox="0 0 106 106" draw:points="0,106 106,106 106,0 0,0">
          <text:p/>
        </draw:polygon>
        <draw:polygon draw:style-name="gr1" draw:layer="layout" svg:width="2.024cm" svg:height="0.105cm" svg:x="12.384cm" svg:y="4.179cm" svg:viewBox="0 0 2025 106" draw:points="0,106 2025,106 2025,0 0,0">
          <text:p/>
        </draw:polygon>
        <draw:polygon draw:style-name="gr1" draw:layer="layout" svg:width="0.106cm" svg:height="0.105cm" svg:x="14.408cm" svg:y="4.179cm" svg:viewBox="0 0 107 106" draw:points="0,106 107,106 107,0 0,0">
          <text:p/>
        </draw:polygon>
        <draw:polygon draw:style-name="gr1" draw:layer="layout" svg:width="2.02cm" svg:height="0.105cm" svg:x="14.514cm" svg:y="4.179cm" svg:viewBox="0 0 2021 106" draw:points="0,106 2021,106 2021,0 0,0">
          <text:p/>
        </draw:polygon>
        <draw:polygon draw:style-name="gr1" draw:layer="layout" svg:width="0.106cm" svg:height="0.105cm" svg:x="16.534cm" svg:y="4.179cm" svg:viewBox="0 0 107 106" draw:points="0,106 107,106 107,0 0,0">
          <text:p/>
        </draw:polygon>
        <draw:polygon draw:style-name="gr1" draw:layer="layout" svg:width="1.998cm" svg:height="0.105cm" svg:x="16.64cm" svg:y="4.179cm" svg:viewBox="0 0 1999 106" draw:points="0,106 1999,106 1999,0 0,0">
          <text:p/>
        </draw:polygon>
        <draw:polygon draw:style-name="gr1" draw:layer="layout" svg:width="0.106cm" svg:height="0.105cm" svg:x="18.638cm" svg:y="4.179cm" svg:viewBox="0 0 107 106" draw:points="0,106 107,106 107,0 0,0">
          <text:p/>
        </draw:polygon>
        <draw:polygon draw:style-name="gr1" draw:layer="layout" svg:width="0.033cm" svg:height="1.423cm" svg:x="5.868cm" svg:y="4.284cm" svg:viewBox="0 0 34 1424" draw:points="0,1424 34,1424 34,0 0,0">
          <text:p/>
        </draw:polygon>
        <draw:polygon draw:style-name="gr1" draw:layer="layout" svg:width="0.034cm" svg:height="1.423cm" svg:x="18.638cm" svg:y="4.284cm" svg:viewBox="0 0 35 1424" draw:points="0,1424 35,1424 35,0 0,0">
          <text:p/>
        </draw:polygon>
        <draw:polygon draw:style-name="gr9" draw:layer="layout" svg:width="0.19cm" svg:height="0.474cm" svg:x="2.35cm" svg:y="5.707cm" svg:viewBox="0 0 191 475" draw:points="0,475 191,475 191,0 0,0">
          <text:p/>
        </draw:polygon>
        <draw:polygon draw:style-name="gr9" draw:layer="layout" svg:width="0.174cm" svg:height="0.474cm" svg:x="5.694cm" svg:y="5.707cm" svg:viewBox="0 0 175 475" draw:points="0,475 175,475 175,0 0,0">
          <text:p/>
        </draw:polygon>
        <draw:polygon draw:style-name="gr10" draw:layer="layout" svg:width="3.154cm" svg:height="0.474cm" svg:x="2.54cm" svg:y="5.707cm" svg:viewBox="0 0 3155 475" draw:points="0,475 3155,475 3155,0 0,0">
          <text:p/>
        </draw:polygon>
        <draw:frame draw:style-name="gr38" draw:layer="layout" svg:width="1.907cm" svg:height="0.458cm" svg:x="16.898cm" svg:y="5.305cm">
          <draw:text-box>
            <text:p text:style-name="P1"><text:span text:style-name="T2">Accesses </text:span></text:p>
          </draw:text-box>
        </draw:frame>
        <draw:frame draw:style-name="gr39" draw:layer="layout" svg:width="1.111cm" svg:height="0.458cm" svg:x="2.54cm" svg:y="5.779cm">
          <draw:text-box>
            <text:p text:style-name="P1"><text:span text:style-name="T2">1 <text:s text:c="6"/></text:span></text:p>
          </draw:text-box>
        </draw:frame>
        <draw:frame draw:style-name="gr40" draw:layer="layout" svg:width="1.746cm" svg:height="0.458cm" svg:x="6.312cm" svg:y="5.779cm">
          <draw:text-box>
            <text:p text:style-name="P1"><text:span text:style-name="T2">0.73304 </text:span></text:p>
          </draw:text-box>
        </draw:frame>
        <draw:frame draw:style-name="gr41" draw:layer="layout" svg:width="1.996cm" svg:height="0.458cm" svg:x="8.345cm" svg:y="5.779cm">
          <draw:text-box>
            <text:p text:style-name="P1"><text:span text:style-name="T2">0.291249 </text:span></text:p>
          </draw:text-box>
        </draw:frame>
        <draw:frame draw:style-name="gr23" draw:layer="layout" svg:width="1.873cm" svg:height="0.458cm" svg:x="10.525cm" svg:y="5.779cm">
          <draw:text-box>
            <text:p text:style-name="P1"><text:span text:style-name="T2">6499331 </text:span></text:p>
          </draw:text-box>
        </draw:frame>
        <draw:frame draw:style-name="gr42" draw:layer="layout" svg:width="1.746cm" svg:height="0.458cm" svg:x="12.702cm" svg:y="5.779cm">
          <draw:text-box>
            <text:p text:style-name="P1"><text:span text:style-name="T2">0.75034 </text:span></text:p>
          </draw:text-box>
        </draw:frame>
        <draw:frame draw:style-name="gr41" draw:layer="layout" svg:width="1.996cm" svg:height="0.458cm" svg:x="14.73cm" svg:y="5.779cm">
          <draw:text-box>
            <text:p text:style-name="P1"><text:span text:style-name="T2">0.293798 </text:span></text:p>
          </draw:text-box>
        </draw:frame>
        <draw:polygon draw:style-name="gr1" draw:layer="layout" svg:width="0.033cm" svg:height="0.474cm" svg:x="5.868cm" svg:y="5.707cm" svg:viewBox="0 0 34 475" draw:points="0,475 34,475 34,0 0,0">
          <text:p/>
        </draw:polygon>
        <draw:polygon draw:style-name="gr1" draw:layer="layout" svg:width="0.034cm" svg:height="0.474cm" svg:x="18.638cm" svg:y="5.707cm" svg:viewBox="0 0 35 475" draw:points="0,475 35,475 35,0 0,0">
          <text:p/>
        </draw:polygon>
        <draw:polygon draw:style-name="gr9" draw:layer="layout" svg:width="0.19cm" svg:height="0.474cm" svg:x="2.35cm" svg:y="6.181cm" svg:viewBox="0 0 191 475" draw:points="0,475 191,475 191,0 0,0">
          <text:p/>
        </draw:polygon>
        <draw:polygon draw:style-name="gr9" draw:layer="layout" svg:width="0.174cm" svg:height="0.474cm" svg:x="5.694cm" svg:y="6.181cm" svg:viewBox="0 0 175 475" draw:points="0,475 175,475 175,0 0,0">
          <text:p/>
        </draw:polygon>
        <draw:polygon draw:style-name="gr10" draw:layer="layout" svg:width="3.154cm" svg:height="0.474cm" svg:x="2.54cm" svg:y="6.181cm" svg:viewBox="0 0 3155 475" draw:points="0,475 3155,475 3155,0 0,0">
          <text:p/>
        </draw:polygon>
        <draw:frame draw:style-name="gr43" draw:layer="layout" svg:width="1.873cm" svg:height="0.458cm" svg:x="16.907cm" svg:y="5.779cm">
          <draw:text-box>
            <text:p text:style-name="P1"><text:span text:style-name="T2">6410587 </text:span></text:p>
          </draw:text-box>
        </draw:frame>
        <draw:polygon draw:style-name="gr13" draw:layer="layout" svg:width="0.19cm" svg:height="0.474cm" svg:x="5.885cm" svg:y="6.181cm" svg:viewBox="0 0 191 475" draw:points="0,475 191,475 191,0 0,0">
          <text:p/>
        </draw:polygon>
        <draw:polygon draw:style-name="gr13" draw:layer="layout" svg:width="0.19cm" svg:height="0.474cm" svg:x="7.829cm" svg:y="6.181cm" svg:viewBox="0 0 191 475" draw:points="0,475 191,475 191,0 0,0">
          <text:p/>
        </draw:polygon>
        <draw:polygon draw:style-name="gr14" draw:layer="layout" svg:width="1.753cm" svg:height="0.474cm" svg:x="6.075cm" svg:y="6.181cm" svg:viewBox="0 0 1754 475" draw:points="0,475 1754,475 1754,0 0,0">
          <text:p/>
        </draw:polygon>
        <draw:frame draw:style-name="gr21" draw:layer="layout" svg:width="0.375cm" svg:height="0.458cm" svg:x="2.54cm" svg:y="6.253cm">
          <draw:text-box>
            <text:p text:style-name="P1"><text:span text:style-name="T2">4 </text:span></text:p>
          </draw:text-box>
        </draw:frame>
        <draw:polygon draw:style-name="gr13" draw:layer="layout" svg:width="0.191cm" svg:height="0.474cm" svg:x="8.019cm" svg:y="6.181cm" svg:viewBox="0 0 192 475" draw:points="0,475 192,475 192,0 0,0">
          <text:p/>
        </draw:polygon>
        <draw:polygon draw:style-name="gr13" draw:layer="layout" svg:width="0.191cm" svg:height="0.474cm" svg:x="9.958cm" svg:y="6.181cm" svg:viewBox="0 0 192 475" draw:points="0,475 192,475 192,0 0,0">
          <text:p/>
        </draw:polygon>
        <draw:polygon draw:style-name="gr14" draw:layer="layout" svg:width="1.748cm" svg:height="0.474cm" svg:x="8.21cm" svg:y="6.181cm" svg:viewBox="0 0 1749 475" draw:points="0,475 1749,475 1749,0 0,0">
          <text:p/>
        </draw:polygon>
        <draw:frame draw:style-name="gr40" draw:layer="layout" svg:width="1.746cm" svg:height="0.458cm" svg:x="6.312cm" svg:y="6.253cm">
          <draw:text-box>
            <text:p text:style-name="P1"><text:span text:style-name="T2">0.93100 </text:span></text:p>
          </draw:text-box>
        </draw:frame>
        <draw:polygon draw:style-name="gr13" draw:layer="layout" svg:width="0.19cm" svg:height="0.474cm" svg:x="10.149cm" svg:y="6.181cm" svg:viewBox="0 0 191 475" draw:points="0,475 191,475 191,0 0,0">
          <text:p/>
        </draw:polygon>
        <draw:polygon draw:style-name="gr13" draw:layer="layout" svg:width="0.191cm" svg:height="0.474cm" svg:x="12.088cm" svg:y="6.181cm" svg:viewBox="0 0 192 475" draw:points="0,475 192,475 192,0 0,0">
          <text:p/>
        </draw:polygon>
        <draw:polygon draw:style-name="gr14" draw:layer="layout" svg:width="1.749cm" svg:height="0.474cm" svg:x="10.339cm" svg:y="6.181cm" svg:viewBox="0 0 1750 475" draw:points="0,475 1750,475 1750,0 0,0">
          <text:p/>
        </draw:polygon>
        <draw:frame draw:style-name="gr41" draw:layer="layout" svg:width="1.996cm" svg:height="0.458cm" svg:x="8.345cm" svg:y="6.253cm">
          <draw:text-box>
            <text:p text:style-name="P1"><text:span text:style-name="T2">0.323201 </text:span></text:p>
          </draw:text-box>
        </draw:frame>
        <draw:polygon draw:style-name="gr13" draw:layer="layout" svg:width="0.19cm" svg:height="0.474cm" svg:x="12.279cm" svg:y="6.181cm" svg:viewBox="0 0 191 475" draw:points="0,475 191,475 191,0 0,0">
          <text:p/>
        </draw:polygon>
        <draw:polygon draw:style-name="gr13" draw:layer="layout" svg:width="0.195cm" svg:height="0.474cm" svg:x="14.213cm" svg:y="6.181cm" svg:viewBox="0 0 196 475" draw:points="0,475 196,475 196,0 0,0">
          <text:p/>
        </draw:polygon>
        <draw:polygon draw:style-name="gr14" draw:layer="layout" svg:width="1.744cm" svg:height="0.474cm" svg:x="12.469cm" svg:y="6.181cm" svg:viewBox="0 0 1745 475" draw:points="0,475 1745,475 1745,0 0,0">
          <text:p/>
        </draw:polygon>
        <draw:frame draw:style-name="gr23" draw:layer="layout" svg:width="1.873cm" svg:height="0.458cm" svg:x="10.525cm" svg:y="6.253cm">
          <draw:text-box>
            <text:p text:style-name="P1"><text:span text:style-name="T2">5483816 </text:span></text:p>
          </draw:text-box>
        </draw:frame>
        <draw:polygon draw:style-name="gr13" draw:layer="layout" svg:width="0.186cm" svg:height="0.474cm" svg:x="14.408cm" svg:y="6.181cm" svg:viewBox="0 0 187 475" draw:points="0,475 187,475 187,0 0,0">
          <text:p/>
        </draw:polygon>
        <draw:polygon draw:style-name="gr13" draw:layer="layout" svg:width="0.19cm" svg:height="0.474cm" svg:x="16.344cm" svg:y="6.181cm" svg:viewBox="0 0 191 475" draw:points="0,475 191,475 191,0 0,0">
          <text:p/>
        </draw:polygon>
        <draw:polygon draw:style-name="gr14" draw:layer="layout" svg:width="1.749cm" svg:height="0.474cm" svg:x="14.594cm" svg:y="6.181cm" svg:viewBox="0 0 1750 475" draw:points="0,475 1750,475 1750,0 0,0">
          <text:p/>
        </draw:polygon>
        <draw:frame draw:style-name="gr42" draw:layer="layout" svg:width="1.746cm" svg:height="0.458cm" svg:x="12.702cm" svg:y="6.253cm">
          <draw:text-box>
            <text:p text:style-name="P1"><text:span text:style-name="T2">0.94141 </text:span></text:p>
          </draw:text-box>
        </draw:frame>
        <draw:polygon draw:style-name="gr13" draw:layer="layout" svg:width="0.191cm" svg:height="0.474cm" svg:x="16.534cm" svg:y="6.181cm" svg:viewBox="0 0 192 475" draw:points="0,475 192,475 192,0 0,0">
          <text:p/>
        </draw:polygon>
        <draw:polygon draw:style-name="gr13" draw:layer="layout" svg:width="0.173cm" svg:height="0.474cm" svg:x="18.465cm" svg:y="6.181cm" svg:viewBox="0 0 174 475" draw:points="0,475 174,475 174,0 0,0">
          <text:p/>
        </draw:polygon>
        <draw:polygon draw:style-name="gr14" draw:layer="layout" svg:width="1.74cm" svg:height="0.474cm" svg:x="16.725cm" svg:y="6.181cm" svg:viewBox="0 0 1741 475" draw:points="0,475 1741,475 1741,0 0,0">
          <text:p/>
        </draw:polygon>
        <draw:frame draw:style-name="gr42" draw:layer="layout" svg:width="1.746cm" svg:height="0.458cm" svg:x="14.827cm" svg:y="6.253cm">
          <draw:text-box>
            <text:p text:style-name="P1"><text:span text:style-name="T2">0.32509 </text:span></text:p>
          </draw:text-box>
        </draw:frame>
        <draw:polygon draw:style-name="gr1" draw:layer="layout" svg:width="0.033cm" svg:height="0.474cm" svg:x="5.868cm" svg:y="6.181cm" svg:viewBox="0 0 34 475" draw:points="0,475 34,475 34,0 0,0">
          <text:p/>
        </draw:polygon>
        <draw:polygon draw:style-name="gr1" draw:layer="layout" svg:width="0.034cm" svg:height="0.474cm" svg:x="18.638cm" svg:y="6.181cm" svg:viewBox="0 0 35 475" draw:points="0,475 35,475 35,0 0,0">
          <text:p/>
        </draw:polygon>
        <draw:polygon draw:style-name="gr9" draw:layer="layout" svg:width="0.19cm" svg:height="0.47cm" svg:x="2.35cm" svg:y="6.655cm" svg:viewBox="0 0 191 471" draw:points="0,471 191,471 191,0 0,0">
          <text:p/>
        </draw:polygon>
        <draw:polygon draw:style-name="gr9" draw:layer="layout" svg:width="0.174cm" svg:height="0.47cm" svg:x="5.694cm" svg:y="6.655cm" svg:viewBox="0 0 175 471" draw:points="0,471 175,471 175,0 0,0">
          <text:p/>
        </draw:polygon>
        <draw:polygon draw:style-name="gr10" draw:layer="layout" svg:width="3.154cm" svg:height="0.47cm" svg:x="2.54cm" svg:y="6.655cm" svg:viewBox="0 0 3155 471" draw:points="0,471 3155,471 3155,0 0,0">
          <text:p/>
        </draw:polygon>
        <draw:frame draw:style-name="gr43" draw:layer="layout" svg:width="1.873cm" svg:height="0.458cm" svg:x="16.907cm" svg:y="6.253cm">
          <draw:text-box>
            <text:p text:style-name="P1"><text:span text:style-name="T2">5430451 </text:span></text:p>
          </draw:text-box>
        </draw:frame>
        <draw:frame draw:style-name="gr44" draw:layer="layout" svg:width="1.606cm" svg:height="0.458cm" svg:x="2.54cm" svg:y="6.727cm">
          <draw:text-box>
            <text:p text:style-name="P1"><text:span text:style-name="T2">16 <text:s text:c="8"/></text:span></text:p>
          </draw:text-box>
        </draw:frame>
        <draw:frame draw:style-name="gr40" draw:layer="layout" svg:width="1.746cm" svg:height="0.458cm" svg:x="6.312cm" svg:y="6.727cm">
          <draw:text-box>
            <text:p text:style-name="P1"><text:span text:style-name="T2">0.99360 </text:span></text:p>
          </draw:text-box>
        </draw:frame>
        <draw:frame draw:style-name="gr41" draw:layer="layout" svg:width="1.996cm" svg:height="0.458cm" svg:x="8.345cm" svg:y="6.727cm">
          <draw:text-box>
            <text:p text:style-name="P1"><text:span text:style-name="T2">0.334822 </text:span></text:p>
          </draw:text-box>
        </draw:frame>
        <draw:frame draw:style-name="gr23" draw:layer="layout" svg:width="1.873cm" svg:height="0.458cm" svg:x="10.525cm" svg:y="6.727cm">
          <draw:text-box>
            <text:p text:style-name="P1"><text:span text:style-name="T2">5162718 </text:span></text:p>
          </draw:text-box>
        </draw:frame>
        <draw:frame draw:style-name="gr42" draw:layer="layout" svg:width="1.746cm" svg:height="0.458cm" svg:x="12.702cm" svg:y="6.727cm">
          <draw:text-box>
            <text:p text:style-name="P1"><text:span text:style-name="T2">0.99932 </text:span></text:p>
          </draw:text-box>
        </draw:frame>
        <draw:frame draw:style-name="gr42" draw:layer="layout" svg:width="1.746cm" svg:height="0.458cm" svg:x="14.827cm" svg:y="6.727cm">
          <draw:text-box>
            <text:p text:style-name="P1"><text:span text:style-name="T2">0.33594 </text:span></text:p>
          </draw:text-box>
        </draw:frame>
        <draw:polygon draw:style-name="gr1" draw:layer="layout" svg:width="0.033cm" svg:height="0.474cm" svg:x="5.868cm" svg:y="6.655cm" svg:viewBox="0 0 34 475" draw:points="0,475 34,475 34,0 0,0">
          <text:p/>
        </draw:polygon>
        <draw:polygon draw:style-name="gr1" draw:layer="layout" svg:width="0.033cm" svg:height="0.034cm" svg:x="5.868cm" svg:y="7.129cm" svg:viewBox="0 0 34 35" draw:points="0,35 34,35 34,0 0,0">
          <text:p/>
        </draw:polygon>
        <draw:polygon draw:style-name="gr1" draw:layer="layout" svg:width="0.033cm" svg:height="0.034cm" svg:x="5.868cm" svg:y="7.129cm" svg:viewBox="0 0 34 35" draw:points="0,35 34,35 34,0 0,0">
          <text:p/>
        </draw:polygon>
        <draw:polygon draw:style-name="gr1" draw:layer="layout" svg:width="2.118cm" svg:height="0.034cm" svg:x="5.901cm" svg:y="7.129cm" svg:viewBox="0 0 2119 35" draw:points="0,35 2119,35 2119,0 0,0">
          <text:p/>
        </draw:polygon>
        <draw:polygon draw:style-name="gr1" draw:layer="layout" svg:width="0.034cm" svg:height="0.034cm" svg:x="7.994cm" svg:y="7.129cm" svg:viewBox="0 0 35 35" draw:points="0,35 35,35 35,0 0,0">
          <text:p/>
        </draw:polygon>
        <draw:polygon draw:style-name="gr1" draw:layer="layout" svg:width="2.121cm" svg:height="0.034cm" svg:x="8.028cm" svg:y="7.129cm" svg:viewBox="0 0 2122 35" draw:points="0,35 2122,35 2122,0 0,0">
          <text:p/>
        </draw:polygon>
        <draw:polygon draw:style-name="gr1" draw:layer="layout" svg:width="0.034cm" svg:height="0.034cm" svg:x="10.123cm" svg:y="7.129cm" svg:viewBox="0 0 35 35" draw:points="0,35 35,35 35,0 0,0">
          <text:p/>
        </draw:polygon>
        <draw:polygon draw:style-name="gr1" draw:layer="layout" svg:width="2.122cm" svg:height="0.034cm" svg:x="10.157cm" svg:y="7.129cm" svg:viewBox="0 0 2123 35" draw:points="0,35 2123,35 2123,0 0,0">
          <text:p/>
        </draw:polygon>
        <draw:polygon draw:style-name="gr1" draw:layer="layout" svg:width="0.034cm" svg:height="0.034cm" svg:x="12.253cm" svg:y="7.129cm" svg:viewBox="0 0 35 35" draw:points="0,35 35,35 35,0 0,0">
          <text:p/>
        </draw:polygon>
        <draw:polygon draw:style-name="gr1" draw:layer="layout" svg:width="2.121cm" svg:height="0.034cm" svg:x="12.287cm" svg:y="7.129cm" svg:viewBox="0 0 2122 35" draw:points="0,35 2122,35 2122,0 0,0">
          <text:p/>
        </draw:polygon>
        <draw:polygon draw:style-name="gr1" draw:layer="layout" svg:width="0.033cm" svg:height="0.034cm" svg:x="14.383cm" svg:y="7.129cm" svg:viewBox="0 0 34 35" draw:points="0,35 34,35 34,0 0,0">
          <text:p/>
        </draw:polygon>
        <draw:polygon draw:style-name="gr1" draw:layer="layout" svg:width="2.118cm" svg:height="0.034cm" svg:x="14.416cm" svg:y="7.129cm" svg:viewBox="0 0 2119 35" draw:points="0,35 2119,35 2119,0 0,0">
          <text:p/>
        </draw:polygon>
        <draw:polygon draw:style-name="gr1" draw:layer="layout" svg:width="0.034cm" svg:height="0.034cm" svg:x="16.509cm" svg:y="7.129cm" svg:viewBox="0 0 35 35" draw:points="0,35 35,35 35,0 0,0">
          <text:p/>
        </draw:polygon>
        <draw:polygon draw:style-name="gr1" draw:layer="layout" svg:width="2.095cm" svg:height="0.034cm" svg:x="16.543cm" svg:y="7.129cm" svg:viewBox="0 0 2096 35" draw:points="0,35 2096,35 2096,0 0,0">
          <text:p/>
        </draw:polygon>
        <draw:polygon draw:style-name="gr1" draw:layer="layout" svg:width="0.034cm" svg:height="0.474cm" svg:x="18.638cm" svg:y="6.655cm" svg:viewBox="0 0 35 475" draw:points="0,475 35,475 35,0 0,0">
          <text:p/>
        </draw:polygon>
        <draw:polygon draw:style-name="gr1" draw:layer="layout" svg:width="0.034cm" svg:height="0.034cm" svg:x="18.638cm" svg:y="7.129cm" svg:viewBox="0 0 35 35" draw:points="0,35 35,35 35,0 0,0">
          <text:p/>
        </draw:polygon>
        <draw:polygon draw:style-name="gr1" draw:layer="layout" svg:width="0.034cm" svg:height="0.034cm" svg:x="18.638cm" svg:y="7.129cm" svg:viewBox="0 0 35 35" draw:points="0,35 35,35 35,0 0,0">
          <text:p/>
        </draw:polygon>
        <draw:frame draw:style-name="gr43" draw:layer="layout" svg:width="1.873cm" svg:height="0.458cm" svg:x="16.907cm" svg:y="6.727cm">
          <draw:text-box>
            <text:p text:style-name="P1"><text:span text:style-name="T2">5133366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6cm" fo:margin-bottom="1cm" fo:margin-left="2.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06T17:07:21.527678095</dc:date>
    <meta:document-statistic meta:object-count="1128"/>
    <meta:generator>LibreOffice/4.2.4.2$Linux_x86 LibreOffice_project/420m0$Build-2</meta:generator>
  </office:meta>
</office:document-meta>
</file>